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42.65mm"/>
    </style:style>
    <style:style style:name="co2" style:family="table-column">
      <style:table-column-properties fo:break-before="auto" style:column-width="27.41mm"/>
    </style:style>
    <style:style style:name="co3" style:family="table-column">
      <style:table-column-properties fo:break-before="auto" style:column-width="30.67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5mm"/>
    </style:style>
    <style:style style:name="co8" style:family="table-column">
      <style:table-column-properties fo:break-before="auto" style:column-width="39.79mm"/>
    </style:style>
    <style:style style:name="co9" style:family="table-column">
      <style:table-column-properties fo:break-before="auto" style:column-width="174.17mm"/>
    </style:style>
    <style:style style:name="co10" style:family="table-column">
      <style:table-column-properties fo:break-before="auto" style:column-width="29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CM" table:style-name="ta1">
        <table:table-column table:style-name="co9" table:default-cell-style-name="ce3"/>
        <table:table-column table:style-name="co2" table:number-columns-repeated="10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3.017433091" calcext:value-type="float">
            <text:p>3,017433091</text:p>
          </table:table-cell>
          <table:table-cell office:value-type="float" office:value="2.584393061" calcext:value-type="float">
            <text:p>2,584393061</text:p>
          </table:table-cell>
          <table:table-cell office:value-type="float" office:value="2.428844268" calcext:value-type="float">
            <text:p>2,428844268</text:p>
          </table:table-cell>
          <table:table-cell office:value-type="float" office:value="2.465954762" calcext:value-type="float">
            <text:p>2,465954762</text:p>
          </table:table-cell>
          <table:table-cell office:value-type="float" office:value="2.423438624" calcext:value-type="float">
            <text:p>2,423438624</text:p>
          </table:table-cell>
          <table:table-cell office:value-type="float" office:value="2.459129542" calcext:value-type="float">
            <text:p>2,459129542</text:p>
          </table:table-cell>
          <table:table-cell office:value-type="float" office:value="3.229055132" calcext:value-type="float">
            <text:p>3,229055132</text:p>
          </table:table-cell>
          <table:table-cell office:value-type="float" office:value="2.823887777" calcext:value-type="float">
            <text:p>2,823887777</text:p>
          </table:table-cell>
          <table:table-cell office:value-type="float" office:value="2.452885563" calcext:value-type="float">
            <text:p>2,452885563</text:p>
          </table:table-cell>
          <table:table-cell office:value-type="float" office:value="2.416134933" calcext:value-type="float">
            <text:p>2,416134933</text:p>
          </table:table-cell>
          <table:table-cell/>
          <table:table-cell table:formula="of:=TRIMMEAN([.B2:.K2];0.2)" office:value-type="float" office:value="2.581995836" calcext:value-type="float">
            <text:p>2,581995836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056889489" calcext:value-type="float">
            <text:p>3,056889489</text:p>
          </table:table-cell>
          <table:table-cell office:value-type="float" office:value="2.652434839" calcext:value-type="float">
            <text:p>2,652434839</text:p>
          </table:table-cell>
          <table:table-cell office:value-type="float" office:value="2.63316166" calcext:value-type="float">
            <text:p>2,63316166</text:p>
          </table:table-cell>
          <table:table-cell office:value-type="float" office:value="2.651162536" calcext:value-type="float">
            <text:p>2,651162536</text:p>
          </table:table-cell>
          <table:table-cell office:value-type="float" office:value="2.616230325" calcext:value-type="float">
            <text:p>2,616230325</text:p>
          </table:table-cell>
          <table:table-cell office:value-type="float" office:value="2.643133653" calcext:value-type="float">
            <text:p>2,643133653</text:p>
          </table:table-cell>
          <table:table-cell office:value-type="float" office:value="2.63460629" calcext:value-type="float">
            <text:p>2,63460629</text:p>
          </table:table-cell>
          <table:table-cell office:value-type="float" office:value="2.629620601" calcext:value-type="float">
            <text:p>2,629620601</text:p>
          </table:table-cell>
          <table:table-cell office:value-type="float" office:value="2.578414138" calcext:value-type="float">
            <text:p>2,578414138</text:p>
          </table:table-cell>
          <table:table-cell office:value-type="float" office:value="2.522041885" calcext:value-type="float">
            <text:p>2,522041885</text:p>
          </table:table-cell>
          <table:table-cell/>
          <table:table-cell table:formula="of:=TRIMMEAN([.B3:.K3];0.2)" office:value-type="float" office:value="2.62984550525" calcext:value-type="float">
            <text:p>2,6298455053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42.67295317" calcext:value-type="float">
            <text:p>42,67295317</text:p>
          </table:table-cell>
          <table:table-cell office:value-type="float" office:value="36.667219535" calcext:value-type="float">
            <text:p>36,667219535</text:p>
          </table:table-cell>
          <table:table-cell office:value-type="float" office:value="38.229771352" calcext:value-type="float">
            <text:p>38,229771352</text:p>
          </table:table-cell>
          <table:table-cell office:value-type="float" office:value="36.577427521" calcext:value-type="float">
            <text:p>36,577427521</text:p>
          </table:table-cell>
          <table:table-cell office:value-type="float" office:value="38.331591635" calcext:value-type="float">
            <text:p>38,331591635</text:p>
          </table:table-cell>
          <table:table-cell office:value-type="float" office:value="36.454033339" calcext:value-type="float">
            <text:p>36,454033339</text:p>
          </table:table-cell>
          <table:table-cell office:value-type="float" office:value="37.034599478" calcext:value-type="float">
            <text:p>37,034599478</text:p>
          </table:table-cell>
          <table:table-cell office:value-type="float" office:value="37.57479064" calcext:value-type="float">
            <text:p>37,57479064</text:p>
          </table:table-cell>
          <table:table-cell office:value-type="float" office:value="34.796625357" calcext:value-type="float">
            <text:p>34,796625357</text:p>
          </table:table-cell>
          <table:table-cell office:value-type="float" office:value="34.534312798" calcext:value-type="float">
            <text:p>34,534312798</text:p>
          </table:table-cell>
          <table:table-cell/>
          <table:table-cell table:formula="of:=TRIMMEAN([.B4:.K4];0.2)" office:value-type="float" office:value="36.958257357125" calcext:value-type="float">
            <text:p>36,9582573571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20.819902665" calcext:value-type="float">
            <text:p>20,819902665</text:p>
          </table:table-cell>
          <table:table-cell office:value-type="float" office:value="16.58970529" calcext:value-type="float">
            <text:p>16,58970529</text:p>
          </table:table-cell>
          <table:table-cell office:value-type="float" office:value="16.691886982" calcext:value-type="float">
            <text:p>16,691886982</text:p>
          </table:table-cell>
          <table:table-cell office:value-type="float" office:value="17.885027672" calcext:value-type="float">
            <text:p>17,885027672</text:p>
          </table:table-cell>
          <table:table-cell office:value-type="float" office:value="17.607408435" calcext:value-type="float">
            <text:p>17,607408435</text:p>
          </table:table-cell>
          <table:table-cell office:value-type="float" office:value="16.486532794" calcext:value-type="float">
            <text:p>16,486532794</text:p>
          </table:table-cell>
          <table:table-cell office:value-type="float" office:value="16.518263534" calcext:value-type="float">
            <text:p>16,518263534</text:p>
          </table:table-cell>
          <table:table-cell office:value-type="float" office:value="16.46428231" calcext:value-type="float">
            <text:p>16,46428231</text:p>
          </table:table-cell>
          <table:table-cell office:value-type="float" office:value="16.090991009" calcext:value-type="float">
            <text:p>16,090991009</text:p>
          </table:table-cell>
          <table:table-cell office:value-type="float" office:value="15.749265432" calcext:value-type="float">
            <text:p>15,749265432</text:p>
          </table:table-cell>
          <table:table-cell/>
          <table:table-cell table:formula="of:=TRIMMEAN([.B5:.K5];0.2)" office:value-type="float" office:value="16.79176225325" calcext:value-type="float">
            <text:p>16,791762253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4.632219368" calcext:value-type="float">
            <text:p>4,632219368</text:p>
          </table:table-cell>
          <table:table-cell office:value-type="float" office:value="4.323591844" calcext:value-type="float">
            <text:p>4,323591844</text:p>
          </table:table-cell>
          <table:table-cell office:value-type="float" office:value="4.329739894" calcext:value-type="float">
            <text:p>4,329739894</text:p>
          </table:table-cell>
          <table:table-cell office:value-type="float" office:value="4.307576025" calcext:value-type="float">
            <text:p>4,307576025</text:p>
          </table:table-cell>
          <table:table-cell office:value-type="float" office:value="4.332851344" calcext:value-type="float">
            <text:p>4,332851344</text:p>
          </table:table-cell>
          <table:table-cell office:value-type="float" office:value="5.226752029" calcext:value-type="float">
            <text:p>5,226752029</text:p>
          </table:table-cell>
          <table:table-cell office:value-type="float" office:value="5.358129893" calcext:value-type="float">
            <text:p>5,358129893</text:p>
          </table:table-cell>
          <table:table-cell office:value-type="float" office:value="4.311588288" calcext:value-type="float">
            <text:p>4,311588288</text:p>
          </table:table-cell>
          <table:table-cell office:value-type="float" office:value="4.21290151" calcext:value-type="float">
            <text:p>4,21290151</text:p>
          </table:table-cell>
          <table:table-cell office:value-type="float" office:value="4.112456748" calcext:value-type="float">
            <text:p>4,112456748</text:p>
          </table:table-cell>
          <table:table-cell/>
          <table:table-cell table:formula="of:=TRIMMEAN([.B6:.K6];0.2)" office:value-type="float" office:value="4.45965253775" calcext:value-type="float">
            <text:p>4,4596525378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62.477793213" calcext:value-type="float">
            <text:p>62,477793213</text:p>
          </table:table-cell>
          <table:table-cell office:value-type="float" office:value="57.689709046" calcext:value-type="float">
            <text:p>57,689709046</text:p>
          </table:table-cell>
          <table:table-cell office:value-type="float" office:value="58.161194627" calcext:value-type="float">
            <text:p>58,161194627</text:p>
          </table:table-cell>
          <table:table-cell office:value-type="float" office:value="57.215311718" calcext:value-type="float">
            <text:p>57,215311718</text:p>
          </table:table-cell>
          <table:table-cell office:value-type="float" office:value="58.24455901" calcext:value-type="float">
            <text:p>58,24455901</text:p>
          </table:table-cell>
          <table:table-cell office:value-type="float" office:value="57.872198096" calcext:value-type="float">
            <text:p>57,872198096</text:p>
          </table:table-cell>
          <table:table-cell office:value-type="float" office:value="57.863810416" calcext:value-type="float">
            <text:p>57,863810416</text:p>
          </table:table-cell>
          <table:table-cell office:value-type="float" office:value="57.056035206" calcext:value-type="float">
            <text:p>57,056035206</text:p>
          </table:table-cell>
          <table:table-cell office:value-type="float" office:value="54.442004761" calcext:value-type="float">
            <text:p>54,442004761</text:p>
          </table:table-cell>
          <table:table-cell office:value-type="float" office:value="54.411287354" calcext:value-type="float">
            <text:p>54,411287354</text:p>
          </table:table-cell>
          <table:table-cell/>
          <table:table-cell table:formula="of:=TRIMMEAN([.B7:.K7];0.2)" office:value-type="float" office:value="57.31810286" calcext:value-type="float">
            <text:p>57,31810286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34965826" calcext:value-type="float">
            <text:p>0,034965826</text:p>
          </table:table-cell>
          <table:table-cell office:value-type="float" office:value="0.001580364" calcext:value-type="float">
            <text:p>0,001580364</text:p>
          </table:table-cell>
          <table:table-cell office:value-type="float" office:value="0.001158505" calcext:value-type="float">
            <text:p>0,001158505</text:p>
          </table:table-cell>
          <table:table-cell office:value-type="float" office:value="0.001537464" calcext:value-type="float">
            <text:p>0,001537464</text:p>
          </table:table-cell>
          <table:table-cell office:value-type="float" office:value="0.001032799" calcext:value-type="float">
            <text:p>0,001032799</text:p>
          </table:table-cell>
          <table:table-cell table:style-name="ce4" office:value-type="float" office:value="0.00088507" calcext:value-type="float">
            <text:p>8,85E-004</text:p>
          </table:table-cell>
          <table:table-cell table:style-name="ce4" office:value-type="float" office:value="0.000832238" calcext:value-type="float">
            <text:p>8,32E-004</text:p>
          </table:table-cell>
          <table:table-cell table:style-name="ce4" office:value-type="float" office:value="0.000840933" calcext:value-type="float">
            <text:p>8,41E-004</text:p>
          </table:table-cell>
          <table:table-cell table:style-name="ce4" office:value-type="float" office:value="0.000852139" calcext:value-type="float">
            <text:p>8,52E-004</text:p>
          </table:table-cell>
          <table:table-cell office:value-type="float" office:value="0.8335" calcext:value-type="float">
            <text:p>0,8335</text:p>
          </table:table-cell>
          <table:table-cell/>
          <table:table-cell table:formula="of:=TRIMMEAN([.B10:.K10];0.2)" office:value-type="float" office:value="0.00083475125" calcext:value-type="float">
            <text:p>0,0008347513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177682" calcext:value-type="float">
            <text:p>0,00177682</text:p>
          </table:table-cell>
          <table:table-cell table:style-name="ce4" office:value-type="float" office:value="0.000849812" calcext:value-type="float">
            <text:p>8,50E-004</text:p>
          </table:table-cell>
          <table:table-cell table:style-name="ce4" office:value-type="float" office:value="0.000726126" calcext:value-type="float">
            <text:p>7,26E-004</text:p>
          </table:table-cell>
          <table:table-cell table:style-name="ce4" office:value-type="float" office:value="0.000572653" calcext:value-type="float">
            <text:p>5,73E-004</text:p>
          </table:table-cell>
          <table:table-cell table:style-name="ce4" office:value-type="float" office:value="0.000580295" calcext:value-type="float">
            <text:p>5,80E-004</text:p>
          </table:table-cell>
          <table:table-cell office:value-type="float" office:value="0.001527334" calcext:value-type="float">
            <text:p>0,001527334</text:p>
          </table:table-cell>
          <table:table-cell table:style-name="ce4" office:value-type="float" office:value="0.000451445" calcext:value-type="float">
            <text:p>4,51E-004</text:p>
          </table:table-cell>
          <table:table-cell office:value-type="float" office:value="0.00150169" calcext:value-type="float">
            <text:p>0,00150169</text:p>
          </table:table-cell>
          <table:table-cell table:style-name="ce4" office:value-type="float" office:value="0.000468655" calcext:value-type="float">
            <text:p>4,69E-004</text:p>
          </table:table-cell>
          <table:table-cell table:style-name="ce4" office:value-type="float" office:value="0.000421674" calcext:value-type="float">
            <text:p>4,22E-004</text:p>
          </table:table-cell>
          <table:table-cell/>
          <table:table-cell table:formula="of:=TRIMMEAN([.B11:.K11];0.2)" office:value-type="float" office:value="0.000785168375" calcext:value-type="float">
            <text:p>0,000785168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171922" calcext:value-type="float">
            <text:p>0,00171922</text:p>
          </table:table-cell>
          <table:table-cell office:value-type="float" office:value="0.003404311" calcext:value-type="float">
            <text:p>0,003404311</text:p>
          </table:table-cell>
          <table:table-cell table:style-name="ce4" office:value-type="float" office:value="0.000561061" calcext:value-type="float">
            <text:p>5,61E-004</text:p>
          </table:table-cell>
          <table:table-cell table:style-name="ce4" office:value-type="float" office:value="0.000614696" calcext:value-type="float">
            <text:p>6,15E-004</text:p>
          </table:table-cell>
          <table:table-cell table:style-name="ce4" office:value-type="float" office:value="0.000552595" calcext:value-type="float">
            <text:p>5,53E-004</text:p>
          </table:table-cell>
          <table:table-cell office:value-type="float" office:value="0.001295237" calcext:value-type="float">
            <text:p>0,001295237</text:p>
          </table:table-cell>
          <table:table-cell table:style-name="ce4" office:value-type="float" office:value="0.000458765" calcext:value-type="float">
            <text:p>4,59E-004</text:p>
          </table:table-cell>
          <table:table-cell table:style-name="ce4" office:value-type="float" office:value="0.000661346" calcext:value-type="float">
            <text:p>6,61E-004</text:p>
          </table:table-cell>
          <table:table-cell table:style-name="ce4" office:value-type="float" office:value="0.000375647" calcext:value-type="float">
            <text:p>3,76E-004</text:p>
          </table:table-cell>
          <table:table-cell table:style-name="ce4" office:value-type="float" office:value="0.000418427" calcext:value-type="float">
            <text:p>4,18E-004</text:p>
          </table:table-cell>
          <table:table-cell/>
          <table:table-cell table:formula="of:=TRIMMEAN([.B12:.K12];0.2)" office:value-type="float" office:value="0.00061593925" calcext:value-type="float">
            <text:p>0,000615939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1352472" calcext:value-type="float">
            <text:p>0,001352472</text:p>
          </table:table-cell>
          <table:table-cell office:value-type="float" office:value="0.001048353" calcext:value-type="float">
            <text:p>0,001048353</text:p>
          </table:table-cell>
          <table:table-cell table:style-name="ce4" office:value-type="float" office:value="0.000573927" calcext:value-type="float">
            <text:p>5,74E-004</text:p>
          </table:table-cell>
          <table:table-cell table:style-name="ce4" office:value-type="float" office:value="0.000634179" calcext:value-type="float">
            <text:p>6,34E-004</text:p>
          </table:table-cell>
          <table:table-cell table:style-name="ce4" office:value-type="float" office:value="0.00080973" calcext:value-type="float">
            <text:p>8,10E-004</text:p>
          </table:table-cell>
          <table:table-cell table:style-name="ce4" office:value-type="float" office:value="0.000572309" calcext:value-type="float">
            <text:p>5,72E-004</text:p>
          </table:table-cell>
          <table:table-cell table:style-name="ce4" office:value-type="float" office:value="0.000417738" calcext:value-type="float">
            <text:p>4,18E-004</text:p>
          </table:table-cell>
          <table:table-cell table:style-name="ce4" office:value-type="float" office:value="0.000450953" calcext:value-type="float">
            <text:p>4,51E-004</text:p>
          </table:table-cell>
          <table:table-cell table:style-name="ce4" office:value-type="float" office:value="0.000420325" calcext:value-type="float">
            <text:p>4,20E-004</text:p>
          </table:table-cell>
          <table:table-cell table:style-name="ce4" office:value-type="float" office:value="0.000330009" calcext:value-type="float">
            <text:p>3,30E-004</text:p>
          </table:table-cell>
          <table:table-cell/>
          <table:table-cell table:formula="of:=TRIMMEAN([.B13:.K13];0.2)" office:value-type="float" office:value="0.000593499875" calcext:value-type="float">
            <text:p>0,0005934999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30077" calcext:value-type="float">
            <text:p>0,00130077</text:p>
          </table:table-cell>
          <table:table-cell table:style-name="ce4" office:value-type="float" office:value="0.000754101" calcext:value-type="float">
            <text:p>7,54E-004</text:p>
          </table:table-cell>
          <table:table-cell office:value-type="float" office:value="0.001255264" calcext:value-type="float">
            <text:p>0,001255264</text:p>
          </table:table-cell>
          <table:table-cell table:style-name="ce4" office:value-type="float" office:value="0.000586781" calcext:value-type="float">
            <text:p>5,87E-004</text:p>
          </table:table-cell>
          <table:table-cell table:style-name="ce4" office:value-type="float" office:value="0.000582101" calcext:value-type="float">
            <text:p>5,82E-004</text:p>
          </table:table-cell>
          <table:table-cell table:style-name="ce4" office:value-type="float" office:value="0.000445185" calcext:value-type="float">
            <text:p>4,45E-004</text:p>
          </table:table-cell>
          <table:table-cell table:style-name="ce4" office:value-type="float" office:value="0.000357585" calcext:value-type="float">
            <text:p>3,58E-004</text:p>
          </table:table-cell>
          <table:table-cell table:style-name="ce4" office:value-type="float" office:value="0.000338838" calcext:value-type="float">
            <text:p>3,39E-004</text:p>
          </table:table-cell>
          <table:table-cell table:style-name="ce4" office:value-type="float" office:value="0.000386167" calcext:value-type="float">
            <text:p>3,86E-004</text:p>
          </table:table-cell>
          <table:table-cell table:style-name="ce4" office:value-type="float" office:value="0.000380815" calcext:value-type="float">
            <text:p>3,81E-004</text:p>
          </table:table-cell>
          <table:table-cell/>
          <table:table-cell table:formula="of:=TRIMMEAN([.B14:.K14];0.2)" office:value-type="float" office:value="0.00057904475" calcext:value-type="float">
            <text:p>0,0005790448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233967" calcext:value-type="float">
            <text:p>0,001233967</text:p>
          </table:table-cell>
          <table:table-cell table:style-name="ce4" office:value-type="float" office:value="0.000690144" calcext:value-type="float">
            <text:p>6,90E-004</text:p>
          </table:table-cell>
          <table:table-cell office:value-type="float" office:value="0.006993544" calcext:value-type="float">
            <text:p>0,006993544</text:p>
          </table:table-cell>
          <table:table-cell table:style-name="ce4" office:value-type="float" office:value="0.000516352" calcext:value-type="float">
            <text:p>5,16E-004</text:p>
          </table:table-cell>
          <table:table-cell table:style-name="ce4" office:value-type="float" office:value="0.000520162" calcext:value-type="float">
            <text:p>5,20E-004</text:p>
          </table:table-cell>
          <table:table-cell table:style-name="ce4" office:value-type="float" office:value="0.000526008" calcext:value-type="float">
            <text:p>5,26E-004</text:p>
          </table:table-cell>
          <table:table-cell table:style-name="ce4" office:value-type="float" office:value="0.000385627" calcext:value-type="float">
            <text:p>3,86E-004</text:p>
          </table:table-cell>
          <table:table-cell table:style-name="ce4" office:value-type="float" office:value="0.000362837" calcext:value-type="float">
            <text:p>3,63E-004</text:p>
          </table:table-cell>
          <table:table-cell table:style-name="ce4" office:value-type="float" office:value="0.000363594" calcext:value-type="float">
            <text:p>3,64E-004</text:p>
          </table:table-cell>
          <table:table-cell table:style-name="ce4" office:value-type="float" office:value="0.000396504" calcext:value-type="float">
            <text:p>3,97E-004</text:p>
          </table:table-cell>
          <table:table-cell/>
          <table:table-cell table:formula="of:=TRIMMEAN([.B15:.K15];0.2)" office:value-type="float" office:value="0.000642350875" calcext:value-type="float">
            <text:p>0,000642350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371852" calcext:value-type="float">
            <text:p>0,001371852</text:p>
          </table:table-cell>
          <table:table-cell table:style-name="ce4" office:value-type="float" office:value="0.000622323" calcext:value-type="float">
            <text:p>6,22E-004</text:p>
          </table:table-cell>
          <table:table-cell office:value-type="float" office:value="0.002375671" calcext:value-type="float">
            <text:p>0,002375671</text:p>
          </table:table-cell>
          <table:table-cell office:value-type="float" office:value="0.001006571" calcext:value-type="float">
            <text:p>0,001006571</text:p>
          </table:table-cell>
          <table:table-cell table:style-name="ce4" office:value-type="float" office:value="0.000524315" calcext:value-type="float">
            <text:p>5,24E-004</text:p>
          </table:table-cell>
          <table:table-cell table:style-name="ce4" office:value-type="float" office:value="0.000387028" calcext:value-type="float">
            <text:p>3,87E-004</text:p>
          </table:table-cell>
          <table:table-cell table:style-name="ce4" office:value-type="float" office:value="0.00040231" calcext:value-type="float">
            <text:p>4,02E-004</text:p>
          </table:table-cell>
          <table:table-cell table:style-name="ce4" office:value-type="float" office:value="0.000415938" calcext:value-type="float">
            <text:p>4,16E-004</text:p>
          </table:table-cell>
          <table:table-cell table:style-name="ce4" office:value-type="float" office:value="0.00040847" calcext:value-type="float">
            <text:p>4,08E-004</text:p>
          </table:table-cell>
          <table:table-cell table:style-name="ce4" office:value-type="float" office:value="0.000354087" calcext:value-type="float">
            <text:p>3,54E-004</text:p>
          </table:table-cell>
          <table:table-cell/>
          <table:table-cell table:formula="of:=TRIMMEAN([.B16:.K16];0.2)" office:value-type="float" office:value="0.000840344625" calcext:value-type="float">
            <text:p>0,0008403446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368665" calcext:value-type="float">
            <text:p>0,001368665</text:p>
          </table:table-cell>
          <table:table-cell table:style-name="ce4" office:value-type="float" office:value="0.000638448" calcext:value-type="float">
            <text:p>6,38E-004</text:p>
          </table:table-cell>
          <table:table-cell office:value-type="float" office:value="0.002088658" calcext:value-type="float">
            <text:p>0,002088658</text:p>
          </table:table-cell>
          <table:table-cell table:style-name="ce4" office:value-type="float" office:value="0.000669846" calcext:value-type="float">
            <text:p>6,70E-004</text:p>
          </table:table-cell>
          <table:table-cell table:style-name="ce4" office:value-type="float" office:value="0.000590989" calcext:value-type="float">
            <text:p>5,91E-004</text:p>
          </table:table-cell>
          <table:table-cell office:value-type="float" office:value="0.4619" calcext:value-type="float">
            <text:p>0,4619</text:p>
          </table:table-cell>
          <table:table-cell table:style-name="ce4" office:value-type="float" office:value="0.000512293" calcext:value-type="float">
            <text:p>5,12E-004</text:p>
          </table:table-cell>
          <table:table-cell table:style-name="ce4" office:value-type="float" office:value="0.000367396" calcext:value-type="float">
            <text:p>3,67E-004</text:p>
          </table:table-cell>
          <table:table-cell table:style-name="ce4" office:value-type="float" office:value="0.000470998" calcext:value-type="float">
            <text:p>4,71E-004</text:p>
          </table:table-cell>
          <table:table-cell table:style-name="ce4" office:value-type="float" office:value="0.00038286" calcext:value-type="float">
            <text:p>3,83E-004</text:p>
          </table:table-cell>
          <table:table-cell/>
          <table:table-cell table:formula="of:=TRIMMEAN([.B17:.K17];0.2)" office:value-type="float" office:value="0.00071530375" calcext:value-type="float">
            <text:p>0,0007153038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246563" calcext:value-type="float">
            <text:p>0,001246563</text:p>
          </table:table-cell>
          <table:table-cell table:style-name="ce4" office:value-type="float" office:value="0.000572624" calcext:value-type="float">
            <text:p>5,73E-004</text:p>
          </table:table-cell>
          <table:table-cell office:value-type="float" office:value="0.001713918" calcext:value-type="float">
            <text:p>0,001713918</text:p>
          </table:table-cell>
          <table:table-cell table:style-name="ce4" office:value-type="float" office:value="0.000568414" calcext:value-type="float">
            <text:p>5,68E-004</text:p>
          </table:table-cell>
          <table:table-cell office:value-type="float" office:value="0.00148277" calcext:value-type="float">
            <text:p>0,00148277</text:p>
          </table:table-cell>
          <table:table-cell table:style-name="ce4" office:value-type="float" office:value="0.000449222" calcext:value-type="float">
            <text:p>4,49E-004</text:p>
          </table:table-cell>
          <table:table-cell table:style-name="ce4" office:value-type="float" office:value="0.000411883" calcext:value-type="float">
            <text:p>4,12E-004</text:p>
          </table:table-cell>
          <table:table-cell table:style-name="ce4" office:value-type="float" office:value="0.000362372" calcext:value-type="float">
            <text:p>3,62E-004</text:p>
          </table:table-cell>
          <table:table-cell table:style-name="ce4" office:value-type="float" office:value="0.000628582" calcext:value-type="float">
            <text:p>6,29E-004</text:p>
          </table:table-cell>
          <table:table-cell table:style-name="ce4" office:value-type="float" office:value="0.00034762" calcext:value-type="float">
            <text:p>3,48E-004</text:p>
          </table:table-cell>
          <table:table-cell/>
          <table:table-cell table:formula="of:=TRIMMEAN([.B18:.K18];0.2)" office:value-type="float" office:value="0.0005652545" calcext:value-type="float">
            <text:p>0,0005652545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125352" calcext:value-type="float">
            <text:p>0,001125352</text:p>
          </table:table-cell>
          <table:table-cell table:style-name="ce4" office:value-type="float" office:value="0.000647198" calcext:value-type="float">
            <text:p>6,47E-004</text:p>
          </table:table-cell>
          <table:table-cell table:style-name="ce4" office:value-type="float" office:value="0.000879035" calcext:value-type="float">
            <text:p>8,79E-004</text:p>
          </table:table-cell>
          <table:table-cell table:style-name="ce4" office:value-type="float" office:value="0.000560799" calcext:value-type="float">
            <text:p>5,61E-004</text:p>
          </table:table-cell>
          <table:table-cell table:style-name="ce4" office:value-type="float" office:value="0.000644639" calcext:value-type="float">
            <text:p>6,45E-004</text:p>
          </table:table-cell>
          <table:table-cell table:style-name="ce4" office:value-type="float" office:value="0.000531378" calcext:value-type="float">
            <text:p>5,31E-004</text:p>
          </table:table-cell>
          <table:table-cell table:style-name="ce4" office:value-type="float" office:value="0.000487545" calcext:value-type="float">
            <text:p>4,88E-004</text:p>
          </table:table-cell>
          <table:table-cell table:style-name="ce4" office:value-type="float" office:value="0.000349912" calcext:value-type="float">
            <text:p>3,50E-004</text:p>
          </table:table-cell>
          <table:table-cell table:style-name="ce4" office:value-type="float" office:value="0.000352701" calcext:value-type="float">
            <text:p>3,53E-004</text:p>
          </table:table-cell>
          <table:table-cell table:style-name="ce4" office:value-type="float" office:value="0.000418741" calcext:value-type="float">
            <text:p>4,19E-004</text:p>
          </table:table-cell>
          <table:table-cell/>
          <table:table-cell table:formula="of:=TRIMMEAN([.B19:.K19];0.2)" office:value-type="float" office:value="0.001346724" calcext:value-type="float">
            <text:p>0,001346724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7828041" calcext:value-type="float">
            <text:p>0,007828041</text:p>
          </table:table-cell>
          <table:table-cell office:value-type="float" office:value="0.001886258" calcext:value-type="float">
            <text:p>0,001886258</text:p>
          </table:table-cell>
          <table:table-cell office:value-type="float" office:value="0.001387928" calcext:value-type="float">
            <text:p>0,001387928</text:p>
          </table:table-cell>
          <table:table-cell office:value-type="float" office:value="0.001307085" calcext:value-type="float">
            <text:p>0,001307085</text:p>
          </table:table-cell>
          <table:table-cell office:value-type="float" office:value="0.001256731" calcext:value-type="float">
            <text:p>0,001256731</text:p>
          </table:table-cell>
          <table:table-cell office:value-type="float" office:value="0.001330787" calcext:value-type="float">
            <text:p>0,001330787</text:p>
          </table:table-cell>
          <table:table-cell office:value-type="float" office:value="0.001088835" calcext:value-type="float">
            <text:p>0,001088835</text:p>
          </table:table-cell>
          <table:table-cell office:value-type="float" office:value="0.001283879" calcext:value-type="float">
            <text:p>0,001283879</text:p>
          </table:table-cell>
          <table:table-cell office:value-type="float" office:value="0.001180258" calcext:value-type="float">
            <text:p>0,001180258</text:p>
          </table:table-cell>
          <table:table-cell office:value-type="float" office:value="0.001140866" calcext:value-type="float">
            <text:p>0,001140866</text:p>
          </table:table-cell>
          <table:table-cell/>
          <table:table-cell table:formula="of:=TRIMMEAN([.B20:.K20];0.2)" office:value-type="float" office:value="0.001858017125" calcext:value-type="float">
            <text:p>0,0018580171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31350069" calcext:value-type="float">
            <text:p>0,031350069</text:p>
          </table:table-cell>
          <table:table-cell office:value-type="float" office:value="0.00312058" calcext:value-type="float">
            <text:p>0,00312058</text:p>
          </table:table-cell>
          <table:table-cell office:value-type="float" office:value="0.001934287" calcext:value-type="float">
            <text:p>0,001934287</text:p>
          </table:table-cell>
          <table:table-cell office:value-type="float" office:value="0.001521389" calcext:value-type="float">
            <text:p>0,001521389</text:p>
          </table:table-cell>
          <table:table-cell office:value-type="float" office:value="0.001368089" calcext:value-type="float">
            <text:p>0,001368089</text:p>
          </table:table-cell>
          <table:table-cell office:value-type="float" office:value="0.00154893" calcext:value-type="float">
            <text:p>0,00154893</text:p>
          </table:table-cell>
          <table:table-cell office:value-type="float" office:value="0.001246687" calcext:value-type="float">
            <text:p>0,001246687</text:p>
          </table:table-cell>
          <table:table-cell office:value-type="float" office:value="0.001852584" calcext:value-type="float">
            <text:p>0,001852584</text:p>
          </table:table-cell>
          <table:table-cell office:value-type="float" office:value="0.001739044" calcext:value-type="float">
            <text:p>0,001739044</text:p>
          </table:table-cell>
          <table:table-cell office:value-type="float" office:value="0.001779234" calcext:value-type="float">
            <text:p>0,001779234</text:p>
          </table:table-cell>
          <table:table-cell/>
          <table:table-cell table:formula="of:=TRIMMEAN([.B21:.K21];0.2)" office:value-type="float" office:value="0.010018111375" calcext:value-type="float">
            <text:p>0,010018111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86183648" calcext:value-type="float">
            <text:p>0,086183648</text:p>
          </table:table-cell>
          <table:table-cell office:value-type="float" office:value="0.005638858" calcext:value-type="float">
            <text:p>0,005638858</text:p>
          </table:table-cell>
          <table:table-cell office:value-type="float" office:value="0.001940431" calcext:value-type="float">
            <text:p>0,001940431</text:p>
          </table:table-cell>
          <table:table-cell office:value-type="float" office:value="0.002132289" calcext:value-type="float">
            <text:p>0,002132289</text:p>
          </table:table-cell>
          <table:table-cell office:value-type="float" office:value="0.001969631" calcext:value-type="float">
            <text:p>0,001969631</text:p>
          </table:table-cell>
          <table:table-cell office:value-type="float" office:value="0.001724996" calcext:value-type="float">
            <text:p>0,001724996</text:p>
          </table:table-cell>
          <table:table-cell office:value-type="float" office:value="0.001358969" calcext:value-type="float">
            <text:p>0,001358969</text:p>
          </table:table-cell>
          <table:table-cell office:value-type="float" office:value="0.02501676" calcext:value-type="float">
            <text:p>0,02501676</text:p>
          </table:table-cell>
          <table:table-cell office:value-type="float" office:value="0.031477298" calcext:value-type="float">
            <text:p>0,031477298</text:p>
          </table:table-cell>
          <table:table-cell office:value-type="float" office:value="0.010244628" calcext:value-type="float">
            <text:p>0,010244628</text:p>
          </table:table-cell>
          <table:table-cell/>
          <table:table-cell table:formula="of:=TRIMMEAN([.B22:.K22];0.2)" office:value-type="float" office:value="0.009597539375" calcext:value-type="float">
            <text:p>0,0095975394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110152604" calcext:value-type="float">
            <text:p>0,110152604</text:p>
          </table:table-cell>
          <table:table-cell office:value-type="float" office:value="0.002359554" calcext:value-type="float">
            <text:p>0,002359554</text:p>
          </table:table-cell>
          <table:table-cell office:value-type="float" office:value="0.013092519" calcext:value-type="float">
            <text:p>0,013092519</text:p>
          </table:table-cell>
          <table:table-cell office:value-type="float" office:value="0.001815177" calcext:value-type="float">
            <text:p>0,001815177</text:p>
          </table:table-cell>
          <table:table-cell office:value-type="float" office:value="0.001486795" calcext:value-type="float">
            <text:p>0,001486795</text:p>
          </table:table-cell>
          <table:table-cell office:value-type="float" office:value="0.001948193" calcext:value-type="float">
            <text:p>0,001948193</text:p>
          </table:table-cell>
          <table:table-cell office:value-type="float" office:value="0.001276938" calcext:value-type="float">
            <text:p>0,001276938</text:p>
          </table:table-cell>
          <table:table-cell office:value-type="float" office:value="0.01666274" calcext:value-type="float">
            <text:p>0,01666274</text:p>
          </table:table-cell>
          <table:table-cell office:value-type="float" office:value="0.027536446" calcext:value-type="float">
            <text:p>0,027536446</text:p>
          </table:table-cell>
          <table:table-cell office:value-type="float" office:value="0.011878891" calcext:value-type="float">
            <text:p>0,011878891</text:p>
          </table:table-cell>
          <table:table-cell/>
          <table:table-cell table:formula="of:=TRIMMEAN([.B23:.K23];0.2)" office:value-type="float" office:value="0.00451163825" calcext:value-type="float">
            <text:p>0,0045116383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70181594" calcext:value-type="float">
            <text:p>0,070181594</text:p>
          </table:table-cell>
          <table:table-cell office:value-type="float" office:value="0.00218507" calcext:value-type="float">
            <text:p>0,00218507</text:p>
          </table:table-cell>
          <table:table-cell office:value-type="float" office:value="0.002210751" calcext:value-type="float">
            <text:p>0,002210751</text:p>
          </table:table-cell>
          <table:table-cell office:value-type="float" office:value="0.002085996" calcext:value-type="float">
            <text:p>0,002085996</text:p>
          </table:table-cell>
          <table:table-cell office:value-type="float" office:value="0.001796624" calcext:value-type="float">
            <text:p>0,001796624</text:p>
          </table:table-cell>
          <table:table-cell office:value-type="float" office:value="0.010582589" calcext:value-type="float">
            <text:p>0,010582589</text:p>
          </table:table-cell>
          <table:table-cell office:value-type="float" office:value="0.001338153" calcext:value-type="float">
            <text:p>0,001338153</text:p>
          </table:table-cell>
          <table:table-cell office:value-type="float" office:value="0.008685667" calcext:value-type="float">
            <text:p>0,008685667</text:p>
          </table:table-cell>
          <table:table-cell office:value-type="float" office:value="0.004512175" calcext:value-type="float">
            <text:p>0,004512175</text:p>
          </table:table-cell>
          <table:table-cell office:value-type="float" office:value="0.004034234" calcext:value-type="float">
            <text:p>0,004034234</text:p>
          </table:table-cell>
          <table:table-cell/>
          <table:table-cell table:formula="of:=TRIMMEAN([.B24:.K24];0.2)" office:value-type="float" office:value="0.00306887025" calcext:value-type="float">
            <text:p>0,0030688703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6207039" calcext:value-type="float">
            <text:p>0,006207039</text:p>
          </table:table-cell>
          <table:table-cell office:value-type="float" office:value="0.002330002" calcext:value-type="float">
            <text:p>0,002330002</text:p>
          </table:table-cell>
          <table:table-cell office:value-type="float" office:value="0.002045916" calcext:value-type="float">
            <text:p>0,002045916</text:p>
          </table:table-cell>
          <table:table-cell office:value-type="float" office:value="0.007160485" calcext:value-type="float">
            <text:p>0,007160485</text:p>
          </table:table-cell>
          <table:table-cell office:value-type="float" office:value="0.001889536" calcext:value-type="float">
            <text:p>0,001889536</text:p>
          </table:table-cell>
          <table:table-cell office:value-type="float" office:value="0.001891125" calcext:value-type="float">
            <text:p>0,001891125</text:p>
          </table:table-cell>
          <table:table-cell office:value-type="float" office:value="0.00151762" calcext:value-type="float">
            <text:p>0,00151762</text:p>
          </table:table-cell>
          <table:table-cell office:value-type="float" office:value="0.038357243" calcext:value-type="float">
            <text:p>0,038357243</text:p>
          </table:table-cell>
          <table:table-cell office:value-type="float" office:value="0.001509239" calcext:value-type="float">
            <text:p>0,001509239</text:p>
          </table:table-cell>
          <table:table-cell office:value-type="float" office:value="0.001419192" calcext:value-type="float">
            <text:p>0,001419192</text:p>
          </table:table-cell>
          <table:table-cell/>
          <table:table-cell table:formula="of:=TRIMMEAN([.B25:.K25];0.2)" office:value-type="float" office:value="0.002098459125" calcext:value-type="float">
            <text:p>0,0020984591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2828532" calcext:value-type="float">
            <text:p>0,002828532</text:p>
          </table:table-cell>
          <table:table-cell office:value-type="float" office:value="0.002447829" calcext:value-type="float">
            <text:p>0,002447829</text:p>
          </table:table-cell>
          <table:table-cell office:value-type="float" office:value="0.002271461" calcext:value-type="float">
            <text:p>0,002271461</text:p>
          </table:table-cell>
          <table:table-cell office:value-type="float" office:value="0.004690891" calcext:value-type="float">
            <text:p>0,004690891</text:p>
          </table:table-cell>
          <table:table-cell office:value-type="float" office:value="0.001952099" calcext:value-type="float">
            <text:p>0,001952099</text:p>
          </table:table-cell>
          <table:table-cell office:value-type="float" office:value="0.002325993" calcext:value-type="float">
            <text:p>0,002325993</text:p>
          </table:table-cell>
          <table:table-cell office:value-type="float" office:value="0.001766527" calcext:value-type="float">
            <text:p>0,001766527</text:p>
          </table:table-cell>
          <table:table-cell office:value-type="float" office:value="0.001328079" calcext:value-type="float">
            <text:p>0,001328079</text:p>
          </table:table-cell>
          <table:table-cell office:value-type="float" office:value="0.00108869" calcext:value-type="float">
            <text:p>0,00108869</text:p>
          </table:table-cell>
          <table:table-cell office:value-type="float" office:value="0.001867153" calcext:value-type="float">
            <text:p>0,001867153</text:p>
          </table:table-cell>
          <table:table-cell/>
          <table:table-cell table:formula="of:=TRIMMEAN([.B26:.K26];0.2)" office:value-type="float" office:value="0.002489414125" calcext:value-type="float">
            <text:p>0,0024894141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7805756" calcext:value-type="float">
            <text:p>0,007805756</text:p>
          </table:table-cell>
          <table:table-cell office:value-type="float" office:value="0.00210761" calcext:value-type="float">
            <text:p>0,00210761</text:p>
          </table:table-cell>
          <table:table-cell office:value-type="float" office:value="0.001964913" calcext:value-type="float">
            <text:p>0,001964913</text:p>
          </table:table-cell>
          <table:table-cell office:value-type="float" office:value="0.002251377" calcext:value-type="float">
            <text:p>0,002251377</text:p>
          </table:table-cell>
          <table:table-cell office:value-type="float" office:value="0.001647177" calcext:value-type="float">
            <text:p>0,001647177</text:p>
          </table:table-cell>
          <table:table-cell office:value-type="float" office:value="0.001756548" calcext:value-type="float">
            <text:p>0,001756548</text:p>
          </table:table-cell>
          <table:table-cell office:value-type="float" office:value="0.001387258" calcext:value-type="float">
            <text:p>0,001387258</text:p>
          </table:table-cell>
          <table:table-cell office:value-type="float" office:value="0.019271056" calcext:value-type="float">
            <text:p>0,019271056</text:p>
          </table:table-cell>
          <table:table-cell table:style-name="ce4" office:value-type="float" office:value="0.000943756" calcext:value-type="float">
            <text:p>9,44E-004</text:p>
          </table:table-cell>
          <table:table-cell table:style-name="ce4" office:value-type="float" office:value="0.000994674" calcext:value-type="float">
            <text:p>9,95E-004</text:p>
          </table:table-cell>
          <table:table-cell/>
          <table:table-cell table:formula="of:=TRIMMEAN([.B27:.K27];0.2)" office:value-type="float" office:value="0.0047235655" calcext:value-type="float">
            <text:p>0,0047235655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112278559" calcext:value-type="float">
            <text:p>0,112278559</text:p>
          </table:table-cell>
          <table:table-cell office:value-type="float" office:value="0.005493437" calcext:value-type="float">
            <text:p>0,005493437</text:p>
          </table:table-cell>
          <table:table-cell office:value-type="float" office:value="0.002018045" calcext:value-type="float">
            <text:p>0,002018045</text:p>
          </table:table-cell>
          <table:table-cell office:value-type="float" office:value="0.0075095" calcext:value-type="float">
            <text:p>0,0075095</text:p>
          </table:table-cell>
          <table:table-cell office:value-type="float" office:value="0.001678401" calcext:value-type="float">
            <text:p>0,001678401</text:p>
          </table:table-cell>
          <table:table-cell office:value-type="float" office:value="0.002730078" calcext:value-type="float">
            <text:p>0,002730078</text:p>
          </table:table-cell>
          <table:table-cell office:value-type="float" office:value="0.001412107" calcext:value-type="float">
            <text:p>0,001412107</text:p>
          </table:table-cell>
          <table:table-cell office:value-type="float" office:value="0.003392344" calcext:value-type="float">
            <text:p>0,003392344</text:p>
          </table:table-cell>
          <table:table-cell office:value-type="float" office:value="0.010020273" calcext:value-type="float">
            <text:p>0,010020273</text:p>
          </table:table-cell>
          <table:table-cell office:value-type="float" office:value="0.004946446" calcext:value-type="float">
            <text:p>0,004946446</text:p>
          </table:table-cell>
          <table:table-cell/>
          <table:table-cell table:formula="of:=TRIMMEAN([.B28:.K28];0.2)" office:value-type="float" office:value="0.009735501875" calcext:value-type="float">
            <text:p>0,0097355019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100606401" calcext:value-type="float">
            <text:p>0,100606401</text:p>
          </table:table-cell>
          <table:table-cell office:value-type="float" office:value="0.005224343" calcext:value-type="float">
            <text:p>0,005224343</text:p>
          </table:table-cell>
          <table:table-cell office:value-type="float" office:value="0.001774444" calcext:value-type="float">
            <text:p>0,001774444</text:p>
          </table:table-cell>
          <table:table-cell office:value-type="float" office:value="0.001755971" calcext:value-type="float">
            <text:p>0,001755971</text:p>
          </table:table-cell>
          <table:table-cell office:value-type="float" office:value="0.001719606" calcext:value-type="float">
            <text:p>0,001719606</text:p>
          </table:table-cell>
          <table:table-cell office:value-type="float" office:value="0.002266556" calcext:value-type="float">
            <text:p>0,002266556</text:p>
          </table:table-cell>
          <table:table-cell office:value-type="float" office:value="0.001302845" calcext:value-type="float">
            <text:p>0,001302845</text:p>
          </table:table-cell>
          <table:table-cell office:value-type="float" office:value="0.029822832" calcext:value-type="float">
            <text:p>0,029822832</text:p>
          </table:table-cell>
          <table:table-cell office:value-type="float" office:value="0.023530647" calcext:value-type="float">
            <text:p>0,023530647</text:p>
          </table:table-cell>
          <table:table-cell office:value-type="float" office:value="0.011789616" calcext:value-type="float">
            <text:p>0,011789616</text:p>
          </table:table-cell>
          <table:table-cell/>
          <table:table-cell table:formula="of:=TRIMMEAN([.B29:.K29];0.2)" office:value-type="float" office:value="0.0075080685" calcext:value-type="float">
            <text:p>0,0075080685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22650008" calcext:value-type="float">
            <text:p>0,22650008</text:p>
          </table:table-cell>
          <table:table-cell office:value-type="float" office:value="0.002308335" calcext:value-type="float">
            <text:p>0,002308335</text:p>
          </table:table-cell>
          <table:table-cell office:value-type="float" office:value="0.001896301" calcext:value-type="float">
            <text:p>0,001896301</text:p>
          </table:table-cell>
          <table:table-cell office:value-type="float" office:value="0.002132358" calcext:value-type="float">
            <text:p>0,002132358</text:p>
          </table:table-cell>
          <table:table-cell office:value-type="float" office:value="0.001800873" calcext:value-type="float">
            <text:p>0,001800873</text:p>
          </table:table-cell>
          <table:table-cell office:value-type="float" office:value="0.001707637" calcext:value-type="float">
            <text:p>0,001707637</text:p>
          </table:table-cell>
          <table:table-cell office:value-type="float" office:value="0.001558235" calcext:value-type="float">
            <text:p>0,001558235</text:p>
          </table:table-cell>
          <table:table-cell office:value-type="float" office:value="0.016646511" calcext:value-type="float">
            <text:p>0,016646511</text:p>
          </table:table-cell>
          <table:table-cell office:value-type="float" office:value="0.024598312" calcext:value-type="float">
            <text:p>0,024598312</text:p>
          </table:table-cell>
          <table:table-cell office:value-type="float" office:value="0.008974221" calcext:value-type="float">
            <text:p>0,008974221</text:p>
          </table:table-cell>
          <table:table-cell/>
          <table:table-cell table:formula="of:=TRIMMEAN([.B29:.K29];0.2)" office:value-type="float" office:value="0.0075080685" calcext:value-type="float">
            <text:p>0,0075080685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200367836" calcext:value-type="float">
            <text:p>0,200367836</text:p>
          </table:table-cell>
          <table:table-cell office:value-type="float" office:value="0.001995909" calcext:value-type="float">
            <text:p>0,001995909</text:p>
          </table:table-cell>
          <table:table-cell office:value-type="float" office:value="0.001886239" calcext:value-type="float">
            <text:p>0,001886239</text:p>
          </table:table-cell>
          <table:table-cell office:value-type="float" office:value="0.001703909" calcext:value-type="float">
            <text:p>0,001703909</text:p>
          </table:table-cell>
          <table:table-cell office:value-type="float" office:value="0.001636886" calcext:value-type="float">
            <text:p>0,001636886</text:p>
          </table:table-cell>
          <table:table-cell office:value-type="float" office:value="0.001936645" calcext:value-type="float">
            <text:p>0,001936645</text:p>
          </table:table-cell>
          <table:table-cell office:value-type="float" office:value="0.001545601" calcext:value-type="float">
            <text:p>0,001545601</text:p>
          </table:table-cell>
          <table:table-cell office:value-type="float" office:value="0.099766769" calcext:value-type="float">
            <text:p>0,099766769</text:p>
          </table:table-cell>
          <table:table-cell office:value-type="float" office:value="0.009239677" calcext:value-type="float">
            <text:p>0,009239677</text:p>
          </table:table-cell>
          <table:table-cell office:value-type="float" office:value="0.00894638" calcext:value-type="float">
            <text:p>0,00894638</text:p>
          </table:table-cell>
          <table:table-cell/>
          <table:table-cell table:formula="of:=TRIMMEAN([.B30:.K30];0.2)" office:value-type="float" office:value="0.01588905175" calcext:value-type="float">
            <text:p>0,015889051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120.739616349375" calcext:value-type="float">
            <text:p>120,739616349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86524687" calcext:value-type="float">
            <text:p>0,086524687</text:p>
          </table:table-cell>
        </table:table-row>
        <table:table-row table:style-name="ro1" table:number-rows-repeated="104854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2CM" table:style-name="ta1">
        <table:table-column table:style-name="co6" table:default-cell-style-name="Default"/>
        <table:table-column table:style-name="co2" table:number-columns-repeated="10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2.924932257" calcext:value-type="float">
            <text:p>2,924932257</text:p>
          </table:table-cell>
          <table:table-cell office:value-type="float" office:value="2.438262116" calcext:value-type="float">
            <text:p>2,438262116</text:p>
          </table:table-cell>
          <table:table-cell office:value-type="float" office:value="2.393497406" calcext:value-type="float">
            <text:p>2,393497406</text:p>
          </table:table-cell>
          <table:table-cell office:value-type="float" office:value="2.381548369" calcext:value-type="float">
            <text:p>2,381548369</text:p>
          </table:table-cell>
          <table:table-cell office:value-type="float" office:value="2.391366549" calcext:value-type="float">
            <text:p>2,391366549</text:p>
          </table:table-cell>
          <table:table-cell office:value-type="float" office:value="2.391541216" calcext:value-type="float">
            <text:p>2,391541216</text:p>
          </table:table-cell>
          <table:table-cell office:value-type="float" office:value="2.391547404" calcext:value-type="float">
            <text:p>2,391547404</text:p>
          </table:table-cell>
          <table:table-cell office:value-type="float" office:value="2.378511603" calcext:value-type="float">
            <text:p>2,378511603</text:p>
          </table:table-cell>
          <table:table-cell office:value-type="float" office:value="2.372650805" calcext:value-type="float">
            <text:p>2,372650805</text:p>
          </table:table-cell>
          <table:table-cell office:value-type="float" office:value="2.376165401" calcext:value-type="float">
            <text:p>2,376165401</text:p>
          </table:table-cell>
          <table:table-cell/>
          <table:table-cell table:formula="of:=TRIMMEAN([.B2:.K2];0.2)" office:value-type="float" office:value="2.392805008" calcext:value-type="float">
            <text:p>2,392805008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151153636" calcext:value-type="float">
            <text:p>6,151153636</text:p>
          </table:table-cell>
          <table:table-cell office:value-type="float" office:value="6.035367915" calcext:value-type="float">
            <text:p>6,035367915</text:p>
          </table:table-cell>
          <table:table-cell office:value-type="float" office:value="5.857474831" calcext:value-type="float">
            <text:p>5,857474831</text:p>
          </table:table-cell>
          <table:table-cell office:value-type="float" office:value="6.129013684" calcext:value-type="float">
            <text:p>6,129013684</text:p>
          </table:table-cell>
          <table:table-cell office:value-type="float" office:value="5.95679559" calcext:value-type="float">
            <text:p>5,95679559</text:p>
          </table:table-cell>
          <table:table-cell office:value-type="float" office:value="6.069205463" calcext:value-type="float">
            <text:p>6,069205463</text:p>
          </table:table-cell>
          <table:table-cell office:value-type="float" office:value="5.929716957" calcext:value-type="float">
            <text:p>5,929716957</text:p>
          </table:table-cell>
          <table:table-cell office:value-type="float" office:value="5.989426648" calcext:value-type="float">
            <text:p>5,989426648</text:p>
          </table:table-cell>
          <table:table-cell office:value-type="float" office:value="6.011195731" calcext:value-type="float">
            <text:p>6,011195731</text:p>
          </table:table-cell>
          <table:table-cell office:value-type="float" office:value="5.863297041" calcext:value-type="float">
            <text:p>5,863297041</text:p>
          </table:table-cell>
          <table:table-cell/>
          <table:table-cell table:formula="of:=TRIMMEAN([.B3:.K3];0.2)" office:value-type="float" office:value="5.998002378625" calcext:value-type="float">
            <text:p>5,9980023786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02.198513904" calcext:value-type="float">
            <text:p>102,198513904</text:p>
          </table:table-cell>
          <table:table-cell office:value-type="float" office:value="108.457843311" calcext:value-type="float">
            <text:p>108,457843311</text:p>
          </table:table-cell>
          <table:table-cell office:value-type="float" office:value="110.567324717" calcext:value-type="float">
            <text:p>110,567324717</text:p>
          </table:table-cell>
          <table:table-cell office:value-type="float" office:value="107.202033758" calcext:value-type="float">
            <text:p>107,202033758</text:p>
          </table:table-cell>
          <table:table-cell office:value-type="float" office:value="108.021100351" calcext:value-type="float">
            <text:p>108,021100351</text:p>
          </table:table-cell>
          <table:table-cell office:value-type="float" office:value="108.567580708" calcext:value-type="float">
            <text:p>108,567580708</text:p>
          </table:table-cell>
          <table:table-cell office:value-type="float" office:value="108.082875702" calcext:value-type="float">
            <text:p>108,082875702</text:p>
          </table:table-cell>
          <table:table-cell office:value-type="float" office:value="111.97522591" calcext:value-type="float">
            <text:p>111,97522591</text:p>
          </table:table-cell>
          <table:table-cell office:value-type="float" office:value="108.863147548" calcext:value-type="float">
            <text:p>108,863147548</text:p>
          </table:table-cell>
          <table:table-cell office:value-type="float" office:value="108.569057604" calcext:value-type="float">
            <text:p>108,569057604</text:p>
          </table:table-cell>
          <table:table-cell/>
          <table:table-cell table:formula="of:=TRIMMEAN([.B4:.K4];0.2)" office:value-type="float" office:value="108.541370462375" calcext:value-type="float">
            <text:p>108,5413704624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17.066230631" calcext:value-type="float">
            <text:p>17,066230631</text:p>
          </table:table-cell>
          <table:table-cell office:value-type="float" office:value="16.125466703" calcext:value-type="float">
            <text:p>16,125466703</text:p>
          </table:table-cell>
          <table:table-cell office:value-type="float" office:value="16.078326678" calcext:value-type="float">
            <text:p>16,078326678</text:p>
          </table:table-cell>
          <table:table-cell office:value-type="float" office:value="16.121090401" calcext:value-type="float">
            <text:p>16,121090401</text:p>
          </table:table-cell>
          <table:table-cell office:value-type="float" office:value="16.052078382" calcext:value-type="float">
            <text:p>16,052078382</text:p>
          </table:table-cell>
          <table:table-cell office:value-type="float" office:value="16.10187494" calcext:value-type="float">
            <text:p>16,10187494</text:p>
          </table:table-cell>
          <table:table-cell office:value-type="float" office:value="16.105678407" calcext:value-type="float">
            <text:p>16,105678407</text:p>
          </table:table-cell>
          <table:table-cell office:value-type="float" office:value="16.05685434" calcext:value-type="float">
            <text:p>16,05685434</text:p>
          </table:table-cell>
          <table:table-cell office:value-type="float" office:value="16.075576219" calcext:value-type="float">
            <text:p>16,075576219</text:p>
          </table:table-cell>
          <table:table-cell office:value-type="float" office:value="17.080841838" calcext:value-type="float">
            <text:p>17,080841838</text:p>
          </table:table-cell>
          <table:table-cell/>
          <table:table-cell table:formula="of:=TRIMMEAN([.B5:.K5];0.2)" office:value-type="float" office:value="16.216387289875" calcext:value-type="float">
            <text:p>16,2163872899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4.466822972" calcext:value-type="float">
            <text:p>4,466822972</text:p>
          </table:table-cell>
          <table:table-cell office:value-type="float" office:value="4.226189704" calcext:value-type="float">
            <text:p>4,226189704</text:p>
          </table:table-cell>
          <table:table-cell office:value-type="float" office:value="4.203278756" calcext:value-type="float">
            <text:p>4,203278756</text:p>
          </table:table-cell>
          <table:table-cell office:value-type="float" office:value="4.197579955" calcext:value-type="float">
            <text:p>4,197579955</text:p>
          </table:table-cell>
          <table:table-cell office:value-type="float" office:value="4.191969563" calcext:value-type="float">
            <text:p>4,191969563</text:p>
          </table:table-cell>
          <table:table-cell office:value-type="float" office:value="4.206656422" calcext:value-type="float">
            <text:p>4,206656422</text:p>
          </table:table-cell>
          <table:table-cell office:value-type="float" office:value="4.18557297" calcext:value-type="float">
            <text:p>4,18557297</text:p>
          </table:table-cell>
          <table:table-cell office:value-type="float" office:value="4.194056915" calcext:value-type="float">
            <text:p>4,194056915</text:p>
          </table:table-cell>
          <table:table-cell office:value-type="float" office:value="4.201371877" calcext:value-type="float">
            <text:p>4,201371877</text:p>
          </table:table-cell>
          <table:table-cell office:value-type="float" office:value="4.175961424" calcext:value-type="float">
            <text:p>4,175961424</text:p>
          </table:table-cell>
          <table:table-cell/>
          <table:table-cell table:formula="of:=TRIMMEAN([.B6:.K6];0.2)" office:value-type="float" office:value="4.20083452025" calcext:value-type="float">
            <text:p>4,2008345203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57.327395992" calcext:value-type="float">
            <text:p>57,327395992</text:p>
          </table:table-cell>
          <table:table-cell office:value-type="float" office:value="55.691275732" calcext:value-type="float">
            <text:p>55,691275732</text:p>
          </table:table-cell>
          <table:table-cell office:value-type="float" office:value="55.717585069" calcext:value-type="float">
            <text:p>55,717585069</text:p>
          </table:table-cell>
          <table:table-cell office:value-type="float" office:value="55.698814451" calcext:value-type="float">
            <text:p>55,698814451</text:p>
          </table:table-cell>
          <table:table-cell office:value-type="float" office:value="55.596522815" calcext:value-type="float">
            <text:p>55,596522815</text:p>
          </table:table-cell>
          <table:table-cell office:value-type="float" office:value="55.596477308" calcext:value-type="float">
            <text:p>55,596477308</text:p>
          </table:table-cell>
          <table:table-cell office:value-type="float" office:value="55.743301677" calcext:value-type="float">
            <text:p>55,743301677</text:p>
          </table:table-cell>
          <table:table-cell office:value-type="float" office:value="55.625591179" calcext:value-type="float">
            <text:p>55,625591179</text:p>
          </table:table-cell>
          <table:table-cell office:value-type="float" office:value="55.632116792" calcext:value-type="float">
            <text:p>55,632116792</text:p>
          </table:table-cell>
          <table:table-cell office:value-type="float" office:value="55.362124922" calcext:value-type="float">
            <text:p>55,362124922</text:p>
          </table:table-cell>
          <table:table-cell/>
          <table:table-cell table:formula="of:=TRIMMEAN([.B7:.K7];0.2)" office:value-type="float" office:value="55.662710627875" calcext:value-type="float">
            <text:p>55,662710627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37432504" calcext:value-type="float">
            <text:p>0,037432504</text:p>
          </table:table-cell>
          <table:table-cell office:value-type="float" office:value="0.001234308" calcext:value-type="float">
            <text:p>0,001234308</text:p>
          </table:table-cell>
          <table:table-cell office:value-type="float" office:value="0.001144229" calcext:value-type="float">
            <text:p>0,001144229</text:p>
          </table:table-cell>
          <table:table-cell office:value-type="float" office:value="0.001076069" calcext:value-type="float">
            <text:p>0,001076069</text:p>
          </table:table-cell>
          <table:table-cell office:value-type="float" office:value="0.009602989" calcext:value-type="float">
            <text:p>0,009602989</text:p>
          </table:table-cell>
          <table:table-cell table:style-name="ce2" office:value-type="float" office:value="0.000919481" calcext:value-type="float">
            <text:p>9,19E-004</text:p>
          </table:table-cell>
          <table:table-cell table:style-name="ce2" office:value-type="float" office:value="0.000913912" calcext:value-type="float">
            <text:p>9,14E-004</text:p>
          </table:table-cell>
          <table:table-cell table:style-name="ce2" office:value-type="float" office:value="0.000958623" calcext:value-type="float">
            <text:p>9,59E-004</text:p>
          </table:table-cell>
          <table:table-cell table:style-name="ce2" office:value-type="float" office:value="0.000869392" calcext:value-type="float">
            <text:p>8,69E-004</text:p>
          </table:table-cell>
          <table:table-cell table:style-name="ce2" office:value-type="float" office:value="0.000867093" calcext:value-type="float">
            <text:p>8,67E-004</text:p>
          </table:table-cell>
          <table:table-cell/>
          <table:table-cell table:formula="of:=TRIMMEAN([.B9:.K9];0.2)" office:value-type="float" office:value="0.002089875375" calcext:value-type="float">
            <text:p>0,0020898754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3808941" calcext:value-type="float">
            <text:p>0,003808941</text:p>
          </table:table-cell>
          <table:table-cell office:value-type="float" office:value="0.005865563" calcext:value-type="float">
            <text:p>0,005865563</text:p>
          </table:table-cell>
          <table:table-cell office:value-type="float" office:value="0.002167339" calcext:value-type="float">
            <text:p>0,002167339</text:p>
          </table:table-cell>
          <table:table-cell office:value-type="float" office:value="0.001674772" calcext:value-type="float">
            <text:p>0,001674772</text:p>
          </table:table-cell>
          <table:table-cell office:value-type="float" office:value="0.002363255" calcext:value-type="float">
            <text:p>0,002363255</text:p>
          </table:table-cell>
          <table:table-cell office:value-type="float" office:value="0.001887361" calcext:value-type="float">
            <text:p>0,001887361</text:p>
          </table:table-cell>
          <table:table-cell office:value-type="float" office:value="0.00160783" calcext:value-type="float">
            <text:p>0,00160783</text:p>
          </table:table-cell>
          <table:table-cell office:value-type="float" office:value="0.001753238" calcext:value-type="float">
            <text:p>0,001753238</text:p>
          </table:table-cell>
          <table:table-cell office:value-type="float" office:value="0.001570029" calcext:value-type="float">
            <text:p>0,001570029</text:p>
          </table:table-cell>
          <table:table-cell office:value-type="float" office:value="0.001665347" calcext:value-type="float">
            <text:p>0,001665347</text:p>
          </table:table-cell>
          <table:table-cell/>
          <table:table-cell table:formula="of:=TRIMMEAN([.B10:.K10];0.2)" office:value-type="float" office:value="0.002116010375" calcext:value-type="float">
            <text:p>0,002116010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3335684" calcext:value-type="float">
            <text:p>0,003335684</text:p>
          </table:table-cell>
          <table:table-cell office:value-type="float" office:value="0.001974846" calcext:value-type="float">
            <text:p>0,001974846</text:p>
          </table:table-cell>
          <table:table-cell office:value-type="float" office:value="0.001799722" calcext:value-type="float">
            <text:p>0,001799722</text:p>
          </table:table-cell>
          <table:table-cell office:value-type="float" office:value="0.001265463" calcext:value-type="float">
            <text:p>0,001265463</text:p>
          </table:table-cell>
          <table:table-cell office:value-type="float" office:value="0.001704072" calcext:value-type="float">
            <text:p>0,001704072</text:p>
          </table:table-cell>
          <table:table-cell office:value-type="float" office:value="0.001620731" calcext:value-type="float">
            <text:p>0,001620731</text:p>
          </table:table-cell>
          <table:table-cell office:value-type="float" office:value="0.001417366" calcext:value-type="float">
            <text:p>0,001417366</text:p>
          </table:table-cell>
          <table:table-cell office:value-type="float" office:value="0.00147739" calcext:value-type="float">
            <text:p>0,00147739</text:p>
          </table:table-cell>
          <table:table-cell office:value-type="float" office:value="0.001089562" calcext:value-type="float">
            <text:p>0,001089562</text:p>
          </table:table-cell>
          <table:table-cell office:value-type="float" office:value="0.001423907" calcext:value-type="float">
            <text:p>0,001423907</text:p>
          </table:table-cell>
          <table:table-cell/>
          <table:table-cell table:formula="of:=TRIMMEAN([.B11:.K11];0.2)" office:value-type="float" office:value="0.001585437125" calcext:value-type="float">
            <text:p>0,0015854371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404427" calcext:value-type="float">
            <text:p>0,002404427</text:p>
          </table:table-cell>
          <table:table-cell office:value-type="float" office:value="0.001664758" calcext:value-type="float">
            <text:p>0,001664758</text:p>
          </table:table-cell>
          <table:table-cell office:value-type="float" office:value="0.001688755" calcext:value-type="float">
            <text:p>0,001688755</text:p>
          </table:table-cell>
          <table:table-cell office:value-type="float" office:value="0.001172313" calcext:value-type="float">
            <text:p>0,001172313</text:p>
          </table:table-cell>
          <table:table-cell office:value-type="float" office:value="0.001726122" calcext:value-type="float">
            <text:p>0,001726122</text:p>
          </table:table-cell>
          <table:table-cell office:value-type="float" office:value="0.001479811" calcext:value-type="float">
            <text:p>0,001479811</text:p>
          </table:table-cell>
          <table:table-cell office:value-type="float" office:value="0.001152025" calcext:value-type="float">
            <text:p>0,001152025</text:p>
          </table:table-cell>
          <table:table-cell office:value-type="float" office:value="0.00144133" calcext:value-type="float">
            <text:p>0,00144133</text:p>
          </table:table-cell>
          <table:table-cell table:style-name="ce2" office:value-type="float" office:value="0.001094761" calcext:value-type="float">
            <text:p>1,09E-003</text:p>
          </table:table-cell>
          <table:table-cell table:style-name="ce2" office:value-type="float" office:value="0.00130358" calcext:value-type="float">
            <text:p>1,30E-003</text:p>
          </table:table-cell>
          <table:table-cell/>
          <table:table-cell table:formula="of:=TRIMMEAN([.B12:.K12];0.2)" office:value-type="float" office:value="0.00145358675" calcext:value-type="float">
            <text:p>0,0014535868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78363" calcext:value-type="float">
            <text:p>0,00178363</text:p>
          </table:table-cell>
          <table:table-cell table:style-name="ce2" office:value-type="float" office:value="0.000704457" calcext:value-type="float">
            <text:p>7,04E-004</text:p>
          </table:table-cell>
          <table:table-cell table:style-name="ce2" office:value-type="float" office:value="0.000763183" calcext:value-type="float">
            <text:p>7,63E-004</text:p>
          </table:table-cell>
          <table:table-cell table:style-name="ce2" office:value-type="float" office:value="0.000514632" calcext:value-type="float">
            <text:p>5,15E-004</text:p>
          </table:table-cell>
          <table:table-cell table:style-name="ce2" office:value-type="float" office:value="0.00058062" calcext:value-type="float">
            <text:p>5,81E-004</text:p>
          </table:table-cell>
          <table:table-cell table:style-name="ce2" office:value-type="float" office:value="0.000677684" calcext:value-type="float">
            <text:p>6,78E-004</text:p>
          </table:table-cell>
          <table:table-cell table:style-name="ce2" office:value-type="float" office:value="0.000434365" calcext:value-type="float">
            <text:p>4,34E-004</text:p>
          </table:table-cell>
          <table:table-cell table:style-name="ce2" office:value-type="float" office:value="0.000503401" calcext:value-type="float">
            <text:p>5,03E-004</text:p>
          </table:table-cell>
          <table:table-cell table:style-name="ce2" office:value-type="float" office:value="0.000435861" calcext:value-type="float">
            <text:p>4,36E-004</text:p>
          </table:table-cell>
          <table:table-cell table:style-name="ce2" office:value-type="float" office:value="0.000386305" calcext:value-type="float">
            <text:p>3,86E-004</text:p>
          </table:table-cell>
          <table:table-cell/>
          <table:table-cell table:formula="of:=TRIMMEAN([.B13:.K13];0.2)" office:value-type="float" office:value="0.000576775375" calcext:value-type="float">
            <text:p>0,0005767754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794835" calcext:value-type="float">
            <text:p>0,001794835</text:p>
          </table:table-cell>
          <table:table-cell table:style-name="ce2" office:value-type="float" office:value="0.000680109" calcext:value-type="float">
            <text:p>6,80E-004</text:p>
          </table:table-cell>
          <table:table-cell table:style-name="ce2" office:value-type="float" office:value="0.000643667" calcext:value-type="float">
            <text:p>6,44E-004</text:p>
          </table:table-cell>
          <table:table-cell table:style-name="ce2" office:value-type="float" office:value="0.000495902" calcext:value-type="float">
            <text:p>4,96E-004</text:p>
          </table:table-cell>
          <table:table-cell office:value-type="float" office:value="0.00126923" calcext:value-type="float">
            <text:p>0,00126923</text:p>
          </table:table-cell>
          <table:table-cell table:style-name="ce2" office:value-type="float" office:value="0.000550328" calcext:value-type="float">
            <text:p>5,50E-004</text:p>
          </table:table-cell>
          <table:table-cell table:style-name="ce2" office:value-type="float" office:value="0.000363772" calcext:value-type="float">
            <text:p>3,64E-004</text:p>
          </table:table-cell>
          <table:table-cell table:style-name="ce2" office:value-type="float" office:value="0.000420795" calcext:value-type="float">
            <text:p>4,21E-004</text:p>
          </table:table-cell>
          <table:table-cell table:style-name="ce2" office:value-type="float" office:value="0.000431604" calcext:value-type="float">
            <text:p>4,32E-004</text:p>
          </table:table-cell>
          <table:table-cell table:style-name="ce2" office:value-type="float" office:value="0.000479924" calcext:value-type="float">
            <text:p>4,80E-004</text:p>
          </table:table-cell>
          <table:table-cell/>
          <table:table-cell table:formula="of:=TRIMMEAN([.B14:.K14];0.2)" office:value-type="float" office:value="0.000621444875" calcext:value-type="float">
            <text:p>0,0006214449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768814" calcext:value-type="float">
            <text:p>0,001768814</text:p>
          </table:table-cell>
          <table:table-cell table:style-name="ce2" office:value-type="float" office:value="0.000655737" calcext:value-type="float">
            <text:p>6,56E-004</text:p>
          </table:table-cell>
          <table:table-cell table:style-name="ce2" office:value-type="float" office:value="0.000656028" calcext:value-type="float">
            <text:p>6,56E-004</text:p>
          </table:table-cell>
          <table:table-cell table:style-name="ce2" office:value-type="float" office:value="0.000581957" calcext:value-type="float">
            <text:p>5,82E-004</text:p>
          </table:table-cell>
          <table:table-cell table:style-name="ce2" office:value-type="float" office:value="0.000797788" calcext:value-type="float">
            <text:p>7,98E-004</text:p>
          </table:table-cell>
          <table:table-cell table:style-name="ce2" office:value-type="float" office:value="0.000566646" calcext:value-type="float">
            <text:p>5,67E-004</text:p>
          </table:table-cell>
          <table:table-cell table:style-name="ce2" office:value-type="float" office:value="0.000433875" calcext:value-type="float">
            <text:p>4,34E-004</text:p>
          </table:table-cell>
          <table:table-cell table:style-name="ce2" office:value-type="float" office:value="0.000432359" calcext:value-type="float">
            <text:p>4,32E-004</text:p>
          </table:table-cell>
          <table:table-cell table:style-name="ce2" office:value-type="float" office:value="0.000348946" calcext:value-type="float">
            <text:p>3,49E-004</text:p>
          </table:table-cell>
          <table:table-cell office:value-type="float" office:value="0.3671" calcext:value-type="float">
            <text:p>0,3671</text:p>
          </table:table-cell>
          <table:table-cell/>
          <table:table-cell table:formula="of:=TRIMMEAN([.B15:.K15];0.2)" office:value-type="float" office:value="0.0007366505" calcext:value-type="float">
            <text:p>0,0007366505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143962" calcext:value-type="float">
            <text:p>0,00143962</text:p>
          </table:table-cell>
          <table:table-cell table:style-name="ce2" office:value-type="float" office:value="0.000603137" calcext:value-type="float">
            <text:p>6,03E-004</text:p>
          </table:table-cell>
          <table:table-cell table:style-name="ce2" office:value-type="float" office:value="0.000626887" calcext:value-type="float">
            <text:p>6,27E-004</text:p>
          </table:table-cell>
          <table:table-cell table:style-name="ce2" office:value-type="float" office:value="0.000573005" calcext:value-type="float">
            <text:p>5,73E-004</text:p>
          </table:table-cell>
          <table:table-cell table:style-name="ce2" office:value-type="float" office:value="0.000677179" calcext:value-type="float">
            <text:p>6,77E-004</text:p>
          </table:table-cell>
          <table:table-cell table:style-name="ce2" office:value-type="float" office:value="0.000722452" calcext:value-type="float">
            <text:p>7,22E-004</text:p>
          </table:table-cell>
          <table:table-cell table:style-name="ce2" office:value-type="float" office:value="0.000470312" calcext:value-type="float">
            <text:p>4,70E-004</text:p>
          </table:table-cell>
          <table:table-cell table:style-name="ce2" office:value-type="float" office:value="0.000343103" calcext:value-type="float">
            <text:p>3,43E-004</text:p>
          </table:table-cell>
          <table:table-cell table:style-name="ce2" office:value-type="float" office:value="0.000432013" calcext:value-type="float">
            <text:p>4,32E-004</text:p>
          </table:table-cell>
          <table:table-cell table:style-name="ce2" office:value-type="float" office:value="0.000360676" calcext:value-type="float">
            <text:p>3,61E-004</text:p>
          </table:table-cell>
          <table:table-cell/>
          <table:table-cell table:formula="of:=TRIMMEAN([.B16:.K16];0.2)" office:value-type="float" office:value="0.000558207625" calcext:value-type="float">
            <text:p>0,0005582076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2770745" calcext:value-type="float">
            <text:p>0,002770745</text:p>
          </table:table-cell>
          <table:table-cell office:value-type="float" office:value="0.001661665" calcext:value-type="float">
            <text:p>0,001661665</text:p>
          </table:table-cell>
          <table:table-cell office:value-type="float" office:value="0.001660446" calcext:value-type="float">
            <text:p>0,001660446</text:p>
          </table:table-cell>
          <table:table-cell office:value-type="float" office:value="0.001601024" calcext:value-type="float">
            <text:p>0,001601024</text:p>
          </table:table-cell>
          <table:table-cell office:value-type="float" office:value="0.002589125" calcext:value-type="float">
            <text:p>0,002589125</text:p>
          </table:table-cell>
          <table:table-cell office:value-type="float" office:value="0.001570344" calcext:value-type="float">
            <text:p>0,001570344</text:p>
          </table:table-cell>
          <table:table-cell office:value-type="float" office:value="0.003529875" calcext:value-type="float">
            <text:p>0,003529875</text:p>
          </table:table-cell>
          <table:table-cell office:value-type="float" office:value="0.001103105" calcext:value-type="float">
            <text:p>0,001103105</text:p>
          </table:table-cell>
          <table:table-cell office:value-type="float" office:value="0.001168658" calcext:value-type="float">
            <text:p>0,001168658</text:p>
          </table:table-cell>
          <table:table-cell office:value-type="float" office:value="0.001358591" calcext:value-type="float">
            <text:p>0,001358591</text:p>
          </table:table-cell>
          <table:table-cell/>
          <table:table-cell table:formula="of:=TRIMMEAN([.B17:.K17];0.2)" office:value-type="float" office:value="0.00179757475" calcext:value-type="float">
            <text:p>0,0017975748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171706" calcext:value-type="float">
            <text:p>0,001171706</text:p>
          </table:table-cell>
          <table:table-cell table:style-name="ce2" office:value-type="float" office:value="0.00068824" calcext:value-type="float">
            <text:p>6,88E-004</text:p>
          </table:table-cell>
          <table:table-cell table:style-name="ce2" office:value-type="float" office:value="0.000829262" calcext:value-type="float">
            <text:p>8,29E-004</text:p>
          </table:table-cell>
          <table:table-cell table:style-name="ce2" office:value-type="float" office:value="0.000634923" calcext:value-type="float">
            <text:p>6,35E-004</text:p>
          </table:table-cell>
          <table:table-cell table:style-name="ce2" office:value-type="float" office:value="0.000804349" calcext:value-type="float">
            <text:p>8,04E-004</text:p>
          </table:table-cell>
          <table:table-cell office:value-type="float" office:value="0.001764994" calcext:value-type="float">
            <text:p>0,001764994</text:p>
          </table:table-cell>
          <table:table-cell table:style-name="ce2" office:value-type="float" office:value="0.000631045" calcext:value-type="float">
            <text:p>6,31E-004</text:p>
          </table:table-cell>
          <table:table-cell table:style-name="ce2" office:value-type="float" office:value="0.00031456" calcext:value-type="float">
            <text:p>3,15E-004</text:p>
          </table:table-cell>
          <table:table-cell table:style-name="ce2" office:value-type="float" office:value="0.000475753" calcext:value-type="float">
            <text:p>4,76E-004</text:p>
          </table:table-cell>
          <table:table-cell table:style-name="ce2" office:value-type="float" office:value="0.000495259" calcext:value-type="float">
            <text:p>4,95E-004</text:p>
          </table:table-cell>
          <table:table-cell/>
          <table:table-cell table:formula="of:=TRIMMEAN([.B18:.K18];0.2)" office:value-type="float" office:value="0.000716317125" calcext:value-type="float">
            <text:p>0,000716317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2881192" calcext:value-type="float">
            <text:p>0,002881192</text:p>
          </table:table-cell>
          <table:table-cell office:value-type="float" office:value="0.001113534" calcext:value-type="float">
            <text:p>0,001113534</text:p>
          </table:table-cell>
          <table:table-cell office:value-type="float" office:value="0.001131061" calcext:value-type="float">
            <text:p>0,001131061</text:p>
          </table:table-cell>
          <table:table-cell office:value-type="float" office:value="0.001104406" calcext:value-type="float">
            <text:p>0,001104406</text:p>
          </table:table-cell>
          <table:table-cell office:value-type="float" office:value="0.00100523" calcext:value-type="float">
            <text:p>0,00100523</text:p>
          </table:table-cell>
          <table:table-cell office:value-type="float" office:value="0.007566892" calcext:value-type="float">
            <text:p>0,007566892</text:p>
          </table:table-cell>
          <table:table-cell table:style-name="ce2" office:value-type="float" office:value="0.000831312" calcext:value-type="float">
            <text:p>8,31E-004</text:p>
          </table:table-cell>
          <table:table-cell table:style-name="ce2" office:value-type="float" office:value="0.000786862" calcext:value-type="float">
            <text:p>7,87E-004</text:p>
          </table:table-cell>
          <table:table-cell table:style-name="ce2" office:value-type="float" office:value="0.000798333" calcext:value-type="float">
            <text:p>7,98E-004</text:p>
          </table:table-cell>
          <table:table-cell table:style-name="ce2" office:value-type="float" office:value="0.000802759" calcext:value-type="float">
            <text:p>8,03E-004</text:p>
          </table:table-cell>
          <table:table-cell/>
          <table:table-cell table:formula="of:=TRIMMEAN([.B19:.K19];0.2)" office:value-type="float" office:value="0.001208478375" calcext:value-type="float">
            <text:p>0,0012084784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5224753" calcext:value-type="float">
            <text:p>0,005224753</text:p>
          </table:table-cell>
          <table:table-cell office:value-type="float" office:value="0.001203343" calcext:value-type="float">
            <text:p>0,001203343</text:p>
          </table:table-cell>
          <table:table-cell office:value-type="float" office:value="0.001040568" calcext:value-type="float">
            <text:p>0,001040568</text:p>
          </table:table-cell>
          <table:table-cell office:value-type="float" office:value="0.00105339" calcext:value-type="float">
            <text:p>0,00105339</text:p>
          </table:table-cell>
          <table:table-cell table:style-name="ce2" office:value-type="float" office:value="0.000964228" calcext:value-type="float">
            <text:p>9,64E-004</text:p>
          </table:table-cell>
          <table:table-cell office:value-type="float" office:value="0.001135802" calcext:value-type="float">
            <text:p>0,001135802</text:p>
          </table:table-cell>
          <table:table-cell table:style-name="ce2" office:value-type="float" office:value="0.000855813" calcext:value-type="float">
            <text:p>8,56E-004</text:p>
          </table:table-cell>
          <table:table-cell table:style-name="ce2" office:value-type="float" office:value="0.000790523" calcext:value-type="float">
            <text:p>7,91E-004</text:p>
          </table:table-cell>
          <table:table-cell table:style-name="ce2" office:value-type="float" office:value="0.000880335" calcext:value-type="float">
            <text:p>8,80E-004</text:p>
          </table:table-cell>
          <table:table-cell table:style-name="ce2" office:value-type="float" office:value="0.00086708" calcext:value-type="float">
            <text:p>8,67E-004</text:p>
          </table:table-cell>
          <table:table-cell/>
          <table:table-cell table:formula="of:=TRIMMEAN([.B20:.K20];0.2)" office:value-type="float" office:value="0.001000069875" calcext:value-type="float">
            <text:p>0,0010000699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06662108" calcext:value-type="float">
            <text:p>0,006662108</text:p>
          </table:table-cell>
          <table:table-cell office:value-type="float" office:value="0.011214619" calcext:value-type="float">
            <text:p>0,011214619</text:p>
          </table:table-cell>
          <table:table-cell office:value-type="float" office:value="0.004068559" calcext:value-type="float">
            <text:p>0,004068559</text:p>
          </table:table-cell>
          <table:table-cell office:value-type="float" office:value="0.003541502" calcext:value-type="float">
            <text:p>0,003541502</text:p>
          </table:table-cell>
          <table:table-cell office:value-type="float" office:value="0.004116529" calcext:value-type="float">
            <text:p>0,004116529</text:p>
          </table:table-cell>
          <table:table-cell office:value-type="float" office:value="0.004135839" calcext:value-type="float">
            <text:p>0,004135839</text:p>
          </table:table-cell>
          <table:table-cell office:value-type="float" office:value="0.003045488" calcext:value-type="float">
            <text:p>0,003045488</text:p>
          </table:table-cell>
          <table:table-cell office:value-type="float" office:value="0.003524684" calcext:value-type="float">
            <text:p>0,003524684</text:p>
          </table:table-cell>
          <table:table-cell office:value-type="float" office:value="0.002583153" calcext:value-type="float">
            <text:p>0,002583153</text:p>
          </table:table-cell>
          <table:table-cell office:value-type="float" office:value="0.003611535" calcext:value-type="float">
            <text:p>0,003611535</text:p>
          </table:table-cell>
          <table:table-cell/>
          <table:table-cell table:formula="of:=TRIMMEAN([.B21:.K21];0.2)" office:value-type="float" office:value="0.0040882805" calcext:value-type="float">
            <text:p>0,0040882805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08999355" calcext:value-type="float">
            <text:p>0,008999355</text:p>
          </table:table-cell>
          <table:table-cell office:value-type="float" office:value="0.003421747" calcext:value-type="float">
            <text:p>0,003421747</text:p>
          </table:table-cell>
          <table:table-cell office:value-type="float" office:value="0.001326421" calcext:value-type="float">
            <text:p>0,001326421</text:p>
          </table:table-cell>
          <table:table-cell office:value-type="float" office:value="0.003337978" calcext:value-type="float">
            <text:p>0,003337978</text:p>
          </table:table-cell>
          <table:table-cell office:value-type="float" office:value="0.001018026" calcext:value-type="float">
            <text:p>0,001018026</text:p>
          </table:table-cell>
          <table:table-cell office:value-type="float" office:value="0.002185719" calcext:value-type="float">
            <text:p>0,002185719</text:p>
          </table:table-cell>
          <table:table-cell office:value-type="float" office:value="0.00103322" calcext:value-type="float">
            <text:p>0,00103322</text:p>
          </table:table-cell>
          <table:table-cell table:style-name="ce2" office:value-type="float" office:value="0.000946132" calcext:value-type="float">
            <text:p>9,46E-004</text:p>
          </table:table-cell>
          <table:table-cell table:style-name="ce2" office:value-type="float" office:value="0.000715781" calcext:value-type="float">
            <text:p>7,16E-004</text:p>
          </table:table-cell>
          <table:table-cell office:value-type="float" office:value="0.001104874" calcext:value-type="float">
            <text:p>0,001104874</text:p>
          </table:table-cell>
          <table:table-cell/>
          <table:table-cell table:formula="of:=TRIMMEAN([.B22:.K22];0.2)" office:value-type="float" office:value="0.001796764625" calcext:value-type="float">
            <text:p>0,0017967646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30927881" calcext:value-type="float">
            <text:p>0,030927881</text:p>
          </table:table-cell>
          <table:table-cell office:value-type="float" office:value="0.002129018" calcext:value-type="float">
            <text:p>0,002129018</text:p>
          </table:table-cell>
          <table:table-cell office:value-type="float" office:value="0.001488487" calcext:value-type="float">
            <text:p>0,001488487</text:p>
          </table:table-cell>
          <table:table-cell office:value-type="float" office:value="0.001463789" calcext:value-type="float">
            <text:p>0,001463789</text:p>
          </table:table-cell>
          <table:table-cell office:value-type="float" office:value="0.001003098" calcext:value-type="float">
            <text:p>0,001003098</text:p>
          </table:table-cell>
          <table:table-cell office:value-type="float" office:value="0.001269837" calcext:value-type="float">
            <text:p>0,001269837</text:p>
          </table:table-cell>
          <table:table-cell office:value-type="float" office:value="0.001002337" calcext:value-type="float">
            <text:p>0,001002337</text:p>
          </table:table-cell>
          <table:table-cell table:style-name="ce2" office:value-type="float" office:value="0.000911917" calcext:value-type="float">
            <text:p>9,12E-004</text:p>
          </table:table-cell>
          <table:table-cell office:value-type="float" office:value="0.001036007" calcext:value-type="float">
            <text:p>0,001036007</text:p>
          </table:table-cell>
          <table:table-cell office:value-type="float" office:value="0.001004009" calcext:value-type="float">
            <text:p>0,001004009</text:p>
          </table:table-cell>
          <table:table-cell/>
          <table:table-cell table:formula="of:=TRIMMEAN([.B23:.K23];0.2)" office:value-type="float" office:value="0.00129957275" calcext:value-type="float">
            <text:p>0,0012995728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2952293" calcext:value-type="float">
            <text:p>0,002952293</text:p>
          </table:table-cell>
          <table:table-cell office:value-type="float" office:value="0.00724835" calcext:value-type="float">
            <text:p>0,00724835</text:p>
          </table:table-cell>
          <table:table-cell office:value-type="float" office:value="0.004545163" calcext:value-type="float">
            <text:p>0,004545163</text:p>
          </table:table-cell>
          <table:table-cell office:value-type="float" office:value="0.003828789" calcext:value-type="float">
            <text:p>0,003828789</text:p>
          </table:table-cell>
          <table:table-cell office:value-type="float" office:value="0.004974907" calcext:value-type="float">
            <text:p>0,004974907</text:p>
          </table:table-cell>
          <table:table-cell office:value-type="float" office:value="0.004755921" calcext:value-type="float">
            <text:p>0,004755921</text:p>
          </table:table-cell>
          <table:table-cell office:value-type="float" office:value="0.003453121" calcext:value-type="float">
            <text:p>0,003453121</text:p>
          </table:table-cell>
          <table:table-cell office:value-type="float" office:value="0.004317593" calcext:value-type="float">
            <text:p>0,004317593</text:p>
          </table:table-cell>
          <table:table-cell office:value-type="float" office:value="0.00317897" calcext:value-type="float">
            <text:p>0,00317897</text:p>
          </table:table-cell>
          <table:table-cell office:value-type="float" office:value="0.004033404" calcext:value-type="float">
            <text:p>0,004033404</text:p>
          </table:table-cell>
          <table:table-cell/>
          <table:table-cell table:formula="of:=TRIMMEAN([.B24:.K24];0.2)" office:value-type="float" office:value="0.0041359835" calcext:value-type="float">
            <text:p>0,004135983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1686067" calcext:value-type="float">
            <text:p>0,001686067</text:p>
          </table:table-cell>
          <table:table-cell office:value-type="float" office:value="0.001701882" calcext:value-type="float">
            <text:p>0,001701882</text:p>
          </table:table-cell>
          <table:table-cell office:value-type="float" office:value="0.002659009" calcext:value-type="float">
            <text:p>0,002659009</text:p>
          </table:table-cell>
          <table:table-cell office:value-type="float" office:value="0.002289356" calcext:value-type="float">
            <text:p>0,002289356</text:p>
          </table:table-cell>
          <table:table-cell office:value-type="float" office:value="0.00141849" calcext:value-type="float">
            <text:p>0,00141849</text:p>
          </table:table-cell>
          <table:table-cell office:value-type="float" office:value="0.004737835" calcext:value-type="float">
            <text:p>0,004737835</text:p>
          </table:table-cell>
          <table:table-cell office:value-type="float" office:value="0.001306047" calcext:value-type="float">
            <text:p>0,001306047</text:p>
          </table:table-cell>
          <table:table-cell office:value-type="float" office:value="0.001219179" calcext:value-type="float">
            <text:p>0,001219179</text:p>
          </table:table-cell>
          <table:table-cell office:value-type="float" office:value="0.00115209" calcext:value-type="float">
            <text:p>0,00115209</text:p>
          </table:table-cell>
          <table:table-cell office:value-type="float" office:value="0.001142689" calcext:value-type="float">
            <text:p>0,001142689</text:p>
          </table:table-cell>
          <table:table-cell/>
          <table:table-cell table:formula="of:=TRIMMEAN([.B25:.K25];0.2)" office:value-type="float" office:value="0.001679015" calcext:value-type="float">
            <text:p>0,001679015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846325" calcext:value-type="float">
            <text:p>0,001846325</text:p>
          </table:table-cell>
          <table:table-cell office:value-type="float" office:value="0.001373039" calcext:value-type="float">
            <text:p>0,001373039</text:p>
          </table:table-cell>
          <table:table-cell office:value-type="float" office:value="0.001503179" calcext:value-type="float">
            <text:p>0,001503179</text:p>
          </table:table-cell>
          <table:table-cell office:value-type="float" office:value="0.002359081" calcext:value-type="float">
            <text:p>0,002359081</text:p>
          </table:table-cell>
          <table:table-cell office:value-type="float" office:value="0.001241717" calcext:value-type="float">
            <text:p>0,001241717</text:p>
          </table:table-cell>
          <table:table-cell office:value-type="float" office:value="0.001408028" calcext:value-type="float">
            <text:p>0,001408028</text:p>
          </table:table-cell>
          <table:table-cell office:value-type="float" office:value="0.001223433" calcext:value-type="float">
            <text:p>0,001223433</text:p>
          </table:table-cell>
          <table:table-cell table:style-name="ce2" office:value-type="float" office:value="0.000866177" calcext:value-type="float">
            <text:p>8,66E-004</text:p>
          </table:table-cell>
          <table:table-cell office:value-type="float" office:value="0.001025074" calcext:value-type="float">
            <text:p>0,001025074</text:p>
          </table:table-cell>
          <table:table-cell table:style-name="ce2" office:value-type="float" office:value="0.000896622" calcext:value-type="float">
            <text:p>8,97E-004</text:p>
          </table:table-cell>
          <table:table-cell/>
          <table:table-cell table:formula="of:=TRIMMEAN([.B26:.K26];0.2)" office:value-type="float" office:value="0.001314677125" calcext:value-type="float">
            <text:p>0,0013146771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44437401" calcext:value-type="float">
            <text:p>0,044437401</text:p>
          </table:table-cell>
          <table:table-cell office:value-type="float" office:value="0.002399748" calcext:value-type="float">
            <text:p>0,002399748</text:p>
          </table:table-cell>
          <table:table-cell office:value-type="float" office:value="0.001480766" calcext:value-type="float">
            <text:p>0,001480766</text:p>
          </table:table-cell>
          <table:table-cell office:value-type="float" office:value="0.001246568" calcext:value-type="float">
            <text:p>0,001246568</text:p>
          </table:table-cell>
          <table:table-cell office:value-type="float" office:value="0.001486472" calcext:value-type="float">
            <text:p>0,001486472</text:p>
          </table:table-cell>
          <table:table-cell office:value-type="float" office:value="0.002141243" calcext:value-type="float">
            <text:p>0,002141243</text:p>
          </table:table-cell>
          <table:table-cell office:value-type="float" office:value="0.00118061" calcext:value-type="float">
            <text:p>0,00118061</text:p>
          </table:table-cell>
          <table:table-cell table:style-name="ce2" office:value-type="float" office:value="0.000914186" calcext:value-type="float">
            <text:p>9,14E-004</text:p>
          </table:table-cell>
          <table:table-cell office:value-type="float" office:value="0.001000127" calcext:value-type="float">
            <text:p>0,001000127</text:p>
          </table:table-cell>
          <table:table-cell office:value-type="float" office:value="0.001007385" calcext:value-type="float">
            <text:p>0,001007385</text:p>
          </table:table-cell>
          <table:table-cell/>
          <table:table-cell table:formula="of:=TRIMMEAN([.B27:.K27];0.2)" office:value-type="float" office:value="0.001492864875" calcext:value-type="float">
            <text:p>0,0014928649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22943141" calcext:value-type="float">
            <text:p>0,022943141</text:p>
          </table:table-cell>
          <table:table-cell office:value-type="float" office:value="0.00997456" calcext:value-type="float">
            <text:p>0,00997456</text:p>
          </table:table-cell>
          <table:table-cell office:value-type="float" office:value="0.003827676" calcext:value-type="float">
            <text:p>0,003827676</text:p>
          </table:table-cell>
          <table:table-cell office:value-type="float" office:value="0.00822289" calcext:value-type="float">
            <text:p>0,00822289</text:p>
          </table:table-cell>
          <table:table-cell office:value-type="float" office:value="0.004195439" calcext:value-type="float">
            <text:p>0,004195439</text:p>
          </table:table-cell>
          <table:table-cell office:value-type="float" office:value="0.004942516" calcext:value-type="float">
            <text:p>0,004942516</text:p>
          </table:table-cell>
          <table:table-cell office:value-type="float" office:value="0.003329064" calcext:value-type="float">
            <text:p>0,003329064</text:p>
          </table:table-cell>
          <table:table-cell office:value-type="float" office:value="0.003432109" calcext:value-type="float">
            <text:p>0,003432109</text:p>
          </table:table-cell>
          <table:table-cell office:value-type="float" office:value="0.002234572" calcext:value-type="float">
            <text:p>0,002234572</text:p>
          </table:table-cell>
          <table:table-cell office:value-type="float" office:value="0.003382897" calcext:value-type="float">
            <text:p>0,003382897</text:p>
          </table:table-cell>
          <table:table-cell/>
          <table:table-cell table:formula="of:=TRIMMEAN([.B28:.K28];0.2)" office:value-type="float" office:value="0.005163393875" calcext:value-type="float">
            <text:p>0,0051633939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97786507" calcext:value-type="float">
            <text:p>0,097786507</text:p>
          </table:table-cell>
          <table:table-cell office:value-type="float" office:value="0.001697921" calcext:value-type="float">
            <text:p>0,001697921</text:p>
          </table:table-cell>
          <table:table-cell office:value-type="float" office:value="0.001512027" calcext:value-type="float">
            <text:p>0,001512027</text:p>
          </table:table-cell>
          <table:table-cell office:value-type="float" office:value="0.001566604" calcext:value-type="float">
            <text:p>0,001566604</text:p>
          </table:table-cell>
          <table:table-cell office:value-type="float" office:value="0.001242553" calcext:value-type="float">
            <text:p>0,001242553</text:p>
          </table:table-cell>
          <table:table-cell office:value-type="float" office:value="0.001278965" calcext:value-type="float">
            <text:p>0,001278965</text:p>
          </table:table-cell>
          <table:table-cell office:value-type="float" office:value="0.001148943" calcext:value-type="float">
            <text:p>0,001148943</text:p>
          </table:table-cell>
          <table:table-cell table:style-name="ce2" office:value-type="float" office:value="0.000972214" calcext:value-type="float">
            <text:p>9,72E-004</text:p>
          </table:table-cell>
          <table:table-cell table:style-name="ce2" office:value-type="float" office:value="0.00098817" calcext:value-type="float">
            <text:p>9,88E-004</text:p>
          </table:table-cell>
          <table:table-cell table:style-name="ce2" office:value-type="float" office:value="0.000955091" calcext:value-type="float">
            <text:p>9,55E-004</text:p>
          </table:table-cell>
          <table:table-cell/>
          <table:table-cell table:formula="of:=TRIMMEAN([.B29:.K29];0.2)" office:value-type="float" office:value="0.001300924625" calcext:value-type="float">
            <text:p>0,0013009246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31909087" calcext:value-type="float">
            <text:p>0,031909087</text:p>
          </table:table-cell>
          <table:table-cell office:value-type="float" office:value="0.003624898" calcext:value-type="float">
            <text:p>0,003624898</text:p>
          </table:table-cell>
          <table:table-cell office:value-type="float" office:value="0.003124371" calcext:value-type="float">
            <text:p>0,003124371</text:p>
          </table:table-cell>
          <table:table-cell office:value-type="float" office:value="0.002744203" calcext:value-type="float">
            <text:p>0,002744203</text:p>
          </table:table-cell>
          <table:table-cell office:value-type="float" office:value="0.003602269" calcext:value-type="float">
            <text:p>0,003602269</text:p>
          </table:table-cell>
          <table:table-cell office:value-type="float" office:value="0.003252721" calcext:value-type="float">
            <text:p>0,003252721</text:p>
          </table:table-cell>
          <table:table-cell office:value-type="float" office:value="0.00295819" calcext:value-type="float">
            <text:p>0,00295819</text:p>
          </table:table-cell>
          <table:table-cell office:value-type="float" office:value="0.0030486" calcext:value-type="float">
            <text:p>0,0030486</text:p>
          </table:table-cell>
          <table:table-cell office:value-type="float" office:value="0.002088951" calcext:value-type="float">
            <text:p>0,002088951</text:p>
          </table:table-cell>
          <table:table-cell office:value-type="float" office:value="0.00289456" calcext:value-type="float">
            <text:p>0,00289456</text:p>
          </table:table-cell>
          <table:table-cell/>
          <table:table-cell table:formula="of:=TRIMMEAN([.B30:.K30];0.2)" office:value-type="float" office:value="0.0031562265" calcext:value-type="float">
            <text:p>0,003156226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193.012110287" calcext:value-type="float">
            <text:p>193,012110287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398881315" calcext:value-type="float">
            <text:p>0,0398881315</text:p>
          </table:table-cell>
        </table:table-row>
      </table:table>
      <table:table table:name="4CM" table:style-name="ta1"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1.382618834" calcext:value-type="float">
            <text:p>1,382618834</text:p>
          </table:table-cell>
          <table:table-cell office:value-type="float" office:value="1.352620638" calcext:value-type="float">
            <text:p>1,352620638</text:p>
          </table:table-cell>
          <table:table-cell office:value-type="float" office:value="1.355108552" calcext:value-type="float">
            <text:p>1,355108552</text:p>
          </table:table-cell>
          <table:table-cell office:value-type="float" office:value="1.355300791" calcext:value-type="float">
            <text:p>1,355300791</text:p>
          </table:table-cell>
          <table:table-cell office:value-type="float" office:value="1.36234748" calcext:value-type="float">
            <text:p>1,36234748</text:p>
          </table:table-cell>
          <table:table-cell office:value-type="float" office:value="1.364039994" calcext:value-type="float">
            <text:p>1,364039994</text:p>
          </table:table-cell>
          <table:table-cell office:value-type="float" office:value="1.337092334" calcext:value-type="float">
            <text:p>1,337092334</text:p>
          </table:table-cell>
          <table:table-cell office:value-type="float" office:value="1.345548539" calcext:value-type="float">
            <text:p>1,345548539</text:p>
          </table:table-cell>
          <table:table-cell office:value-type="float" office:value="1.361158189" calcext:value-type="float">
            <text:p>1,361158189</text:p>
          </table:table-cell>
          <table:table-cell office:value-type="float" office:value="1.340113249" calcext:value-type="float">
            <text:p>1,340113249</text:p>
          </table:table-cell>
          <table:table-cell/>
          <table:table-cell table:formula="of:=TRIMMEAN([.B2:.K2];0.2)" office:value-type="float" office:value="1.354529679" calcext:value-type="float">
            <text:p>1,354529679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3.375424398" calcext:value-type="float">
            <text:p>3,375424398</text:p>
          </table:table-cell>
          <table:table-cell office:value-type="float" office:value="3.471764743" calcext:value-type="float">
            <text:p>3,471764743</text:p>
          </table:table-cell>
          <table:table-cell office:value-type="float" office:value="3.386483405" calcext:value-type="float">
            <text:p>3,386483405</text:p>
          </table:table-cell>
          <table:table-cell office:value-type="float" office:value="3.650462008" calcext:value-type="float">
            <text:p>3,650462008</text:p>
          </table:table-cell>
          <table:table-cell office:value-type="float" office:value="3.675251485" calcext:value-type="float">
            <text:p>3,675251485</text:p>
          </table:table-cell>
          <table:table-cell office:value-type="float" office:value="3.892046799" calcext:value-type="float">
            <text:p>3,892046799</text:p>
          </table:table-cell>
          <table:table-cell office:value-type="float" office:value="3.478000594" calcext:value-type="float">
            <text:p>3,478000594</text:p>
          </table:table-cell>
          <table:table-cell office:value-type="float" office:value="3.545705965" calcext:value-type="float">
            <text:p>3,545705965</text:p>
          </table:table-cell>
          <table:table-cell office:value-type="float" office:value="3.623187945" calcext:value-type="float">
            <text:p>3,623187945</text:p>
          </table:table-cell>
          <table:table-cell office:value-type="float" office:value="3.498474701" calcext:value-type="float">
            <text:p>3,498474701</text:p>
          </table:table-cell>
          <table:table-cell/>
          <table:table-cell table:formula="of:=TRIMMEAN([.B3:.K3];0.2)" office:value-type="float" office:value="3.54116635575" calcext:value-type="float">
            <text:p>3,5411663558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57.067102837" calcext:value-type="float">
            <text:p>57,067102837</text:p>
          </table:table-cell>
          <table:table-cell office:value-type="float" office:value="57.846528814" calcext:value-type="float">
            <text:p>57,846528814</text:p>
          </table:table-cell>
          <table:table-cell office:value-type="float" office:value="56.811882125" calcext:value-type="float">
            <text:p>56,811882125</text:p>
          </table:table-cell>
          <table:table-cell office:value-type="float" office:value="57.159489227" calcext:value-type="float">
            <text:p>57,159489227</text:p>
          </table:table-cell>
          <table:table-cell office:value-type="float" office:value="56.526013525" calcext:value-type="float">
            <text:p>56,526013525</text:p>
          </table:table-cell>
          <table:table-cell office:value-type="float" office:value="58.505762158" calcext:value-type="float">
            <text:p>58,505762158</text:p>
          </table:table-cell>
          <table:table-cell office:value-type="float" office:value="55.723323366" calcext:value-type="float">
            <text:p>55,723323366</text:p>
          </table:table-cell>
          <table:table-cell office:value-type="float" office:value="56.488546479" calcext:value-type="float">
            <text:p>56,488546479</text:p>
          </table:table-cell>
          <table:table-cell office:value-type="float" office:value="58.62884033" calcext:value-type="float">
            <text:p>58,62884033</text:p>
          </table:table-cell>
          <table:table-cell office:value-type="float" office:value="57.364823463" calcext:value-type="float">
            <text:p>57,364823463</text:p>
          </table:table-cell>
          <table:table-cell/>
          <table:table-cell table:formula="of:=TRIMMEAN([.B4:.K4];0.2)" office:value-type="float" office:value="57.2212685785" calcext:value-type="float">
            <text:p>57,2212685785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9.098271186" calcext:value-type="float">
            <text:p>9,098271186</text:p>
          </table:table-cell>
          <table:table-cell office:value-type="float" office:value="9.067137824" calcext:value-type="float">
            <text:p>9,067137824</text:p>
          </table:table-cell>
          <table:table-cell office:value-type="float" office:value="9.053208631" calcext:value-type="float">
            <text:p>9,053208631</text:p>
          </table:table-cell>
          <table:table-cell office:value-type="float" office:value="9.050899738" calcext:value-type="float">
            <text:p>9,050899738</text:p>
          </table:table-cell>
          <table:table-cell office:value-type="float" office:value="9.083160919" calcext:value-type="float">
            <text:p>9,083160919</text:p>
          </table:table-cell>
          <table:table-cell office:value-type="float" office:value="9.064428163" calcext:value-type="float">
            <text:p>9,064428163</text:p>
          </table:table-cell>
          <table:table-cell office:value-type="float" office:value="9.074846797" calcext:value-type="float">
            <text:p>9,074846797</text:p>
          </table:table-cell>
          <table:table-cell office:value-type="float" office:value="9.106551301" calcext:value-type="float">
            <text:p>9,106551301</text:p>
          </table:table-cell>
          <table:table-cell office:value-type="float" office:value="9.043779919" calcext:value-type="float">
            <text:p>9,043779919</text:p>
          </table:table-cell>
          <table:table-cell office:value-type="float" office:value="9.077094688" calcext:value-type="float">
            <text:p>9,077094688</text:p>
          </table:table-cell>
          <table:table-cell/>
          <table:table-cell table:formula="of:=TRIMMEAN([.B5:.K5];0.2)" office:value-type="float" office:value="9.07113099325" calcext:value-type="float">
            <text:p>9,071130993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2.375826427" calcext:value-type="float">
            <text:p>2,375826427</text:p>
          </table:table-cell>
          <table:table-cell office:value-type="float" office:value="2.377433452" calcext:value-type="float">
            <text:p>2,377433452</text:p>
          </table:table-cell>
          <table:table-cell office:value-type="float" office:value="2.368842813" calcext:value-type="float">
            <text:p>2,368842813</text:p>
          </table:table-cell>
          <table:table-cell office:value-type="float" office:value="2.378243337" calcext:value-type="float">
            <text:p>2,378243337</text:p>
          </table:table-cell>
          <table:table-cell office:value-type="float" office:value="2.356551004" calcext:value-type="float">
            <text:p>2,356551004</text:p>
          </table:table-cell>
          <table:table-cell office:value-type="float" office:value="2.363283829" calcext:value-type="float">
            <text:p>2,363283829</text:p>
          </table:table-cell>
          <table:table-cell office:value-type="float" office:value="2.366179536" calcext:value-type="float">
            <text:p>2,366179536</text:p>
          </table:table-cell>
          <table:table-cell office:value-type="float" office:value="2.366169938" calcext:value-type="float">
            <text:p>2,366169938</text:p>
          </table:table-cell>
          <table:table-cell office:value-type="float" office:value="2.366487893" calcext:value-type="float">
            <text:p>2,366487893</text:p>
          </table:table-cell>
          <table:table-cell office:value-type="float" office:value="2.363307839" calcext:value-type="float">
            <text:p>2,363307839</text:p>
          </table:table-cell>
          <table:table-cell/>
          <table:table-cell table:formula="of:=TRIMMEAN([.B6:.K6];0.2)" office:value-type="float" office:value="2.368441465875" calcext:value-type="float">
            <text:p>2,3684414659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86.051382756" calcext:value-type="float">
            <text:p>86,051382756</text:p>
          </table:table-cell>
          <table:table-cell office:value-type="float" office:value="84.236870048" calcext:value-type="float">
            <text:p>84,236870048</text:p>
          </table:table-cell>
          <table:table-cell office:value-type="float" office:value="87.859929685" calcext:value-type="float">
            <text:p>87,859929685</text:p>
          </table:table-cell>
          <table:table-cell office:value-type="float" office:value="86.835824034" calcext:value-type="float">
            <text:p>86,835824034</text:p>
          </table:table-cell>
          <table:table-cell office:value-type="float" office:value="85.422851669" calcext:value-type="float">
            <text:p>85,422851669</text:p>
          </table:table-cell>
          <table:table-cell office:value-type="float" office:value="84.679710238" calcext:value-type="float">
            <text:p>84,679710238</text:p>
          </table:table-cell>
          <table:table-cell office:value-type="float" office:value="86.060096948" calcext:value-type="float">
            <text:p>86,060096948</text:p>
          </table:table-cell>
          <table:table-cell office:value-type="float" office:value="84.124954438" calcext:value-type="float">
            <text:p>84,124954438</text:p>
          </table:table-cell>
          <table:table-cell office:value-type="float" office:value="84.987977271" calcext:value-type="float">
            <text:p>84,987977271</text:p>
          </table:table-cell>
          <table:table-cell office:value-type="float" office:value="85.656449148" calcext:value-type="float">
            <text:p>85,656449148</text:p>
          </table:table-cell>
          <table:table-cell/>
          <table:table-cell table:formula="of:=TRIMMEAN([.B7:.K7];0.2)" office:value-type="float" office:value="85.491395264" calcext:value-type="float">
            <text:p>85,49139526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01719294" calcext:value-type="float">
            <text:p>0,001719294</text:p>
          </table:table-cell>
          <table:table-cell office:value-type="float" office:value="0.001467527" calcext:value-type="float">
            <text:p>0,001467527</text:p>
          </table:table-cell>
          <table:table-cell office:value-type="float" office:value="0.00127057" calcext:value-type="float">
            <text:p>0,00127057</text:p>
          </table:table-cell>
          <table:table-cell office:value-type="float" office:value="0.001850835" calcext:value-type="float">
            <text:p>0,001850835</text:p>
          </table:table-cell>
          <table:table-cell office:value-type="float" office:value="0.001384238" calcext:value-type="float">
            <text:p>0,001384238</text:p>
          </table:table-cell>
          <table:table-cell office:value-type="float" office:value="0.001285305" calcext:value-type="float">
            <text:p>0,001285305</text:p>
          </table:table-cell>
          <table:table-cell office:value-type="float" office:value="0.001449087" calcext:value-type="float">
            <text:p>0,001449087</text:p>
          </table:table-cell>
          <table:table-cell office:value-type="float" office:value="0.002017338" calcext:value-type="float">
            <text:p>0,002017338</text:p>
          </table:table-cell>
          <table:table-cell office:value-type="float" office:value="0.001611556" calcext:value-type="float">
            <text:p>0,001611556</text:p>
          </table:table-cell>
          <table:table-cell office:value-type="float" office:value="0.001256104" calcext:value-type="float">
            <text:p>0,001256104</text:p>
          </table:table-cell>
          <table:table-cell/>
          <table:table-cell table:formula="of:=TRIMMEAN([.B9:.K9];0.2)" office:value-type="float" office:value="0.0015048015" calcext:value-type="float">
            <text:p>0,0015048015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1938881" calcext:value-type="float">
            <text:p>0,001938881</text:p>
          </table:table-cell>
          <table:table-cell office:value-type="float" office:value="0.001808784" calcext:value-type="float">
            <text:p>0,001808784</text:p>
          </table:table-cell>
          <table:table-cell office:value-type="float" office:value="0.001479119" calcext:value-type="float">
            <text:p>0,001479119</text:p>
          </table:table-cell>
          <table:table-cell office:value-type="float" office:value="0.001821916" calcext:value-type="float">
            <text:p>0,001821916</text:p>
          </table:table-cell>
          <table:table-cell office:value-type="float" office:value="0.001644005" calcext:value-type="float">
            <text:p>0,001644005</text:p>
          </table:table-cell>
          <table:table-cell office:value-type="float" office:value="0.001285811" calcext:value-type="float">
            <text:p>0,001285811</text:p>
          </table:table-cell>
          <table:table-cell office:value-type="float" office:value="0.001720868" calcext:value-type="float">
            <text:p>0,001720868</text:p>
          </table:table-cell>
          <table:table-cell office:value-type="float" office:value="0.002403258" calcext:value-type="float">
            <text:p>0,002403258</text:p>
          </table:table-cell>
          <table:table-cell office:value-type="float" office:value="0.001729329" calcext:value-type="float">
            <text:p>0,001729329</text:p>
          </table:table-cell>
          <table:table-cell office:value-type="float" office:value="0.001476381" calcext:value-type="float">
            <text:p>0,001476381</text:p>
          </table:table-cell>
          <table:table-cell/>
          <table:table-cell table:formula="of:=TRIMMEAN([.B10:.K10];0.2)" office:value-type="float" office:value="0.001702410375" calcext:value-type="float">
            <text:p>0,0017024104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101044" calcext:value-type="float">
            <text:p>0,00101044</text:p>
          </table:table-cell>
          <table:table-cell office:value-type="float" office:value="0.001162361" calcext:value-type="float">
            <text:p>0,001162361</text:p>
          </table:table-cell>
          <table:table-cell office:value-type="float" office:value="0.001090195" calcext:value-type="float">
            <text:p>0,001090195</text:p>
          </table:table-cell>
          <table:table-cell office:value-type="float" office:value="0.001479667" calcext:value-type="float">
            <text:p>0,001479667</text:p>
          </table:table-cell>
          <table:table-cell office:value-type="float" office:value="0.001072757" calcext:value-type="float">
            <text:p>0,001072757</text:p>
          </table:table-cell>
          <table:table-cell office:value-type="float" office:value="0.001026944" calcext:value-type="float">
            <text:p>0,001026944</text:p>
          </table:table-cell>
          <table:table-cell office:value-type="float" office:value="0.001044879" calcext:value-type="float">
            <text:p>0,001044879</text:p>
          </table:table-cell>
          <table:table-cell office:value-type="float" office:value="0.00177641" calcext:value-type="float">
            <text:p>0,00177641</text:p>
          </table:table-cell>
          <table:table-cell office:value-type="float" office:value="0.001151791" calcext:value-type="float">
            <text:p>0,001151791</text:p>
          </table:table-cell>
          <table:table-cell office:value-type="float" office:value="0.001005173" calcext:value-type="float">
            <text:p>0,001005173</text:p>
          </table:table-cell>
          <table:table-cell/>
          <table:table-cell table:formula="of:=TRIMMEAN([.B11:.K11];0.2)" office:value-type="float" office:value="0.00112987925" calcext:value-type="float">
            <text:p>0,0011298793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1084405" calcext:value-type="float">
            <text:p>0,001084405</text:p>
          </table:table-cell>
          <table:table-cell office:value-type="float" office:value="0.00110645" calcext:value-type="float">
            <text:p>0,00110645</text:p>
          </table:table-cell>
          <table:table-cell office:value-type="float" office:value="0.00109604" calcext:value-type="float">
            <text:p>0,00109604</text:p>
          </table:table-cell>
          <table:table-cell office:value-type="float" office:value="0.001302089" calcext:value-type="float">
            <text:p>0,001302089</text:p>
          </table:table-cell>
          <table:table-cell office:value-type="float" office:value="0.001101806" calcext:value-type="float">
            <text:p>0,001101806</text:p>
          </table:table-cell>
          <table:table-cell office:value-type="float" office:value="0.001031248" calcext:value-type="float">
            <text:p>0,001031248</text:p>
          </table:table-cell>
          <table:table-cell office:value-type="float" office:value="0.001196256" calcext:value-type="float">
            <text:p>0,001196256</text:p>
          </table:table-cell>
          <table:table-cell office:value-type="float" office:value="0.001628237" calcext:value-type="float">
            <text:p>0,001628237</text:p>
          </table:table-cell>
          <table:table-cell office:value-type="float" office:value="0.001097565" calcext:value-type="float">
            <text:p>0,001097565</text:p>
          </table:table-cell>
          <table:table-cell table:style-name="ce2" office:value-type="float" office:value="0.000970739" calcext:value-type="float">
            <text:p>9,71E-004</text:p>
          </table:table-cell>
          <table:table-cell/>
          <table:table-cell table:formula="of:=TRIMMEAN([.B12:.K12];0.2)" office:value-type="float" office:value="0.001126982375" calcext:value-type="float">
            <text:p>0,0011269824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1101061" calcext:value-type="float">
            <text:p>0,001101061</text:p>
          </table:table-cell>
          <table:table-cell office:value-type="float" office:value="0.001199418" calcext:value-type="float">
            <text:p>0,001199418</text:p>
          </table:table-cell>
          <table:table-cell table:style-name="ce2" office:value-type="float" office:value="0.000951729" calcext:value-type="float">
            <text:p>9,52E-004</text:p>
          </table:table-cell>
          <table:table-cell office:value-type="float" office:value="0.00121278" calcext:value-type="float">
            <text:p>0,00121278</text:p>
          </table:table-cell>
          <table:table-cell office:value-type="float" office:value="0.001034335" calcext:value-type="float">
            <text:p>0,001034335</text:p>
          </table:table-cell>
          <table:table-cell table:style-name="ce2" office:value-type="float" office:value="0.000965958" calcext:value-type="float">
            <text:p>9,66E-004</text:p>
          </table:table-cell>
          <table:table-cell table:style-name="ce2" office:value-type="float" office:value="0.000993053" calcext:value-type="float">
            <text:p>9,93E-004</text:p>
          </table:table-cell>
          <table:table-cell office:value-type="float" office:value="0.001518844" calcext:value-type="float">
            <text:p>0,001518844</text:p>
          </table:table-cell>
          <table:table-cell office:value-type="float" office:value="0.001058686" calcext:value-type="float">
            <text:p>0,001058686</text:p>
          </table:table-cell>
          <table:table-cell office:value-type="float" office:value="0.001009626" calcext:value-type="float">
            <text:p>0,001009626</text:p>
          </table:table-cell>
          <table:table-cell/>
          <table:table-cell table:formula="of:=TRIMMEAN([.B13:.K13];0.2)" office:value-type="float" office:value="0.001071864625" calcext:value-type="float">
            <text:p>0,0010718646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table:style-name="ce2" office:value-type="float" office:value="0.000445944" calcext:value-type="float">
            <text:p>4,46E-004</text:p>
          </table:table-cell>
          <table:table-cell table:style-name="ce2" office:value-type="float" office:value="0.000562371" calcext:value-type="float">
            <text:p>5,62E-004</text:p>
          </table:table-cell>
          <table:table-cell table:style-name="ce2" office:value-type="float" office:value="0.000406812" calcext:value-type="float">
            <text:p>4,07E-004</text:p>
          </table:table-cell>
          <table:table-cell table:style-name="ce2" office:value-type="float" office:value="0.000669068" calcext:value-type="float">
            <text:p>6,69E-004</text:p>
          </table:table-cell>
          <table:table-cell table:style-name="ce2" office:value-type="float" office:value="0.000424417" calcext:value-type="float">
            <text:p>4,24E-004</text:p>
          </table:table-cell>
          <table:table-cell table:style-name="ce2" office:value-type="float" office:value="0.000398101" calcext:value-type="float">
            <text:p>3,98E-004</text:p>
          </table:table-cell>
          <table:table-cell table:style-name="ce2" office:value-type="float" office:value="0.000336922" calcext:value-type="float">
            <text:p>3,37E-004</text:p>
          </table:table-cell>
          <table:table-cell office:value-type="float" office:value="0.001251437" calcext:value-type="float">
            <text:p>0,001251437</text:p>
          </table:table-cell>
          <table:table-cell table:style-name="ce2" office:value-type="float" office:value="0.000331681" calcext:value-type="float">
            <text:p>3,32E-004</text:p>
          </table:table-cell>
          <table:table-cell table:style-name="ce2" office:value-type="float" office:value="0.000401208" calcext:value-type="float">
            <text:p>4,01E-004</text:p>
          </table:table-cell>
          <table:table-cell/>
          <table:table-cell table:formula="of:=TRIMMEAN([.B14:.K14];0.2)" office:value-type="float" office:value="0.000455605375" calcext:value-type="float">
            <text:p>0,0004556054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102456" calcext:value-type="float">
            <text:p>0,00102456</text:p>
          </table:table-cell>
          <table:table-cell office:value-type="float" office:value="0.001204578" calcext:value-type="float">
            <text:p>0,001204578</text:p>
          </table:table-cell>
          <table:table-cell table:style-name="ce2" office:value-type="float" office:value="0.000997671" calcext:value-type="float">
            <text:p>9,98E-004</text:p>
          </table:table-cell>
          <table:table-cell office:value-type="float" office:value="0.00164591" calcext:value-type="float">
            <text:p>0,00164591</text:p>
          </table:table-cell>
          <table:table-cell table:style-name="ce2" office:value-type="float" office:value="0.000994328" calcext:value-type="float">
            <text:p>9,94E-004</text:p>
          </table:table-cell>
          <table:table-cell office:value-type="float" office:value="0.00108137" calcext:value-type="float">
            <text:p>0,00108137</text:p>
          </table:table-cell>
          <table:table-cell office:value-type="float" office:value="0.001031586" calcext:value-type="float">
            <text:p>0,001031586</text:p>
          </table:table-cell>
          <table:table-cell office:value-type="float" office:value="0.0016062" calcext:value-type="float">
            <text:p>0,0016062</text:p>
          </table:table-cell>
          <table:table-cell office:value-type="float" office:value="0.001058279" calcext:value-type="float">
            <text:p>0,001058279</text:p>
          </table:table-cell>
          <table:table-cell office:value-type="float" office:value="0.001038594" calcext:value-type="float">
            <text:p>0,001038594</text:p>
          </table:table-cell>
          <table:table-cell/>
          <table:table-cell table:formula="of:=TRIMMEAN([.B15:.K15];0.2)" office:value-type="float" office:value="0.00113035475" calcext:value-type="float">
            <text:p>0,0011303548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table:style-name="ce2" office:value-type="float" office:value="0.000985078" calcext:value-type="float">
            <text:p>9,85E-004</text:p>
          </table:table-cell>
          <table:table-cell office:value-type="float" office:value="0.001276474" calcext:value-type="float">
            <text:p>0,001276474</text:p>
          </table:table-cell>
          <table:table-cell office:value-type="float" office:value="0.001086967" calcext:value-type="float">
            <text:p>0,001086967</text:p>
          </table:table-cell>
          <table:table-cell office:value-type="float" office:value="0.001576002" calcext:value-type="float">
            <text:p>0,001576002</text:p>
          </table:table-cell>
          <table:table-cell office:value-type="float" office:value="0.00103847" calcext:value-type="float">
            <text:p>0,00103847</text:p>
          </table:table-cell>
          <table:table-cell table:style-name="ce2" office:value-type="float" office:value="0.000969334" calcext:value-type="float">
            <text:p>9,69E-004</text:p>
          </table:table-cell>
          <table:table-cell table:style-name="ce2" office:value-type="float" office:value="0.000976043" calcext:value-type="float">
            <text:p>9,76E-004</text:p>
          </table:table-cell>
          <table:table-cell office:value-type="float" office:value="0.001594529" calcext:value-type="float">
            <text:p>0,001594529</text:p>
          </table:table-cell>
          <table:table-cell office:value-type="float" office:value="0.001037188" calcext:value-type="float">
            <text:p>0,001037188</text:p>
          </table:table-cell>
          <table:table-cell office:value-type="float" office:value="0.001018669" calcext:value-type="float">
            <text:p>0,001018669</text:p>
          </table:table-cell>
          <table:table-cell/>
          <table:table-cell table:formula="of:=TRIMMEAN([.B16:.K16];0.2)" office:value-type="float" office:value="0.001124361375" calcext:value-type="float">
            <text:p>0,0011243614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339349" calcext:value-type="float">
            <text:p>0,001339349</text:p>
          </table:table-cell>
          <table:table-cell office:value-type="float" office:value="0.001661374" calcext:value-type="float">
            <text:p>0,001661374</text:p>
          </table:table-cell>
          <table:table-cell office:value-type="float" office:value="0.001270159" calcext:value-type="float">
            <text:p>0,001270159</text:p>
          </table:table-cell>
          <table:table-cell office:value-type="float" office:value="0.001605389" calcext:value-type="float">
            <text:p>0,001605389</text:p>
          </table:table-cell>
          <table:table-cell office:value-type="float" office:value="0.001292874" calcext:value-type="float">
            <text:p>0,001292874</text:p>
          </table:table-cell>
          <table:table-cell office:value-type="float" office:value="0.001083933" calcext:value-type="float">
            <text:p>0,001083933</text:p>
          </table:table-cell>
          <table:table-cell office:value-type="float" office:value="0.001337947" calcext:value-type="float">
            <text:p>0,001337947</text:p>
          </table:table-cell>
          <table:table-cell office:value-type="float" office:value="0.001873576" calcext:value-type="float">
            <text:p>0,001873576</text:p>
          </table:table-cell>
          <table:table-cell office:value-type="float" office:value="0.001292872" calcext:value-type="float">
            <text:p>0,001292872</text:p>
          </table:table-cell>
          <table:table-cell office:value-type="float" office:value="0.001279012" calcext:value-type="float">
            <text:p>0,001279012</text:p>
          </table:table-cell>
          <table:table-cell/>
          <table:table-cell table:formula="of:=TRIMMEAN([.B17:.K17];0.2)" office:value-type="float" office:value="0.001384872" calcext:value-type="float">
            <text:p>0,001384872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table:style-name="ce2" office:value-type="float" office:value="0.000988341" calcext:value-type="float">
            <text:p>9,88E-004</text:p>
          </table:table-cell>
          <table:table-cell office:value-type="float" office:value="0.001449913" calcext:value-type="float">
            <text:p>0,001449913</text:p>
          </table:table-cell>
          <table:table-cell office:value-type="float" office:value="0.001001745" calcext:value-type="float">
            <text:p>0,001001745</text:p>
          </table:table-cell>
          <table:table-cell office:value-type="float" office:value="0.00165092" calcext:value-type="float">
            <text:p>0,00165092</text:p>
          </table:table-cell>
          <table:table-cell office:value-type="float" office:value="0.001094021" calcext:value-type="float">
            <text:p>0,001094021</text:p>
          </table:table-cell>
          <table:table-cell table:style-name="ce2" office:value-type="float" office:value="0.000949023" calcext:value-type="float">
            <text:p>9,49E-004</text:p>
          </table:table-cell>
          <table:table-cell office:value-type="float" office:value="0.001342898" calcext:value-type="float">
            <text:p>0,001342898</text:p>
          </table:table-cell>
          <table:table-cell office:value-type="float" office:value="0.00638645" calcext:value-type="float">
            <text:p>0,00638645</text:p>
          </table:table-cell>
          <table:table-cell office:value-type="float" office:value="0.001333834" calcext:value-type="float">
            <text:p>0,001333834</text:p>
          </table:table-cell>
          <table:table-cell office:value-type="float" office:value="0.001262256" calcext:value-type="float">
            <text:p>0,001262256</text:p>
          </table:table-cell>
          <table:table-cell/>
          <table:table-cell table:formula="of:=TRIMMEAN([.B18:.K18];0.2)" office:value-type="float" office:value="0.001265491" calcext:value-type="float">
            <text:p>0,001265491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table:style-name="ce2" office:value-type="float" office:value="0.000333804" calcext:value-type="float">
            <text:p>3,34E-004</text:p>
          </table:table-cell>
          <table:table-cell table:style-name="ce2" office:value-type="float" office:value="0.000527844" calcext:value-type="float">
            <text:p>5,28E-004</text:p>
          </table:table-cell>
          <table:table-cell table:style-name="ce2" office:value-type="float" office:value="0.000271972" calcext:value-type="float">
            <text:p>2,72E-004</text:p>
          </table:table-cell>
          <table:table-cell table:style-name="ce2" office:value-type="float" office:value="0.000564152" calcext:value-type="float">
            <text:p>5,64E-004</text:p>
          </table:table-cell>
          <table:table-cell table:style-name="ce2" office:value-type="float" office:value="0.00050979" calcext:value-type="float">
            <text:p>5,10E-004</text:p>
          </table:table-cell>
          <table:table-cell table:style-name="ce2" office:value-type="float" office:value="0.00034764" calcext:value-type="float">
            <text:p>3,48E-004</text:p>
          </table:table-cell>
          <table:table-cell table:style-name="ce2" office:value-type="float" office:value="0.00029912" calcext:value-type="float">
            <text:p>2,99E-004</text:p>
          </table:table-cell>
          <table:table-cell office:value-type="float" office:value="0.001124235" calcext:value-type="float">
            <text:p>0,001124235</text:p>
          </table:table-cell>
          <table:table-cell table:style-name="ce2" office:value-type="float" office:value="0.000344468" calcext:value-type="float">
            <text:p>3,44E-004</text:p>
          </table:table-cell>
          <table:table-cell table:style-name="ce2" office:value-type="float" office:value="0.000281843" calcext:value-type="float">
            <text:p>2,82E-004</text:p>
          </table:table-cell>
          <table:table-cell/>
          <table:table-cell table:formula="of:=TRIMMEAN([.B19:.K19];0.2)" office:value-type="float" office:value="0.000401082625" calcext:value-type="float">
            <text:p>0,0004010826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table:style-name="ce2" office:value-type="float" office:value="0.000991406" calcext:value-type="float">
            <text:p>9,91E-004</text:p>
          </table:table-cell>
          <table:table-cell office:value-type="float" office:value="0.001090592" calcext:value-type="float">
            <text:p>0,001090592</text:p>
          </table:table-cell>
          <table:table-cell office:value-type="float" office:value="0.001034747" calcext:value-type="float">
            <text:p>0,001034747</text:p>
          </table:table-cell>
          <table:table-cell office:value-type="float" office:value="0.001402524" calcext:value-type="float">
            <text:p>0,001402524</text:p>
          </table:table-cell>
          <table:table-cell office:value-type="float" office:value="0.001119307" calcext:value-type="float">
            <text:p>0,001119307</text:p>
          </table:table-cell>
          <table:table-cell table:style-name="ce2" office:value-type="float" office:value="0.000954039" calcext:value-type="float">
            <text:p>9,54E-004</text:p>
          </table:table-cell>
          <table:table-cell table:style-name="ce2" office:value-type="float" office:value="0.000969563" calcext:value-type="float">
            <text:p>9,70E-004</text:p>
          </table:table-cell>
          <table:table-cell office:value-type="float" office:value="0.001418783" calcext:value-type="float">
            <text:p>0,001418783</text:p>
          </table:table-cell>
          <table:table-cell office:value-type="float" office:value="0.001011105" calcext:value-type="float">
            <text:p>0,001011105</text:p>
          </table:table-cell>
          <table:table-cell office:value-type="float" office:value="0.001053871" calcext:value-type="float">
            <text:p>0,001053871</text:p>
          </table:table-cell>
          <table:table-cell/>
          <table:table-cell table:formula="of:=TRIMMEAN([.B20:.K20];0.2)" office:value-type="float" office:value="0.001084139375" calcext:value-type="float">
            <text:p>0,001084139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table:style-name="ce2" office:value-type="float" office:value="0.000975718" calcext:value-type="float">
            <text:p>9,76E-004</text:p>
          </table:table-cell>
          <table:table-cell office:value-type="float" office:value="0.001039942" calcext:value-type="float">
            <text:p>0,001039942</text:p>
          </table:table-cell>
          <table:table-cell table:style-name="ce2" office:value-type="float" office:value="0.000933082" calcext:value-type="float">
            <text:p>9,33E-004</text:p>
          </table:table-cell>
          <table:table-cell office:value-type="float" office:value="0.001367998" calcext:value-type="float">
            <text:p>0,001367998</text:p>
          </table:table-cell>
          <table:table-cell office:value-type="float" office:value="0.001052322" calcext:value-type="float">
            <text:p>0,001052322</text:p>
          </table:table-cell>
          <table:table-cell table:style-name="ce2" office:value-type="float" office:value="0.000956913" calcext:value-type="float">
            <text:p>9,57E-004</text:p>
          </table:table-cell>
          <table:table-cell table:style-name="ce2" office:value-type="float" office:value="0.000997637" calcext:value-type="float">
            <text:p>9,98E-004</text:p>
          </table:table-cell>
          <table:table-cell office:value-type="float" office:value="0.001312059" calcext:value-type="float">
            <text:p>0,001312059</text:p>
          </table:table-cell>
          <table:table-cell office:value-type="float" office:value="0.001038467" calcext:value-type="float">
            <text:p>0,001038467</text:p>
          </table:table-cell>
          <table:table-cell office:value-type="float" office:value="0.001081444" calcext:value-type="float">
            <text:p>0,001081444</text:p>
          </table:table-cell>
          <table:table-cell/>
          <table:table-cell table:formula="of:=TRIMMEAN([.B21:.K21];0.2)" office:value-type="float" office:value="0.00105681275" calcext:value-type="float">
            <text:p>0,0010568128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table:style-name="ce2" office:value-type="float" office:value="0.000954256" calcext:value-type="float">
            <text:p>9,54E-004</text:p>
          </table:table-cell>
          <table:table-cell office:value-type="float" office:value="0.001091364" calcext:value-type="float">
            <text:p>0,001091364</text:p>
          </table:table-cell>
          <table:table-cell table:style-name="ce2" office:value-type="float" office:value="0.000957766" calcext:value-type="float">
            <text:p>9,58E-004</text:p>
          </table:table-cell>
          <table:table-cell office:value-type="float" office:value="0.001304606" calcext:value-type="float">
            <text:p>0,001304606</text:p>
          </table:table-cell>
          <table:table-cell office:value-type="float" office:value="0.001014761" calcext:value-type="float">
            <text:p>0,001014761</text:p>
          </table:table-cell>
          <table:table-cell office:value-type="float" office:value="0.001026938" calcext:value-type="float">
            <text:p>0,001026938</text:p>
          </table:table-cell>
          <table:table-cell table:style-name="ce2" office:value-type="float" office:value="0.000964482" calcext:value-type="float">
            <text:p>9,64E-004</text:p>
          </table:table-cell>
          <table:table-cell office:value-type="float" office:value="0.001340681" calcext:value-type="float">
            <text:p>0,001340681</text:p>
          </table:table-cell>
          <table:table-cell office:value-type="float" office:value="0.001066131" calcext:value-type="float">
            <text:p>0,001066131</text:p>
          </table:table-cell>
          <table:table-cell table:style-name="ce2" office:value-type="float" office:value="0.000997009" calcext:value-type="float">
            <text:p>9,97E-004</text:p>
          </table:table-cell>
          <table:table-cell/>
          <table:table-cell table:formula="of:=TRIMMEAN([.B22:.K22];0.2)" office:value-type="float" office:value="0.001052882125" calcext:value-type="float">
            <text:p>0,0010528821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table:style-name="ce2" office:value-type="float" office:value="0.00095263" calcext:value-type="float">
            <text:p>9,53E-004</text:p>
          </table:table-cell>
          <table:table-cell office:value-type="float" office:value="0.00141183" calcext:value-type="float">
            <text:p>0,00141183</text:p>
          </table:table-cell>
          <table:table-cell office:value-type="float" office:value="0.001310744" calcext:value-type="float">
            <text:p>0,001310744</text:p>
          </table:table-cell>
          <table:table-cell office:value-type="float" office:value="0.001530342" calcext:value-type="float">
            <text:p>0,001530342</text:p>
          </table:table-cell>
          <table:table-cell office:value-type="float" office:value="0.001285124" calcext:value-type="float">
            <text:p>0,001285124</text:p>
          </table:table-cell>
          <table:table-cell table:style-name="ce2" office:value-type="float" office:value="0.000955341" calcext:value-type="float">
            <text:p>9,55E-004</text:p>
          </table:table-cell>
          <table:table-cell office:value-type="float" office:value="0.001337338" calcext:value-type="float">
            <text:p>0,001337338</text:p>
          </table:table-cell>
          <table:table-cell office:value-type="float" office:value="0.001310342" calcext:value-type="float">
            <text:p>0,001310342</text:p>
          </table:table-cell>
          <table:table-cell office:value-type="float" office:value="0.00132792" calcext:value-type="float">
            <text:p>0,00132792</text:p>
          </table:table-cell>
          <table:table-cell office:value-type="float" office:value="0.001002412" calcext:value-type="float">
            <text:p>0,001002412</text:p>
          </table:table-cell>
          <table:table-cell/>
          <table:table-cell table:formula="of:=TRIMMEAN([.B23:.K23];0.2)" office:value-type="float" office:value="0.001242631375" calcext:value-type="float">
            <text:p>0,0012426314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1004816" calcext:value-type="float">
            <text:p>0,001004816</text:p>
          </table:table-cell>
          <table:table-cell office:value-type="float" office:value="0.001034216" calcext:value-type="float">
            <text:p>0,001034216</text:p>
          </table:table-cell>
          <table:table-cell office:value-type="float" office:value="0.001090032" calcext:value-type="float">
            <text:p>0,001090032</text:p>
          </table:table-cell>
          <table:table-cell office:value-type="float" office:value="0.001221985" calcext:value-type="float">
            <text:p>0,001221985</text:p>
          </table:table-cell>
          <table:table-cell table:style-name="ce2" office:value-type="float" office:value="0.000956732" calcext:value-type="float">
            <text:p>9,57E-004</text:p>
          </table:table-cell>
          <table:table-cell table:style-name="ce2" office:value-type="float" office:value="0.000954806" calcext:value-type="float">
            <text:p>9,55E-004</text:p>
          </table:table-cell>
          <table:table-cell office:value-type="float" office:value="0.001061401" calcext:value-type="float">
            <text:p>0,001061401</text:p>
          </table:table-cell>
          <table:table-cell office:value-type="float" office:value="0.001581007" calcext:value-type="float">
            <text:p>0,001581007</text:p>
          </table:table-cell>
          <table:table-cell office:value-type="float" office:value="0.001098918" calcext:value-type="float">
            <text:p>0,001098918</text:p>
          </table:table-cell>
          <table:table-cell office:value-type="float" office:value="0.00102836" calcext:value-type="float">
            <text:p>0,00102836</text:p>
          </table:table-cell>
          <table:table-cell/>
          <table:table-cell table:formula="of:=TRIMMEAN([.B24:.K24];0.2)" office:value-type="float" office:value="0.0010620575" calcext:value-type="float">
            <text:p>0,001062057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1688753" calcext:value-type="float">
            <text:p>0,001688753</text:p>
          </table:table-cell>
          <table:table-cell office:value-type="float" office:value="0.001885655" calcext:value-type="float">
            <text:p>0,001885655</text:p>
          </table:table-cell>
          <table:table-cell office:value-type="float" office:value="0.002064525" calcext:value-type="float">
            <text:p>0,002064525</text:p>
          </table:table-cell>
          <table:table-cell office:value-type="float" office:value="0.002552067" calcext:value-type="float">
            <text:p>0,002552067</text:p>
          </table:table-cell>
          <table:table-cell office:value-type="float" office:value="0.005666612" calcext:value-type="float">
            <text:p>0,005666612</text:p>
          </table:table-cell>
          <table:table-cell office:value-type="float" office:value="0.001604082" calcext:value-type="float">
            <text:p>0,001604082</text:p>
          </table:table-cell>
          <table:table-cell office:value-type="float" office:value="0.001807494" calcext:value-type="float">
            <text:p>0,001807494</text:p>
          </table:table-cell>
          <table:table-cell office:value-type="float" office:value="0.001937236" calcext:value-type="float">
            <text:p>0,001937236</text:p>
          </table:table-cell>
          <table:table-cell office:value-type="float" office:value="0.002427717" calcext:value-type="float">
            <text:p>0,002427717</text:p>
          </table:table-cell>
          <table:table-cell office:value-type="float" office:value="0.001572021" calcext:value-type="float">
            <text:p>0,001572021</text:p>
          </table:table-cell>
          <table:table-cell/>
          <table:table-cell table:formula="of:=TRIMMEAN([.B25:.K25];0.2)" office:value-type="float" office:value="0.001995941125" calcext:value-type="float">
            <text:p>0,0019959411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1083633" calcext:value-type="float">
            <text:p>0,001083633</text:p>
          </table:table-cell>
          <table:table-cell table:style-name="ce2" office:value-type="float" office:value="0.000951501" calcext:value-type="float">
            <text:p>9,52E-004</text:p>
          </table:table-cell>
          <table:table-cell table:style-name="ce2" office:value-type="float" office:value="0.000968775" calcext:value-type="float">
            <text:p>9,69E-004</text:p>
          </table:table-cell>
          <table:table-cell office:value-type="float" office:value="0.001144119" calcext:value-type="float">
            <text:p>0,001144119</text:p>
          </table:table-cell>
          <table:table-cell table:style-name="ce2" office:value-type="float" office:value="0.000903339" calcext:value-type="float">
            <text:p>9,03E-004</text:p>
          </table:table-cell>
          <table:table-cell table:style-name="ce2" office:value-type="float" office:value="0.00088652" calcext:value-type="float">
            <text:p>8,87E-004</text:p>
          </table:table-cell>
          <table:table-cell table:style-name="ce2" office:value-type="float" office:value="0.000849929" calcext:value-type="float">
            <text:p>8,50E-004</text:p>
          </table:table-cell>
          <table:table-cell office:value-type="float" office:value="0.001691448" calcext:value-type="float">
            <text:p>0,001691448</text:p>
          </table:table-cell>
          <table:table-cell office:value-type="float" office:value="0.001048413" calcext:value-type="float">
            <text:p>0,001048413</text:p>
          </table:table-cell>
          <table:table-cell table:style-name="ce2" office:value-type="float" office:value="0.000891877" calcext:value-type="float">
            <text:p>8,92E-004</text:p>
          </table:table-cell>
          <table:table-cell/>
          <table:table-cell table:formula="of:=TRIMMEAN([.B26:.K26];0.2)" office:value-type="float" office:value="0.000984772125" calcext:value-type="float">
            <text:p>0,0009847721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07639493" calcext:value-type="float">
            <text:p>0,007639493</text:p>
          </table:table-cell>
          <table:table-cell office:value-type="float" office:value="0.003416874" calcext:value-type="float">
            <text:p>0,003416874</text:p>
          </table:table-cell>
          <table:table-cell office:value-type="float" office:value="0.003214064" calcext:value-type="float">
            <text:p>0,003214064</text:p>
          </table:table-cell>
          <table:table-cell office:value-type="float" office:value="0.003001998" calcext:value-type="float">
            <text:p>0,003001998</text:p>
          </table:table-cell>
          <table:table-cell office:value-type="float" office:value="0.003084147" calcext:value-type="float">
            <text:p>0,003084147</text:p>
          </table:table-cell>
          <table:table-cell office:value-type="float" office:value="0.00191696" calcext:value-type="float">
            <text:p>0,00191696</text:p>
          </table:table-cell>
          <table:table-cell office:value-type="float" office:value="0.003026624" calcext:value-type="float">
            <text:p>0,003026624</text:p>
          </table:table-cell>
          <table:table-cell office:value-type="float" office:value="0.003479063" calcext:value-type="float">
            <text:p>0,003479063</text:p>
          </table:table-cell>
          <table:table-cell office:value-type="float" office:value="0.003136099" calcext:value-type="float">
            <text:p>0,003136099</text:p>
          </table:table-cell>
          <table:table-cell office:value-type="float" office:value="0.00285453" calcext:value-type="float">
            <text:p>0,00285453</text:p>
          </table:table-cell>
          <table:table-cell/>
          <table:table-cell table:formula="of:=TRIMMEAN([.B27:.K27];0.2)" office:value-type="float" office:value="0.003151674875" calcext:value-type="float">
            <text:p>0,0031516749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17721229" calcext:value-type="float">
            <text:p>0,017721229</text:p>
          </table:table-cell>
          <table:table-cell office:value-type="float" office:value="0.003223929" calcext:value-type="float">
            <text:p>0,003223929</text:p>
          </table:table-cell>
          <table:table-cell office:value-type="float" office:value="0.00338311" calcext:value-type="float">
            <text:p>0,00338311</text:p>
          </table:table-cell>
          <table:table-cell office:value-type="float" office:value="0.003025021" calcext:value-type="float">
            <text:p>0,003025021</text:p>
          </table:table-cell>
          <table:table-cell office:value-type="float" office:value="0.003200181" calcext:value-type="float">
            <text:p>0,003200181</text:p>
          </table:table-cell>
          <table:table-cell office:value-type="float" office:value="0.001880641" calcext:value-type="float">
            <text:p>0,001880641</text:p>
          </table:table-cell>
          <table:table-cell office:value-type="float" office:value="0.00295355" calcext:value-type="float">
            <text:p>0,00295355</text:p>
          </table:table-cell>
          <table:table-cell office:value-type="float" office:value="0.005559274" calcext:value-type="float">
            <text:p>0,005559274</text:p>
          </table:table-cell>
          <table:table-cell office:value-type="float" office:value="0.003239971" calcext:value-type="float">
            <text:p>0,003239971</text:p>
          </table:table-cell>
          <table:table-cell office:value-type="float" office:value="0.003344382" calcext:value-type="float">
            <text:p>0,003344382</text:p>
          </table:table-cell>
          <table:table-cell/>
          <table:table-cell table:formula="of:=TRIMMEAN([.B28:.K28];0.2)" office:value-type="float" office:value="0.00349117725" calcext:value-type="float">
            <text:p>0,0034911773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17417464" calcext:value-type="float">
            <text:p>0,017417464</text:p>
          </table:table-cell>
          <table:table-cell office:value-type="float" office:value="0.003334927" calcext:value-type="float">
            <text:p>0,003334927</text:p>
          </table:table-cell>
          <table:table-cell office:value-type="float" office:value="0.003455593" calcext:value-type="float">
            <text:p>0,003455593</text:p>
          </table:table-cell>
          <table:table-cell office:value-type="float" office:value="0.003069743" calcext:value-type="float">
            <text:p>0,003069743</text:p>
          </table:table-cell>
          <table:table-cell office:value-type="float" office:value="0.003412107" calcext:value-type="float">
            <text:p>0,003412107</text:p>
          </table:table-cell>
          <table:table-cell office:value-type="float" office:value="0.001865031" calcext:value-type="float">
            <text:p>0,001865031</text:p>
          </table:table-cell>
          <table:table-cell office:value-type="float" office:value="0.003072843" calcext:value-type="float">
            <text:p>0,003072843</text:p>
          </table:table-cell>
          <table:table-cell office:value-type="float" office:value="0.003411635" calcext:value-type="float">
            <text:p>0,003411635</text:p>
          </table:table-cell>
          <table:table-cell office:value-type="float" office:value="0.003571945" calcext:value-type="float">
            <text:p>0,003571945</text:p>
          </table:table-cell>
          <table:table-cell office:value-type="float" office:value="0.003171153" calcext:value-type="float">
            <text:p>0,003171153</text:p>
          </table:table-cell>
          <table:table-cell/>
          <table:table-cell table:formula="of:=TRIMMEAN([.B29:.K29];0.2)" office:value-type="float" office:value="0.00331249325" calcext:value-type="float">
            <text:p>0,0033124933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06458623" calcext:value-type="float">
            <text:p>0,006458623</text:p>
          </table:table-cell>
          <table:table-cell office:value-type="float" office:value="0.00191136" calcext:value-type="float">
            <text:p>0,00191136</text:p>
          </table:table-cell>
          <table:table-cell office:value-type="float" office:value="0.001851837" calcext:value-type="float">
            <text:p>0,001851837</text:p>
          </table:table-cell>
          <table:table-cell office:value-type="float" office:value="0.002000098" calcext:value-type="float">
            <text:p>0,002000098</text:p>
          </table:table-cell>
          <table:table-cell office:value-type="float" office:value="0.001712331" calcext:value-type="float">
            <text:p>0,001712331</text:p>
          </table:table-cell>
          <table:table-cell office:value-type="float" office:value="0.001572243" calcext:value-type="float">
            <text:p>0,001572243</text:p>
          </table:table-cell>
          <table:table-cell office:value-type="float" office:value="0.001713004" calcext:value-type="float">
            <text:p>0,001713004</text:p>
          </table:table-cell>
          <table:table-cell office:value-type="float" office:value="0.001912849" calcext:value-type="float">
            <text:p>0,001912849</text:p>
          </table:table-cell>
          <table:table-cell office:value-type="float" office:value="0.002480445" calcext:value-type="float">
            <text:p>0,002480445</text:p>
          </table:table-cell>
          <table:table-cell office:value-type="float" office:value="0.001592095" calcext:value-type="float">
            <text:p>0,001592095</text:p>
          </table:table-cell>
          <table:table-cell/>
          <table:table-cell table:formula="of:=TRIMMEAN([.B30:.K30];0.2)" office:value-type="float" office:value="0.001896752375" calcext:value-type="float">
            <text:p>0,001896752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159.047932336375" calcext:value-type="float">
            <text:p>159,0479323364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32629039375" calcext:value-type="float">
            <text:p>0,0326290394</text:p>
          </table:table-cell>
        </table:table-row>
      </table:table>
      <table:table table:name="6CM" table:style-name="ta1">
        <table:table-column table:style-name="co6" table:default-cell-style-name="Default"/>
        <table:table-column table:style-name="co2" table:number-columns-repeated="10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12"/>
          <table:table-cell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SELECT sum(valor) FROM dados WHERE uf='AC'</text:p>
          </table:table-cell>
          <table:table-cell office:value-type="float" office:value="7.128851136" calcext:value-type="float">
            <text:p>7,128851136</text:p>
          </table:table-cell>
          <table:table-cell office:value-type="float" office:value="6.601847054" calcext:value-type="float">
            <text:p>6,601847054</text:p>
          </table:table-cell>
          <table:table-cell office:value-type="float" office:value="7.096026321" calcext:value-type="float">
            <text:p>7,096026321</text:p>
          </table:table-cell>
          <table:table-cell office:value-type="float" office:value="7.093015662" calcext:value-type="float">
            <text:p>7,093015662</text:p>
          </table:table-cell>
          <table:table-cell office:value-type="float" office:value="6.45669616" calcext:value-type="float">
            <text:p>6,45669616</text:p>
          </table:table-cell>
          <table:table-cell office:value-type="float" office:value="6.760580411" calcext:value-type="float">
            <text:p>6,760580411</text:p>
          </table:table-cell>
          <table:table-cell office:value-type="float" office:value="6.643061414" calcext:value-type="float">
            <text:p>6,643061414</text:p>
          </table:table-cell>
          <table:table-cell office:value-type="float" office:value="7.207228977" calcext:value-type="float">
            <text:p>7,207228977</text:p>
          </table:table-cell>
          <table:table-cell office:value-type="float" office:value="6.459514175" calcext:value-type="float">
            <text:p>6,459514175</text:p>
          </table:table-cell>
          <table:table-cell office:value-type="float" office:value="7.312716071" calcext:value-type="float">
            <text:p>7,312716071</text:p>
          </table:table-cell>
          <table:table-cell/>
          <table:table-cell table:formula="of:=TRIMMEAN([.B2:.K2];0.2)" office:value-type="float" office:value="6.87376564375" calcext:value-type="float">
            <text:p>6,8737656438</text:p>
          </table:table-cell>
        </table:table-row>
        <table:table-row table:style-name="ro1">
          <table:table-cell office:value-type="string" calcext:value-type="string">
            <text:p>SELECT sum(valor) FROM dados WHERE uf='DF'</text:p>
          </table:table-cell>
          <table:table-cell office:value-type="float" office:value="6.164518161" calcext:value-type="float">
            <text:p>6,164518161</text:p>
          </table:table-cell>
          <table:table-cell office:value-type="float" office:value="6.112239541" calcext:value-type="float">
            <text:p>6,112239541</text:p>
          </table:table-cell>
          <table:table-cell office:value-type="float" office:value="5.81040522" calcext:value-type="float">
            <text:p>5,81040522</text:p>
          </table:table-cell>
          <table:table-cell office:value-type="float" office:value="6.107499738" calcext:value-type="float">
            <text:p>6,107499738</text:p>
          </table:table-cell>
          <table:table-cell office:value-type="float" office:value="5.932448723" calcext:value-type="float">
            <text:p>5,932448723</text:p>
          </table:table-cell>
          <table:table-cell office:value-type="float" office:value="6.107759144" calcext:value-type="float">
            <text:p>6,107759144</text:p>
          </table:table-cell>
          <table:table-cell office:value-type="float" office:value="5.806489131" calcext:value-type="float">
            <text:p>5,806489131</text:p>
          </table:table-cell>
          <table:table-cell office:value-type="float" office:value="6.104070805" calcext:value-type="float">
            <text:p>6,104070805</text:p>
          </table:table-cell>
          <table:table-cell office:value-type="float" office:value="6.275820845" calcext:value-type="float">
            <text:p>6,275820845</text:p>
          </table:table-cell>
          <table:table-cell office:value-type="float" office:value="6.186875121" calcext:value-type="float">
            <text:p>6,186875121</text:p>
          </table:table-cell>
          <table:table-cell/>
          <table:table-cell table:formula="of:=TRIMMEAN([.B3:.K3];0.2)" office:value-type="float" office:value="6.065727056625" calcext:value-type="float">
            <text:p>6,0657270566</text:p>
          </table:table-cell>
        </table:table-row>
        <table:table-row table:style-name="ro1">
          <table:table-cell office:value-type="string" calcext:value-type="string">
            <text:p>SELECT sum(valor) FROM dados WHERE uf='MG'</text:p>
          </table:table-cell>
          <table:table-cell office:value-type="float" office:value="106.200657943" calcext:value-type="float">
            <text:p>106,200657943</text:p>
          </table:table-cell>
          <table:table-cell office:value-type="float" office:value="107.018274828" calcext:value-type="float">
            <text:p>107,018274828</text:p>
          </table:table-cell>
          <table:table-cell office:value-type="float" office:value="107.51224989" calcext:value-type="float">
            <text:p>107,51224989</text:p>
          </table:table-cell>
          <table:table-cell office:value-type="float" office:value="107.851048973" calcext:value-type="float">
            <text:p>107,851048973</text:p>
          </table:table-cell>
          <table:table-cell office:value-type="float" office:value="106.63366019" calcext:value-type="float">
            <text:p>106,63366019</text:p>
          </table:table-cell>
          <table:table-cell office:value-type="float" office:value="106.675371538" calcext:value-type="float">
            <text:p>106,675371538</text:p>
          </table:table-cell>
          <table:table-cell office:value-type="float" office:value="107.758047425" calcext:value-type="float">
            <text:p>107,758047425</text:p>
          </table:table-cell>
          <table:table-cell office:value-type="float" office:value="106.380584819" calcext:value-type="float">
            <text:p>106,380584819</text:p>
          </table:table-cell>
          <table:table-cell office:value-type="float" office:value="108.157796711" calcext:value-type="float">
            <text:p>108,157796711</text:p>
          </table:table-cell>
          <table:table-cell office:value-type="float" office:value="108.051878938" calcext:value-type="float">
            <text:p>108,051878938</text:p>
          </table:table-cell>
          <table:table-cell/>
          <table:table-cell table:formula="of:=TRIMMEAN([.B4:.K4];0.2)" office:value-type="float" office:value="107.235139575125" calcext:value-type="float">
            <text:p>107,2351395751</text:p>
          </table:table-cell>
        </table:table-row>
        <table:table-row table:style-name="ro1">
          <table:table-cell office:value-type="string" calcext:value-type="string">
            <text:p>SELECT sum(valor) FROM dados WHERE uf='PB'</text:p>
          </table:table-cell>
          <table:table-cell office:value-type="float" office:value="47.471502224" calcext:value-type="float">
            <text:p>47,471502224</text:p>
          </table:table-cell>
          <table:table-cell office:value-type="float" office:value="45.532086196" calcext:value-type="float">
            <text:p>45,532086196</text:p>
          </table:table-cell>
          <table:table-cell office:value-type="float" office:value="45.958469993" calcext:value-type="float">
            <text:p>45,958469993</text:p>
          </table:table-cell>
          <table:table-cell office:value-type="float" office:value="46.711350284" calcext:value-type="float">
            <text:p>46,711350284</text:p>
          </table:table-cell>
          <table:table-cell office:value-type="float" office:value="46.842915289" calcext:value-type="float">
            <text:p>46,842915289</text:p>
          </table:table-cell>
          <table:table-cell office:value-type="float" office:value="47.662494623" calcext:value-type="float">
            <text:p>47,662494623</text:p>
          </table:table-cell>
          <table:table-cell office:value-type="float" office:value="46.312377452" calcext:value-type="float">
            <text:p>46,312377452</text:p>
          </table:table-cell>
          <table:table-cell office:value-type="float" office:value="47.092876091" calcext:value-type="float">
            <text:p>47,092876091</text:p>
          </table:table-cell>
          <table:table-cell office:value-type="float" office:value="48.513172774" calcext:value-type="float">
            <text:p>48,513172774</text:p>
          </table:table-cell>
          <table:table-cell office:value-type="float" office:value="48.805098912" calcext:value-type="float">
            <text:p>48,805098912</text:p>
          </table:table-cell>
          <table:table-cell/>
          <table:table-cell table:formula="of:=TRIMMEAN([.B5:.K5];0.2)" office:value-type="float" office:value="47.07064484125" calcext:value-type="float">
            <text:p>47,0706448413</text:p>
          </table:table-cell>
        </table:table-row>
        <table:table-row table:style-name="ro1">
          <table:table-cell office:value-type="string" calcext:value-type="string">
            <text:p>SELECT sum(valor) FROM dados WHERE uf='SC'</text:p>
          </table:table-cell>
          <table:table-cell office:value-type="float" office:value="12.345484292" calcext:value-type="float">
            <text:p>12,345484292</text:p>
          </table:table-cell>
          <table:table-cell office:value-type="float" office:value="12.951782952" calcext:value-type="float">
            <text:p>12,951782952</text:p>
          </table:table-cell>
          <table:table-cell office:value-type="float" office:value="12.392612989" calcext:value-type="float">
            <text:p>12,392612989</text:p>
          </table:table-cell>
          <table:table-cell office:value-type="float" office:value="12.551416777" calcext:value-type="float">
            <text:p>12,551416777</text:p>
          </table:table-cell>
          <table:table-cell office:value-type="float" office:value="12.415173951" calcext:value-type="float">
            <text:p>12,415173951</text:p>
          </table:table-cell>
          <table:table-cell office:value-type="float" office:value="12.465511262" calcext:value-type="float">
            <text:p>12,465511262</text:p>
          </table:table-cell>
          <table:table-cell office:value-type="float" office:value="12.721700406" calcext:value-type="float">
            <text:p>12,721700406</text:p>
          </table:table-cell>
          <table:table-cell office:value-type="float" office:value="12.639174705" calcext:value-type="float">
            <text:p>12,639174705</text:p>
          </table:table-cell>
          <table:table-cell office:value-type="float" office:value="12.716559488" calcext:value-type="float">
            <text:p>12,716559488</text:p>
          </table:table-cell>
          <table:table-cell office:value-type="float" office:value="13.327666609" calcext:value-type="float">
            <text:p>13,327666609</text:p>
          </table:table-cell>
          <table:table-cell/>
          <table:table-cell table:formula="of:=TRIMMEAN([.B6:.K6];0.2)" office:value-type="float" office:value="12.60674156625" calcext:value-type="float">
            <text:p>12,6067415663</text:p>
          </table:table-cell>
        </table:table-row>
        <table:table-row table:style-name="ro1">
          <table:table-cell office:value-type="string" calcext:value-type="string">
            <text:p>SELECT sum(valor) FROM dados WHERE uf='BA'</text:p>
          </table:table-cell>
          <table:table-cell office:value-type="float" office:value="168.957336363" calcext:value-type="float">
            <text:p>168,957336363</text:p>
          </table:table-cell>
          <table:table-cell office:value-type="float" office:value="168.697020166" calcext:value-type="float">
            <text:p>168,697020166</text:p>
          </table:table-cell>
          <table:table-cell office:value-type="float" office:value="167.969240155" calcext:value-type="float">
            <text:p>167,969240155</text:p>
          </table:table-cell>
          <table:table-cell office:value-type="float" office:value="165.309315856" calcext:value-type="float">
            <text:p>165,309315856</text:p>
          </table:table-cell>
          <table:table-cell office:value-type="float" office:value="166.249371225" calcext:value-type="float">
            <text:p>166,249371225</text:p>
          </table:table-cell>
          <table:table-cell office:value-type="float" office:value="166.215029359" calcext:value-type="float">
            <text:p>166,215029359</text:p>
          </table:table-cell>
          <table:table-cell office:value-type="float" office:value="171.256312335" calcext:value-type="float">
            <text:p>171,256312335</text:p>
          </table:table-cell>
          <table:table-cell office:value-type="float" office:value="168.080835691" calcext:value-type="float">
            <text:p>168,080835691</text:p>
          </table:table-cell>
          <table:table-cell office:value-type="float" office:value="175.209004211" calcext:value-type="float">
            <text:p>175,209004211</text:p>
          </table:table-cell>
          <table:table-cell office:value-type="float" office:value="174.804302699" calcext:value-type="float">
            <text:p>174,804302699</text:p>
          </table:table-cell>
          <table:table-cell/>
          <table:table-cell table:formula="of:=TRIMMEAN([.B7:.K7];0.2)" office:value-type="float" office:value="169.028680999125" calcext:value-type="float">
            <text:p>169,028680999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ELECT * FROM dados WHERE uf = 'RN' AND periodo = '2015-07-01' AND valor = 77 AND nis_favorecido = 00020420391414</text:p>
          </table:table-cell>
          <table:table-cell office:value-type="float" office:value="0.020132857" calcext:value-type="float">
            <text:p>0,020132857</text:p>
          </table:table-cell>
          <table:table-cell office:value-type="float" office:value="0.004719931" calcext:value-type="float">
            <text:p>0,004719931</text:p>
          </table:table-cell>
          <table:table-cell office:value-type="float" office:value="0.002313761" calcext:value-type="float">
            <text:p>0,002313761</text:p>
          </table:table-cell>
          <table:table-cell office:value-type="float" office:value="0.002538748" calcext:value-type="float">
            <text:p>0,002538748</text:p>
          </table:table-cell>
          <table:table-cell office:value-type="float" office:value="0.002055602" calcext:value-type="float">
            <text:p>0,002055602</text:p>
          </table:table-cell>
          <table:table-cell office:value-type="float" office:value="0.00196466" calcext:value-type="float">
            <text:p>0,00196466</text:p>
          </table:table-cell>
          <table:table-cell office:value-type="float" office:value="0.002385246" calcext:value-type="float">
            <text:p>0,002385246</text:p>
          </table:table-cell>
          <table:table-cell office:value-type="float" office:value="0.001988907" calcext:value-type="float">
            <text:p>0,001988907</text:p>
          </table:table-cell>
          <table:table-cell office:value-type="float" office:value="0.002002651" calcext:value-type="float">
            <text:p>0,002002651</text:p>
          </table:table-cell>
          <table:table-cell office:value-type="float" office:value="0.001900473" calcext:value-type="float">
            <text:p>0,001900473</text:p>
          </table:table-cell>
          <table:table-cell/>
          <table:table-cell table:formula="of:=TRIMMEAN([.B9:.K9];0.2)" office:value-type="float" office:value="0.00249618825" calcext:value-type="float">
            <text:p>0,0024961883</text:p>
          </table:table-cell>
        </table:table-row>
        <table:table-row table:style-name="ro1">
          <table:table-cell office:value-type="string" calcext:value-type="string">
            <text:p>SELECT * FROM dados WHERE uf = 'PE' AND periodo = '2015-09-01' AND valor = 35 AND nis_favorecido = 00023698153404</text:p>
          </table:table-cell>
          <table:table-cell office:value-type="float" office:value="0.003464059" calcext:value-type="float">
            <text:p>0,003464059</text:p>
          </table:table-cell>
          <table:table-cell office:value-type="float" office:value="0.002645919" calcext:value-type="float">
            <text:p>0,002645919</text:p>
          </table:table-cell>
          <table:table-cell office:value-type="float" office:value="0.001827044" calcext:value-type="float">
            <text:p>0,001827044</text:p>
          </table:table-cell>
          <table:table-cell office:value-type="float" office:value="0.002175523" calcext:value-type="float">
            <text:p>0,002175523</text:p>
          </table:table-cell>
          <table:table-cell office:value-type="float" office:value="0.002064027" calcext:value-type="float">
            <text:p>0,002064027</text:p>
          </table:table-cell>
          <table:table-cell office:value-type="float" office:value="0.001867252" calcext:value-type="float">
            <text:p>0,001867252</text:p>
          </table:table-cell>
          <table:table-cell office:value-type="float" office:value="0.001602766" calcext:value-type="float">
            <text:p>0,001602766</text:p>
          </table:table-cell>
          <table:table-cell office:value-type="float" office:value="0.002345141" calcext:value-type="float">
            <text:p>0,002345141</text:p>
          </table:table-cell>
          <table:table-cell office:value-type="float" office:value="0.001892637" calcext:value-type="float">
            <text:p>0,001892637</text:p>
          </table:table-cell>
          <table:table-cell office:value-type="float" office:value="0.001647354" calcext:value-type="float">
            <text:p>0,001647354</text:p>
          </table:table-cell>
          <table:table-cell/>
          <table:table-cell table:formula="of:=TRIMMEAN([.B10:.K10];0.2)" office:value-type="float" office:value="0.002058112125" calcext:value-type="float">
            <text:p>0,0020581121</text:p>
          </table:table-cell>
        </table:table-row>
        <table:table-row table:style-name="ro1">
          <table:table-cell office:value-type="string" calcext:value-type="string">
            <text:p>SELECT * FROM dados WHERE uf = 'CE' AND periodo = '2015-10-01' AND valor = 112 AND nis_favorecido = 00020952340997</text:p>
          </table:table-cell>
          <table:table-cell office:value-type="float" office:value="0.001980577" calcext:value-type="float">
            <text:p>0,001980577</text:p>
          </table:table-cell>
          <table:table-cell office:value-type="float" office:value="0.001348069" calcext:value-type="float">
            <text:p>0,001348069</text:p>
          </table:table-cell>
          <table:table-cell table:style-name="ce2" office:value-type="float" office:value="0.000741485" calcext:value-type="float">
            <text:p>7,41E-004</text:p>
          </table:table-cell>
          <table:table-cell table:style-name="ce2" office:value-type="float" office:value="0.000660796" calcext:value-type="float">
            <text:p>6,61E-004</text:p>
          </table:table-cell>
          <table:table-cell table:style-name="ce2" office:value-type="float" office:value="0.000693507" calcext:value-type="float">
            <text:p>6,94E-004</text:p>
          </table:table-cell>
          <table:table-cell table:style-name="ce2" office:value-type="float" office:value="0.000628226" calcext:value-type="float">
            <text:p>6,28E-004</text:p>
          </table:table-cell>
          <table:table-cell table:style-name="ce2" office:value-type="float" office:value="0.000766181" calcext:value-type="float">
            <text:p>7,66E-004</text:p>
          </table:table-cell>
          <table:table-cell table:style-name="ce2" office:value-type="float" office:value="0.000696317" calcext:value-type="float">
            <text:p>6,96E-004</text:p>
          </table:table-cell>
          <table:table-cell table:style-name="ce2" office:value-type="float" office:value="0.000611905" calcext:value-type="float">
            <text:p>6,12E-004</text:p>
          </table:table-cell>
          <table:table-cell table:style-name="ce2" office:value-type="float" office:value="0.000475881" calcext:value-type="float">
            <text:p>4,76E-004</text:p>
          </table:table-cell>
          <table:table-cell/>
          <table:table-cell table:formula="of:=TRIMMEAN([.B11:.K11];0.2)" office:value-type="float" office:value="0.00076831075" calcext:value-type="float">
            <text:p>0,0007683108</text:p>
          </table:table-cell>
        </table:table-row>
        <table:table-row table:style-name="ro1">
          <table:table-cell office:value-type="string" calcext:value-type="string">
            <text:p>SELECT * FROM dados WHERE uf = 'RJ' AND periodo = '2015-11-01' AND valor = 79 AND nis_favorecido = 00010751866684</text:p>
          </table:table-cell>
          <table:table-cell office:value-type="float" office:value="0.002908896" calcext:value-type="float">
            <text:p>0,002908896</text:p>
          </table:table-cell>
          <table:table-cell office:value-type="float" office:value="0.002748653" calcext:value-type="float">
            <text:p>0,002748653</text:p>
          </table:table-cell>
          <table:table-cell office:value-type="float" office:value="0.001707783" calcext:value-type="float">
            <text:p>0,001707783</text:p>
          </table:table-cell>
          <table:table-cell office:value-type="float" office:value="0.001929645" calcext:value-type="float">
            <text:p>0,001929645</text:p>
          </table:table-cell>
          <table:table-cell office:value-type="float" office:value="0.001561085" calcext:value-type="float">
            <text:p>0,001561085</text:p>
          </table:table-cell>
          <table:table-cell office:value-type="float" office:value="0.001342079" calcext:value-type="float">
            <text:p>0,001342079</text:p>
          </table:table-cell>
          <table:table-cell office:value-type="float" office:value="0.002024573" calcext:value-type="float">
            <text:p>0,002024573</text:p>
          </table:table-cell>
          <table:table-cell office:value-type="float" office:value="0.001807252" calcext:value-type="float">
            <text:p>0,001807252</text:p>
          </table:table-cell>
          <table:table-cell office:value-type="float" office:value="0.001937047" calcext:value-type="float">
            <text:p>0,001937047</text:p>
          </table:table-cell>
          <table:table-cell office:value-type="float" office:value="0.001659345" calcext:value-type="float">
            <text:p>0,001659345</text:p>
          </table:table-cell>
          <table:table-cell/>
          <table:table-cell table:formula="of:=TRIMMEAN([.B12:.K12];0.2)" office:value-type="float" office:value="0.001921922875" calcext:value-type="float">
            <text:p>0,0019219229</text:p>
          </table:table-cell>
        </table:table-row>
        <table:table-row table:style-name="ro1">
          <table:table-cell office:value-type="string" calcext:value-type="string">
            <text:p>SELECT * FROM dados WHERE uf = 'MT' AND periodo = '2015-12-01' AND valor = 35 AND nis_favorecido = 00016547494560</text:p>
          </table:table-cell>
          <table:table-cell office:value-type="float" office:value="0.003405018" calcext:value-type="float">
            <text:p>0,003405018</text:p>
          </table:table-cell>
          <table:table-cell office:value-type="float" office:value="0.002570981" calcext:value-type="float">
            <text:p>0,002570981</text:p>
          </table:table-cell>
          <table:table-cell office:value-type="float" office:value="0.002122986" calcext:value-type="float">
            <text:p>0,002122986</text:p>
          </table:table-cell>
          <table:table-cell office:value-type="float" office:value="0.002205326" calcext:value-type="float">
            <text:p>0,002205326</text:p>
          </table:table-cell>
          <table:table-cell office:value-type="float" office:value="0.002027175" calcext:value-type="float">
            <text:p>0,002027175</text:p>
          </table:table-cell>
          <table:table-cell office:value-type="float" office:value="0.001786604" calcext:value-type="float">
            <text:p>0,001786604</text:p>
          </table:table-cell>
          <table:table-cell office:value-type="float" office:value="0.002154956" calcext:value-type="float">
            <text:p>0,002154956</text:p>
          </table:table-cell>
          <table:table-cell office:value-type="float" office:value="0.001936486" calcext:value-type="float">
            <text:p>0,001936486</text:p>
          </table:table-cell>
          <table:table-cell office:value-type="float" office:value="0.002075625" calcext:value-type="float">
            <text:p>0,002075625</text:p>
          </table:table-cell>
          <table:table-cell office:value-type="float" office:value="0.001932611" calcext:value-type="float">
            <text:p>0,001932611</text:p>
          </table:table-cell>
          <table:table-cell/>
          <table:table-cell table:formula="of:=TRIMMEAN([.B13:.K13];0.2)" office:value-type="float" office:value="0.00212826825" calcext:value-type="float">
            <text:p>0,0021282683</text:p>
          </table:table-cell>
        </table:table-row>
        <table:table-row table:style-name="ro1">
          <table:table-cell office:value-type="string" calcext:value-type="string">
            <text:p>SELECT * FROM dados WHERE uf = 'RS' AND periodo = '2016-01-01' AND valor = 77 AND nis_favorecido = 00016540177012</text:p>
          </table:table-cell>
          <table:table-cell office:value-type="float" office:value="0.001959758" calcext:value-type="float">
            <text:p>0,001959758</text:p>
          </table:table-cell>
          <table:table-cell office:value-type="float" office:value="0.002022102" calcext:value-type="float">
            <text:p>0,002022102</text:p>
          </table:table-cell>
          <table:table-cell office:value-type="float" office:value="0.002380111" calcext:value-type="float">
            <text:p>0,002380111</text:p>
          </table:table-cell>
          <table:table-cell office:value-type="float" office:value="0.001677647" calcext:value-type="float">
            <text:p>0,001677647</text:p>
          </table:table-cell>
          <table:table-cell office:value-type="float" office:value="0.001554067" calcext:value-type="float">
            <text:p>0,001554067</text:p>
          </table:table-cell>
          <table:table-cell office:value-type="float" office:value="0.001106552" calcext:value-type="float">
            <text:p>0,001106552</text:p>
          </table:table-cell>
          <table:table-cell office:value-type="float" office:value="0.001675375" calcext:value-type="float">
            <text:p>0,001675375</text:p>
          </table:table-cell>
          <table:table-cell office:value-type="float" office:value="0.001548554" calcext:value-type="float">
            <text:p>0,001548554</text:p>
          </table:table-cell>
          <table:table-cell office:value-type="float" office:value="0.001566523" calcext:value-type="float">
            <text:p>0,001566523</text:p>
          </table:table-cell>
          <table:table-cell office:value-type="float" office:value="0.001435266" calcext:value-type="float">
            <text:p>0,001435266</text:p>
          </table:table-cell>
          <table:table-cell/>
          <table:table-cell table:formula="of:=TRIMMEAN([.B14:.K14];0.2)" office:value-type="float" office:value="0.0016799115" calcext:value-type="float">
            <text:p>0,0016799115</text:p>
          </table:table-cell>
        </table:table-row>
        <table:table-row table:style-name="ro1">
          <table:table-cell office:value-type="string" calcext:value-type="string">
            <text:p>SELECT * FROM dados WHERE uf = 'BA' AND periodo = '2016-02-01' AND valor = 155 AND nis_favorecido = 00016457367888</text:p>
          </table:table-cell>
          <table:table-cell office:value-type="float" office:value="0.006426411" calcext:value-type="float">
            <text:p>0,006426411</text:p>
          </table:table-cell>
          <table:table-cell office:value-type="float" office:value="0.002219896" calcext:value-type="float">
            <text:p>0,002219896</text:p>
          </table:table-cell>
          <table:table-cell office:value-type="float" office:value="0.001494949" calcext:value-type="float">
            <text:p>0,001494949</text:p>
          </table:table-cell>
          <table:table-cell office:value-type="float" office:value="0.001364083" calcext:value-type="float">
            <text:p>0,001364083</text:p>
          </table:table-cell>
          <table:table-cell office:value-type="float" office:value="0.008706518" calcext:value-type="float">
            <text:p>0,008706518</text:p>
          </table:table-cell>
          <table:table-cell office:value-type="float" office:value="0.001164043" calcext:value-type="float">
            <text:p>0,001164043</text:p>
          </table:table-cell>
          <table:table-cell office:value-type="float" office:value="0.001204293" calcext:value-type="float">
            <text:p>0,001204293</text:p>
          </table:table-cell>
          <table:table-cell office:value-type="float" office:value="0.001194459" calcext:value-type="float">
            <text:p>0,001194459</text:p>
          </table:table-cell>
          <table:table-cell office:value-type="float" office:value="0.001254314" calcext:value-type="float">
            <text:p>0,001254314</text:p>
          </table:table-cell>
          <table:table-cell office:value-type="float" office:value="0.001061497" calcext:value-type="float">
            <text:p>0,001061497</text:p>
          </table:table-cell>
          <table:table-cell/>
          <table:table-cell table:formula="of:=TRIMMEAN([.B15:.K15];0.2)" office:value-type="float" office:value="0.002040306" calcext:value-type="float">
            <text:p>0,002040306</text:p>
          </table:table-cell>
        </table:table-row>
        <table:table-row table:style-name="ro1">
          <table:table-cell office:value-type="string" calcext:value-type="string">
            <text:p>SELECT * FROM dados WHERE uf = 'SP' AND periodo = '2016-03-01' AND valor = 147 AND nis_favorecido = 00021208322062</text:p>
          </table:table-cell>
          <table:table-cell office:value-type="float" office:value="0.002514959" calcext:value-type="float">
            <text:p>0,002514959</text:p>
          </table:table-cell>
          <table:table-cell office:value-type="float" office:value="0.002161185" calcext:value-type="float">
            <text:p>0,002161185</text:p>
          </table:table-cell>
          <table:table-cell office:value-type="float" office:value="0.001817373" calcext:value-type="float">
            <text:p>0,001817373</text:p>
          </table:table-cell>
          <table:table-cell office:value-type="float" office:value="0.001753442" calcext:value-type="float">
            <text:p>0,001753442</text:p>
          </table:table-cell>
          <table:table-cell office:value-type="float" office:value="0.001746647" calcext:value-type="float">
            <text:p>0,001746647</text:p>
          </table:table-cell>
          <table:table-cell office:value-type="float" office:value="0.001202668" calcext:value-type="float">
            <text:p>0,001202668</text:p>
          </table:table-cell>
          <table:table-cell office:value-type="float" office:value="0.001677225" calcext:value-type="float">
            <text:p>0,001677225</text:p>
          </table:table-cell>
          <table:table-cell office:value-type="float" office:value="0.001180093" calcext:value-type="float">
            <text:p>0,001180093</text:p>
          </table:table-cell>
          <table:table-cell office:value-type="float" office:value="0.001488403" calcext:value-type="float">
            <text:p>0,001488403</text:p>
          </table:table-cell>
          <table:table-cell office:value-type="float" office:value="0.001478389" calcext:value-type="float">
            <text:p>0,001478389</text:p>
          </table:table-cell>
          <table:table-cell/>
          <table:table-cell table:formula="of:=TRIMMEAN([.B16:.K16];0.2)" office:value-type="float" office:value="0.0016656665" calcext:value-type="float">
            <text:p>0,0016656665</text:p>
          </table:table-cell>
        </table:table-row>
        <table:table-row table:style-name="ro1">
          <table:table-cell office:value-type="string" calcext:value-type="string">
            <text:p>SELECT * FROM dados WHERE uf = 'MG' AND periodo = '2016-05-01' AND valor = 156 AND nis_favorecido = 00020407769654</text:p>
          </table:table-cell>
          <table:table-cell office:value-type="float" office:value="0.001598677" calcext:value-type="float">
            <text:p>0,001598677</text:p>
          </table:table-cell>
          <table:table-cell office:value-type="float" office:value="0.001982963" calcext:value-type="float">
            <text:p>0,001982963</text:p>
          </table:table-cell>
          <table:table-cell office:value-type="float" office:value="0.001329931" calcext:value-type="float">
            <text:p>0,001329931</text:p>
          </table:table-cell>
          <table:table-cell office:value-type="float" office:value="0.001568582" calcext:value-type="float">
            <text:p>0,001568582</text:p>
          </table:table-cell>
          <table:table-cell office:value-type="float" office:value="0.001543516" calcext:value-type="float">
            <text:p>0,001543516</text:p>
          </table:table-cell>
          <table:table-cell office:value-type="float" office:value="0.001242865" calcext:value-type="float">
            <text:p>0,001242865</text:p>
          </table:table-cell>
          <table:table-cell office:value-type="float" office:value="0.001556986" calcext:value-type="float">
            <text:p>0,001556986</text:p>
          </table:table-cell>
          <table:table-cell office:value-type="float" office:value="0.001464132" calcext:value-type="float">
            <text:p>0,001464132</text:p>
          </table:table-cell>
          <table:table-cell office:value-type="float" office:value="0.001610045" calcext:value-type="float">
            <text:p>0,001610045</text:p>
          </table:table-cell>
          <table:table-cell office:value-type="float" office:value="0.001070233" calcext:value-type="float">
            <text:p>0,001070233</text:p>
          </table:table-cell>
          <table:table-cell/>
          <table:table-cell table:formula="of:=TRIMMEAN([.B17:.K17];0.2)" office:value-type="float" office:value="0.00148934175" calcext:value-type="float">
            <text:p>0,0014893418</text:p>
          </table:table-cell>
        </table:table-row>
        <table:table-row table:style-name="ro1">
          <table:table-cell office:value-type="string" calcext:value-type="string">
            <text:p>SELECT * FROM dados WHERE uf = 'AL' AND periodo = '2016-06-01' AND valor = 77 AND nis_favorecido = 00017044198056</text:p>
          </table:table-cell>
          <table:table-cell office:value-type="float" office:value="0.00188139" calcext:value-type="float">
            <text:p>0,00188139</text:p>
          </table:table-cell>
          <table:table-cell office:value-type="float" office:value="0.002148936" calcext:value-type="float">
            <text:p>0,002148936</text:p>
          </table:table-cell>
          <table:table-cell office:value-type="float" office:value="0.001761061" calcext:value-type="float">
            <text:p>0,001761061</text:p>
          </table:table-cell>
          <table:table-cell office:value-type="float" office:value="0.001727774" calcext:value-type="float">
            <text:p>0,001727774</text:p>
          </table:table-cell>
          <table:table-cell office:value-type="float" office:value="0.001269392" calcext:value-type="float">
            <text:p>0,001269392</text:p>
          </table:table-cell>
          <table:table-cell office:value-type="float" office:value="0.001221605" calcext:value-type="float">
            <text:p>0,001221605</text:p>
          </table:table-cell>
          <table:table-cell office:value-type="float" office:value="0.001406498" calcext:value-type="float">
            <text:p>0,001406498</text:p>
          </table:table-cell>
          <table:table-cell office:value-type="float" office:value="0.001099124" calcext:value-type="float">
            <text:p>0,001099124</text:p>
          </table:table-cell>
          <table:table-cell office:value-type="float" office:value="0.001318558" calcext:value-type="float">
            <text:p>0,001318558</text:p>
          </table:table-cell>
          <table:table-cell office:value-type="float" office:value="0.001459153" calcext:value-type="float">
            <text:p>0,001459153</text:p>
          </table:table-cell>
          <table:table-cell/>
          <table:table-cell table:formula="of:=TRIMMEAN([.B18:.K18];0.2)" office:value-type="float" office:value="0.001505678875" calcext:value-type="float">
            <text:p>0,0015056789</text:p>
          </table:table-cell>
        </table:table-row>
        <table:table-row table:style-name="ro1">
          <table:table-cell office:value-type="string" calcext:value-type="string">
            <text:p>SELECT * FROM dados WHERE uf = 'RS' AND periodo = '2015-06-01' AND valor = 77 AND nis_favorecido = 00016435129143</text:p>
          </table:table-cell>
          <table:table-cell office:value-type="float" office:value="0.00694971" calcext:value-type="float">
            <text:p>0,00694971</text:p>
          </table:table-cell>
          <table:table-cell office:value-type="float" office:value="0.006237821" calcext:value-type="float">
            <text:p>0,006237821</text:p>
          </table:table-cell>
          <table:table-cell office:value-type="float" office:value="0.001930558" calcext:value-type="float">
            <text:p>0,001930558</text:p>
          </table:table-cell>
          <table:table-cell office:value-type="float" office:value="0.003047928" calcext:value-type="float">
            <text:p>0,003047928</text:p>
          </table:table-cell>
          <table:table-cell office:value-type="float" office:value="0.002526282" calcext:value-type="float">
            <text:p>0,002526282</text:p>
          </table:table-cell>
          <table:table-cell office:value-type="float" office:value="0.002145124" calcext:value-type="float">
            <text:p>0,002145124</text:p>
          </table:table-cell>
          <table:table-cell office:value-type="float" office:value="0.003041573" calcext:value-type="float">
            <text:p>0,003041573</text:p>
          </table:table-cell>
          <table:table-cell office:value-type="float" office:value="0.002867166" calcext:value-type="float">
            <text:p>0,002867166</text:p>
          </table:table-cell>
          <table:table-cell office:value-type="float" office:value="0.003360312" calcext:value-type="float">
            <text:p>0,003360312</text:p>
          </table:table-cell>
          <table:table-cell office:value-type="float" office:value="0.002531507" calcext:value-type="float">
            <text:p>0,002531507</text:p>
          </table:table-cell>
          <table:table-cell/>
          <table:table-cell table:formula="of:=TRIMMEAN([.B19:.K19];0.2)" office:value-type="float" office:value="0.003219714125" calcext:value-type="float">
            <text:p>0,0032197141</text:p>
          </table:table-cell>
        </table:table-row>
        <table:table-row table:style-name="ro1">
          <table:table-cell office:value-type="string" calcext:value-type="string">
            <text:p>SELECT * FROM dados WHERE uf = 'RN' AND periodo = '2015-05-01' AND valor = 217 AND nis_favorecido = 00020314831619</text:p>
          </table:table-cell>
          <table:table-cell office:value-type="float" office:value="0.009540364" calcext:value-type="float">
            <text:p>0,009540364</text:p>
          </table:table-cell>
          <table:table-cell office:value-type="float" office:value="0.004132745" calcext:value-type="float">
            <text:p>0,004132745</text:p>
          </table:table-cell>
          <table:table-cell office:value-type="float" office:value="0.003244596" calcext:value-type="float">
            <text:p>0,003244596</text:p>
          </table:table-cell>
          <table:table-cell office:value-type="float" office:value="0.003879873" calcext:value-type="float">
            <text:p>0,003879873</text:p>
          </table:table-cell>
          <table:table-cell office:value-type="float" office:value="0.002289648" calcext:value-type="float">
            <text:p>0,002289648</text:p>
          </table:table-cell>
          <table:table-cell office:value-type="float" office:value="0.003065635" calcext:value-type="float">
            <text:p>0,003065635</text:p>
          </table:table-cell>
          <table:table-cell office:value-type="float" office:value="0.003136933" calcext:value-type="float">
            <text:p>0,003136933</text:p>
          </table:table-cell>
          <table:table-cell office:value-type="float" office:value="0.002226549" calcext:value-type="float">
            <text:p>0,002226549</text:p>
          </table:table-cell>
          <table:table-cell office:value-type="float" office:value="0.002672996" calcext:value-type="float">
            <text:p>0,002672996</text:p>
          </table:table-cell>
          <table:table-cell office:value-type="float" office:value="0.003320873" calcext:value-type="float">
            <text:p>0,003320873</text:p>
          </table:table-cell>
          <table:table-cell/>
          <table:table-cell table:formula="of:=TRIMMEAN([.B20:.K20];0.2)" office:value-type="float" office:value="0.003217912375" calcext:value-type="float">
            <text:p>0,0032179124</text:p>
          </table:table-cell>
        </table:table-row>
        <table:table-row table:style-name="ro1">
          <table:table-cell office:value-type="string" calcext:value-type="string">
            <text:p>SELECT * FROM dados WHERE uf = 'CE' AND periodo = '2015-04-01' AND valor = 343 AND nis_favorecido = 00021243238536</text:p>
          </table:table-cell>
          <table:table-cell office:value-type="float" office:value="0.008660788" calcext:value-type="float">
            <text:p>0,008660788</text:p>
          </table:table-cell>
          <table:table-cell office:value-type="float" office:value="0.006726112" calcext:value-type="float">
            <text:p>0,006726112</text:p>
          </table:table-cell>
          <table:table-cell office:value-type="float" office:value="0.001887839" calcext:value-type="float">
            <text:p>0,001887839</text:p>
          </table:table-cell>
          <table:table-cell office:value-type="float" office:value="0.013164904" calcext:value-type="float">
            <text:p>0,013164904</text:p>
          </table:table-cell>
          <table:table-cell office:value-type="float" office:value="0.002558737" calcext:value-type="float">
            <text:p>0,002558737</text:p>
          </table:table-cell>
          <table:table-cell office:value-type="float" office:value="0.001409886" calcext:value-type="float">
            <text:p>0,001409886</text:p>
          </table:table-cell>
          <table:table-cell office:value-type="float" office:value="0.001169689" calcext:value-type="float">
            <text:p>0,001169689</text:p>
          </table:table-cell>
          <table:table-cell office:value-type="float" office:value="0.00119689" calcext:value-type="float">
            <text:p>0,00119689</text:p>
          </table:table-cell>
          <table:table-cell office:value-type="float" office:value="0.00153678" calcext:value-type="float">
            <text:p>0,00153678</text:p>
          </table:table-cell>
          <table:table-cell office:value-type="float" office:value="0.00114041" calcext:value-type="float">
            <text:p>0,00114041</text:p>
          </table:table-cell>
          <table:table-cell/>
          <table:table-cell table:formula="of:=TRIMMEAN([.B21:.K21];0.2)" office:value-type="float" office:value="0.003143340125" calcext:value-type="float">
            <text:p>0,0031433401</text:p>
          </table:table-cell>
        </table:table-row>
        <table:table-row table:style-name="ro1">
          <table:table-cell office:value-type="string" calcext:value-type="string">
            <text:p>SELECT * FROM dados WHERE uf = 'SP' AND periodo = '2015-03-01' AND valor = 233 AND nis_favorecido = 00016138224362</text:p>
          </table:table-cell>
          <table:table-cell office:value-type="float" office:value="0.019169599" calcext:value-type="float">
            <text:p>0,019169599</text:p>
          </table:table-cell>
          <table:table-cell office:value-type="float" office:value="0.003762311" calcext:value-type="float">
            <text:p>0,003762311</text:p>
          </table:table-cell>
          <table:table-cell office:value-type="float" office:value="0.004530568" calcext:value-type="float">
            <text:p>0,004530568</text:p>
          </table:table-cell>
          <table:table-cell office:value-type="float" office:value="0.003466045" calcext:value-type="float">
            <text:p>0,003466045</text:p>
          </table:table-cell>
          <table:table-cell office:value-type="float" office:value="0.002295487" calcext:value-type="float">
            <text:p>0,002295487</text:p>
          </table:table-cell>
          <table:table-cell office:value-type="float" office:value="0.003508231" calcext:value-type="float">
            <text:p>0,003508231</text:p>
          </table:table-cell>
          <table:table-cell office:value-type="float" office:value="0.002693365" calcext:value-type="float">
            <text:p>0,002693365</text:p>
          </table:table-cell>
          <table:table-cell office:value-type="float" office:value="0.00206551" calcext:value-type="float">
            <text:p>0,00206551</text:p>
          </table:table-cell>
          <table:table-cell office:value-type="float" office:value="0.002397927" calcext:value-type="float">
            <text:p>0,002397927</text:p>
          </table:table-cell>
          <table:table-cell office:value-type="float" office:value="0.003780536" calcext:value-type="float">
            <text:p>0,003780536</text:p>
          </table:table-cell>
          <table:table-cell/>
          <table:table-cell table:formula="of:=TRIMMEAN([.B22:.K22];0.2)" office:value-type="float" office:value="0.00330430875" calcext:value-type="float">
            <text:p>0,0033043088</text:p>
          </table:table-cell>
        </table:table-row>
        <table:table-row table:style-name="ro1">
          <table:table-cell office:value-type="string" calcext:value-type="string">
            <text:p>SELECT * FROM dados WHERE uf = 'GO' AND periodo = '2015-02-01' AND valor = 189 AND nis_favorecido = 00016198271804</text:p>
          </table:table-cell>
          <table:table-cell office:value-type="float" office:value="0.00732855" calcext:value-type="float">
            <text:p>0,00732855</text:p>
          </table:table-cell>
          <table:table-cell office:value-type="float" office:value="0.002307438" calcext:value-type="float">
            <text:p>0,002307438</text:p>
          </table:table-cell>
          <table:table-cell office:value-type="float" office:value="0.002174071" calcext:value-type="float">
            <text:p>0,002174071</text:p>
          </table:table-cell>
          <table:table-cell office:value-type="float" office:value="0.003012032" calcext:value-type="float">
            <text:p>0,003012032</text:p>
          </table:table-cell>
          <table:table-cell office:value-type="float" office:value="0.002119393" calcext:value-type="float">
            <text:p>0,002119393</text:p>
          </table:table-cell>
          <table:table-cell office:value-type="float" office:value="0.001852132" calcext:value-type="float">
            <text:p>0,001852132</text:p>
          </table:table-cell>
          <table:table-cell office:value-type="float" office:value="0.001547266" calcext:value-type="float">
            <text:p>0,001547266</text:p>
          </table:table-cell>
          <table:table-cell office:value-type="float" office:value="0.001639849" calcext:value-type="float">
            <text:p>0,001639849</text:p>
          </table:table-cell>
          <table:table-cell office:value-type="float" office:value="0.002043274" calcext:value-type="float">
            <text:p>0,002043274</text:p>
          </table:table-cell>
          <table:table-cell office:value-type="float" office:value="0.001630318" calcext:value-type="float">
            <text:p>0,001630318</text:p>
          </table:table-cell>
          <table:table-cell/>
          <table:table-cell table:formula="of:=TRIMMEAN([.B23:.K23];0.2)" office:value-type="float" office:value="0.002097313375" calcext:value-type="float">
            <text:p>0,0020973134</text:p>
          </table:table-cell>
        </table:table-row>
        <table:table-row table:style-name="ro1">
          <table:table-cell office:value-type="string" calcext:value-type="string">
            <text:p>SELECT * FROM dados WHERE uf = 'MG' AND periodo = '2015-01-01' AND valor = 147 AND nis_favorecido = 00016429573738</text:p>
          </table:table-cell>
          <table:table-cell office:value-type="float" office:value="0.003608458" calcext:value-type="float">
            <text:p>0,003608458</text:p>
          </table:table-cell>
          <table:table-cell office:value-type="float" office:value="0.00405947" calcext:value-type="float">
            <text:p>0,00405947</text:p>
          </table:table-cell>
          <table:table-cell office:value-type="float" office:value="0.002413794" calcext:value-type="float">
            <text:p>0,002413794</text:p>
          </table:table-cell>
          <table:table-cell office:value-type="float" office:value="0.003199033" calcext:value-type="float">
            <text:p>0,003199033</text:p>
          </table:table-cell>
          <table:table-cell office:value-type="float" office:value="0.002793628" calcext:value-type="float">
            <text:p>0,002793628</text:p>
          </table:table-cell>
          <table:table-cell office:value-type="float" office:value="0.003052845" calcext:value-type="float">
            <text:p>0,003052845</text:p>
          </table:table-cell>
          <table:table-cell office:value-type="float" office:value="0.003418026" calcext:value-type="float">
            <text:p>0,003418026</text:p>
          </table:table-cell>
          <table:table-cell office:value-type="float" office:value="0.003298675" calcext:value-type="float">
            <text:p>0,003298675</text:p>
          </table:table-cell>
          <table:table-cell office:value-type="float" office:value="0.00327618" calcext:value-type="float">
            <text:p>0,00327618</text:p>
          </table:table-cell>
          <table:table-cell office:value-type="float" office:value="0.002650255" calcext:value-type="float">
            <text:p>0,002650255</text:p>
          </table:table-cell>
          <table:table-cell/>
          <table:table-cell table:formula="of:=TRIMMEAN([.B24:.K24];0.2)" office:value-type="float" office:value="0.0031621375" calcext:value-type="float">
            <text:p>0,0031621375</text:p>
          </table:table-cell>
        </table:table-row>
        <table:table-row table:style-name="ro1">
          <table:table-cell office:value-type="string" calcext:value-type="string">
            <text:p>SELECT * FROM dados WHERE uf = 'BA' AND periodo = '2014-12-01' AND valor = 77 AND nis_favorecido = 00016348185436</text:p>
          </table:table-cell>
          <table:table-cell office:value-type="float" office:value="0.002531311" calcext:value-type="float">
            <text:p>0,002531311</text:p>
          </table:table-cell>
          <table:table-cell office:value-type="float" office:value="0.002378867" calcext:value-type="float">
            <text:p>0,002378867</text:p>
          </table:table-cell>
          <table:table-cell office:value-type="float" office:value="0.002008938" calcext:value-type="float">
            <text:p>0,002008938</text:p>
          </table:table-cell>
          <table:table-cell office:value-type="float" office:value="0.002131474" calcext:value-type="float">
            <text:p>0,002131474</text:p>
          </table:table-cell>
          <table:table-cell office:value-type="float" office:value="0.002163636" calcext:value-type="float">
            <text:p>0,002163636</text:p>
          </table:table-cell>
          <table:table-cell office:value-type="float" office:value="0.001969098" calcext:value-type="float">
            <text:p>0,001969098</text:p>
          </table:table-cell>
          <table:table-cell office:value-type="float" office:value="0.001659221" calcext:value-type="float">
            <text:p>0,001659221</text:p>
          </table:table-cell>
          <table:table-cell office:value-type="float" office:value="0.001605368" calcext:value-type="float">
            <text:p>0,001605368</text:p>
          </table:table-cell>
          <table:table-cell office:value-type="float" office:value="0.001629817" calcext:value-type="float">
            <text:p>0,001629817</text:p>
          </table:table-cell>
          <table:table-cell office:value-type="float" office:value="0.001737571" calcext:value-type="float">
            <text:p>0,001737571</text:p>
          </table:table-cell>
          <table:table-cell/>
          <table:table-cell table:formula="of:=TRIMMEAN([.B25:.K25];0.2)" office:value-type="float" office:value="0.00195982775" calcext:value-type="float">
            <text:p>0,0019598278</text:p>
          </table:table-cell>
        </table:table-row>
        <table:table-row table:style-name="ro1">
          <table:table-cell office:value-type="string" calcext:value-type="string">
            <text:p>SELECT * FROM dados WHERE uf = 'PB' AND periodo = '2014-11-01' AND valor = 301 AND nis_favorecido = 00012190556491</text:p>
          </table:table-cell>
          <table:table-cell office:value-type="float" office:value="0.007201246" calcext:value-type="float">
            <text:p>0,007201246</text:p>
          </table:table-cell>
          <table:table-cell office:value-type="float" office:value="0.004245624" calcext:value-type="float">
            <text:p>0,004245624</text:p>
          </table:table-cell>
          <table:table-cell office:value-type="float" office:value="0.003697279" calcext:value-type="float">
            <text:p>0,003697279</text:p>
          </table:table-cell>
          <table:table-cell office:value-type="float" office:value="0.010906284" calcext:value-type="float">
            <text:p>0,010906284</text:p>
          </table:table-cell>
          <table:table-cell office:value-type="float" office:value="0.003739139" calcext:value-type="float">
            <text:p>0,003739139</text:p>
          </table:table-cell>
          <table:table-cell office:value-type="float" office:value="0.003991378" calcext:value-type="float">
            <text:p>0,003991378</text:p>
          </table:table-cell>
          <table:table-cell office:value-type="float" office:value="0.001858398" calcext:value-type="float">
            <text:p>0,001858398</text:p>
          </table:table-cell>
          <table:table-cell office:value-type="float" office:value="0.003554531" calcext:value-type="float">
            <text:p>0,003554531</text:p>
          </table:table-cell>
          <table:table-cell office:value-type="float" office:value="0.003300962" calcext:value-type="float">
            <text:p>0,003300962</text:p>
          </table:table-cell>
          <table:table-cell office:value-type="float" office:value="0.003490035" calcext:value-type="float">
            <text:p>0,003490035</text:p>
          </table:table-cell>
          <table:table-cell/>
          <table:table-cell table:formula="of:=TRIMMEAN([.B26:.K26];0.2)" office:value-type="float" office:value="0.00415252425" calcext:value-type="float">
            <text:p>0,0041525243</text:p>
          </table:table-cell>
        </table:table-row>
        <table:table-row table:style-name="ro1">
          <table:table-cell office:value-type="string" calcext:value-type="string">
            <text:p>SELECT * FROM dados WHERE uf = 'AL' AND periodo = '2014-10-01' AND valor = 497 AND nis_favorecido = 00016075811886</text:p>
          </table:table-cell>
          <table:table-cell office:value-type="float" office:value="0.014372569" calcext:value-type="float">
            <text:p>0,014372569</text:p>
          </table:table-cell>
          <table:table-cell office:value-type="float" office:value="0.01143896" calcext:value-type="float">
            <text:p>0,01143896</text:p>
          </table:table-cell>
          <table:table-cell office:value-type="float" office:value="0.003665239" calcext:value-type="float">
            <text:p>0,003665239</text:p>
          </table:table-cell>
          <table:table-cell office:value-type="float" office:value="0.003443239" calcext:value-type="float">
            <text:p>0,003443239</text:p>
          </table:table-cell>
          <table:table-cell office:value-type="float" office:value="0.002211423" calcext:value-type="float">
            <text:p>0,002211423</text:p>
          </table:table-cell>
          <table:table-cell office:value-type="float" office:value="0.003200701" calcext:value-type="float">
            <text:p>0,003200701</text:p>
          </table:table-cell>
          <table:table-cell office:value-type="float" office:value="0.002797046" calcext:value-type="float">
            <text:p>0,002797046</text:p>
          </table:table-cell>
          <table:table-cell office:value-type="float" office:value="0.0033959" calcext:value-type="float">
            <text:p>0,0033959</text:p>
          </table:table-cell>
          <table:table-cell office:value-type="float" office:value="0.00233987" calcext:value-type="float">
            <text:p>0,00233987</text:p>
          </table:table-cell>
          <table:table-cell office:value-type="float" office:value="0.002529723" calcext:value-type="float">
            <text:p>0,002529723</text:p>
          </table:table-cell>
          <table:table-cell/>
          <table:table-cell table:formula="of:=TRIMMEAN([.B27:.K27];0.2)" office:value-type="float" office:value="0.00410133475" calcext:value-type="float">
            <text:p>0,0041013348</text:p>
          </table:table-cell>
        </table:table-row>
        <table:table-row table:style-name="ro1">
          <table:table-cell office:value-type="string" calcext:value-type="string">
            <text:p>SELECT * FROM dados WHERE uf = 'PE' AND periodo = '2014-09-01' AND valor = 112 AND nis_favorecido = 00020902816912</text:p>
          </table:table-cell>
          <table:table-cell office:value-type="float" office:value="0.040121841" calcext:value-type="float">
            <text:p>0,040121841</text:p>
          </table:table-cell>
          <table:table-cell office:value-type="float" office:value="0.004147748" calcext:value-type="float">
            <text:p>0,004147748</text:p>
          </table:table-cell>
          <table:table-cell office:value-type="float" office:value="0.00353893" calcext:value-type="float">
            <text:p>0,00353893</text:p>
          </table:table-cell>
          <table:table-cell office:value-type="float" office:value="0.003637465" calcext:value-type="float">
            <text:p>0,003637465</text:p>
          </table:table-cell>
          <table:table-cell office:value-type="float" office:value="0.003902616" calcext:value-type="float">
            <text:p>0,003902616</text:p>
          </table:table-cell>
          <table:table-cell office:value-type="float" office:value="0.003631459" calcext:value-type="float">
            <text:p>0,003631459</text:p>
          </table:table-cell>
          <table:table-cell office:value-type="float" office:value="0.001760546" calcext:value-type="float">
            <text:p>0,001760546</text:p>
          </table:table-cell>
          <table:table-cell office:value-type="float" office:value="0.003548262" calcext:value-type="float">
            <text:p>0,003548262</text:p>
          </table:table-cell>
          <table:table-cell office:value-type="float" office:value="0.003218813" calcext:value-type="float">
            <text:p>0,003218813</text:p>
          </table:table-cell>
          <table:table-cell office:value-type="float" office:value="0.003242295" calcext:value-type="float">
            <text:p>0,003242295</text:p>
          </table:table-cell>
          <table:table-cell/>
          <table:table-cell table:formula="of:=TRIMMEAN([.B28:.K28];0.2)" office:value-type="float" office:value="0.0036084485" calcext:value-type="float">
            <text:p>0,0036084485</text:p>
          </table:table-cell>
        </table:table-row>
        <table:table-row table:style-name="ro1">
          <table:table-cell office:value-type="string" calcext:value-type="string">
            <text:p>SELECT * FROM dados WHERE uf = 'PA' AND periodo = '2014-08-01' AND valor = 187 AND nis_favorecido = 00016099378449</text:p>
          </table:table-cell>
          <table:table-cell office:value-type="float" office:value="0.031898866" calcext:value-type="float">
            <text:p>0,031898866</text:p>
          </table:table-cell>
          <table:table-cell office:value-type="float" office:value="0.003389631" calcext:value-type="float">
            <text:p>0,003389631</text:p>
          </table:table-cell>
          <table:table-cell office:value-type="float" office:value="0.003041576" calcext:value-type="float">
            <text:p>0,003041576</text:p>
          </table:table-cell>
          <table:table-cell office:value-type="float" office:value="0.003577309" calcext:value-type="float">
            <text:p>0,003577309</text:p>
          </table:table-cell>
          <table:table-cell office:value-type="float" office:value="0.002047103" calcext:value-type="float">
            <text:p>0,002047103</text:p>
          </table:table-cell>
          <table:table-cell office:value-type="float" office:value="0.002931394" calcext:value-type="float">
            <text:p>0,002931394</text:p>
          </table:table-cell>
          <table:table-cell office:value-type="float" office:value="0.002838987" calcext:value-type="float">
            <text:p>0,002838987</text:p>
          </table:table-cell>
          <table:table-cell office:value-type="float" office:value="0.002147589" calcext:value-type="float">
            <text:p>0,002147589</text:p>
          </table:table-cell>
          <table:table-cell office:value-type="float" office:value="0.002381986" calcext:value-type="float">
            <text:p>0,002381986</text:p>
          </table:table-cell>
          <table:table-cell office:value-type="float" office:value="0.002485577" calcext:value-type="float">
            <text:p>0,002485577</text:p>
          </table:table-cell>
          <table:table-cell/>
          <table:table-cell table:formula="of:=TRIMMEAN([.B29:.K29];0.2)" office:value-type="float" office:value="0.002849256125" calcext:value-type="float">
            <text:p>0,0028492561</text:p>
          </table:table-cell>
        </table:table-row>
        <table:table-row table:style-name="ro1">
          <table:table-cell office:value-type="string" calcext:value-type="string">
            <text:p>SELECT * FROM dados WHERE uf = 'RJ' AND periodo = '2014-07-01' AND valor = 77 AND nis_favorecido = 00012192905213</text:p>
          </table:table-cell>
          <table:table-cell office:value-type="float" office:value="0.036828731" calcext:value-type="float">
            <text:p>0,036828731</text:p>
          </table:table-cell>
          <table:table-cell office:value-type="float" office:value="0.003334789" calcext:value-type="float">
            <text:p>0,003334789</text:p>
          </table:table-cell>
          <table:table-cell office:value-type="float" office:value="0.002051395" calcext:value-type="float">
            <text:p>0,002051395</text:p>
          </table:table-cell>
          <table:table-cell office:value-type="float" office:value="0.002691857" calcext:value-type="float">
            <text:p>0,002691857</text:p>
          </table:table-cell>
          <table:table-cell office:value-type="float" office:value="0.002032002" calcext:value-type="float">
            <text:p>0,002032002</text:p>
          </table:table-cell>
          <table:table-cell office:value-type="float" office:value="0.002509965" calcext:value-type="float">
            <text:p>0,002509965</text:p>
          </table:table-cell>
          <table:table-cell office:value-type="float" office:value="0.002663833" calcext:value-type="float">
            <text:p>0,002663833</text:p>
          </table:table-cell>
          <table:table-cell office:value-type="float" office:value="0.002550817" calcext:value-type="float">
            <text:p>0,002550817</text:p>
          </table:table-cell>
          <table:table-cell office:value-type="float" office:value="0.002491977" calcext:value-type="float">
            <text:p>0,002491977</text:p>
          </table:table-cell>
          <table:table-cell office:value-type="float" office:value="0.002308719" calcext:value-type="float">
            <text:p>0,002308719</text:p>
          </table:table-cell>
          <table:table-cell/>
          <table:table-cell table:formula="of:=TRIMMEAN([.B30:.K30];0.2)" office:value-type="float" office:value="0.002575419" calcext:value-type="float">
            <text:p>0,00257541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Soma Agregação</text:p>
          </table:table-cell>
          <table:table-cell table:formula="of:=SUM([.M2:.M7])" office:value-type="float" office:value="348.880699682125" calcext:value-type="float">
            <text:p>348,8806996821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Soma Busca</text:p>
          </table:table-cell>
          <table:table-cell table:formula="of:=SUM([.M9:.M30])" office:value-type="float" office:value="0.0551452435" calcext:value-type="float">
            <text:p>0,0551452435</text:p>
          </table:table-cell>
        </table:table-row>
      </table:table>
      <table:table table:name="Gráficos" table:style-name="ta1">
        <table:shapes>
          <draw:frame draw:z-index="0" draw:style-name="gr1" draw:text-style-name="P1" svg:width="159.99mm" svg:height="89.99mm" svg:x="7.14mm" svg:y="34.46mm">
            <draw:object draw:notify-on-update-of-ranges="Gráficos.A2:Gráficos.A2 Gráficos.B1:Gráficos.B1 Gráficos.B2:Gráficos.B2 Gráficos.C1:Gráficos.C1 Gráficos.C2:Gráficos.C2 Gráficos.D1:Gráficos.D1 Gráficos.D2:Gráficos.D2 Gráficos.E1:Gráficos.E1 Gráficos.E2:Gráficos.E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5.21mm" svg:y="35mm">
            <draw:object draw:notify-on-update-of-ranges="Gráficos.A3:Gráficos.A3 Gráficos.B1:Gráficos.B1 Gráficos.B3:Gráficos.B3 Gráficos.C1:Gráficos.C1 Gráficos.C3:Gráficos.C3 Gráficos.D1:Gráficos.D1 Gráficos.D3:Gráficos.D3 Gráficos.E1:Gráficos.E1 Gráficos.E3:Gráficos.E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number-columns-repeated="5" table:default-cell-style-name="Default"/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Agregação</text:p>
          </table:table-cell>
          <table:table-cell table:formula="of:=[1CM.M32]" office:value-type="float" office:value="120.739616349375" calcext:value-type="float">
            <text:p>120,7396163494</text:p>
          </table:table-cell>
          <table:table-cell table:formula="of:=[2CM.M32]" office:value-type="float" office:value="193.012110287" calcext:value-type="float">
            <text:p>193,012110287</text:p>
          </table:table-cell>
          <table:table-cell table:formula="of:=[4CM.M32]" office:value-type="float" office:value="159.047932336375" calcext:value-type="float">
            <text:p>159,0479323364</text:p>
          </table:table-cell>
          <table:table-cell table:formula="of:=[6CM.M32]" office:value-type="float" office:value="348.880699682125" calcext:value-type="float">
            <text:p>348,8806996821</text:p>
          </table:table-cell>
        </table:table-row>
        <table:table-row table:style-name="ro1">
          <table:table-cell office:value-type="string" calcext:value-type="string">
            <text:p>Busca</text:p>
          </table:table-cell>
          <table:table-cell table:formula="of:=[1CM.M33]" office:value-type="float" office:value="0.086524687" calcext:value-type="float">
            <text:p>0,086524687</text:p>
          </table:table-cell>
          <table:table-cell table:formula="of:=[2CM.M33]" office:value-type="float" office:value="0.0398881315" calcext:value-type="float">
            <text:p>0,0398881315</text:p>
          </table:table-cell>
          <table:table-cell table:formula="of:=[4CM.M33]" office:value-type="float" office:value="0.032629039375" calcext:value-type="float">
            <text:p>0,0326290394</text:p>
          </table:table-cell>
          <table:table-cell table:formula="of:=[6CM.M33]" office:value-type="float" office:value="0.0551452435" calcext:value-type="float">
            <text:p>0,0551452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9">00/00/0000</text:date>, <text:time style:data-style-name="N2" text:time-value="21:14:31.6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20:36:44.354000000</meta:creation-date>
    <dc:date>2017-03-09T21:15:23.825000000</dc:date>
    <meta:editing-duration>PT44M29S</meta:editing-duration>
    <meta:editing-cycles>5</meta:editing-cycles>
    <meta:generator>LibreOffice/4.4.7.2$Windows_x86 LibreOffice_project/f3153a8b245191196a4b6b9abd1d0da16eead600</meta:generator>
    <meta:document-statistic meta:table-count="5" meta:cell-count="13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A2:Gráficos.E2 Gráficos.B1:Gráficos.E1" chart:data-source-has-labels="both" svg:x="0.32cm" svg:y="0.18cm" svg:width="13.891cm" svg:height="8.64cm">
          <chartooo:coordinate-region svg:x="1.127cm" svg:y="0.38cm" svg:width="13.084cm" svg:height="7.793cm"/>
          <chart:axis chart:dimension="x" chart:name="primary-x" chart:style-name="ch4" chartooo:axis-type="auto">
            <chartooo:date-scale/>
            <chart:categories table:cell-range-address="Gráficos.A2:Gráficos.A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2:Gráficos.B2" chart:label-cell-address="Gráficos.B1:Gráficos.B1" chart:class="chart:bar">
            <chart:data-point/>
          </chart:series>
          <chart:series chart:style-name="ch8" chart:values-cell-range-address="Gráficos.C2:Gráficos.C2" chart:label-cell-address="Gráficos.C1:Gráficos.C1" chart:class="chart:bar">
            <chart:data-point/>
          </chart:series>
          <chart:series chart:style-name="ch9" chart:values-cell-range-address="Gráficos.D2:Gráficos.D2" chart:label-cell-address="Gráficos.D1:Gráficos.D1" chart:class="chart:bar">
            <chart:data-point/>
          </chart:series>
          <chart:series chart:style-name="ch10" chart:values-cell-range-address="Gráficos.E2:Gráficos.E2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egação</text:p>
                <draw:g>
                  <svg:desc>Gráficos.A2:Gráficos.A2</svg:desc>
                </draw:g>
              </table:table-cell>
              <table:table-cell office:value-type="float" office:value="120.739616349375">
                <text:p>120.739616349375</text:p>
                <draw:g>
                  <svg:desc>Gráficos.B2:Gráficos.B2</svg:desc>
                </draw:g>
              </table:table-cell>
              <table:table-cell office:value-type="float" office:value="193.012110287">
                <text:p>193.012110287</text:p>
                <draw:g>
                  <svg:desc>Gráficos.C2:Gráficos.C2</svg:desc>
                </draw:g>
              </table:table-cell>
              <table:table-cell office:value-type="float" office:value="159.047932336375">
                <text:p>159.047932336375</text:p>
                <draw:g>
                  <svg:desc>Gráficos.D2:Gráficos.D2</svg:desc>
                </draw:g>
              </table:table-cell>
              <table:table-cell office:value-type="float" office:value="348.880699682125">
                <text:p>348.880699682125</text:p>
                <draw:g>
                  <svg:desc>Gráficos.E2:Gráficos.E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31cm" svg:y="3.454cm" style:legend-expansion="high" chart:style-name="ch2"/>
        <chart:plot-area chart:style-name="ch3" table:cell-range-address="Gráficos.A3:Gráficos.E3 Gráficos.B1:Gráficos.E1" chart:data-source-has-labels="both" svg:x="0.32cm" svg:y="0.18cm" svg:width="13.891cm" svg:height="8.64cm">
          <chartooo:coordinate-region svg:x="1.232cm" svg:y="0.38cm" svg:width="12.979cm" svg:height="7.793cm"/>
          <chart:axis chart:dimension="x" chart:name="primary-x" chart:style-name="ch4" chartooo:axis-type="auto">
            <chartooo:date-scale/>
            <chart:categories table:cell-range-address="Gráficos.A3:Gráficos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B3:Gráficos.B3" chart:label-cell-address="Gráficos.B1:Gráficos.B1" chart:class="chart:bar">
            <chart:data-point/>
          </chart:series>
          <chart:series chart:style-name="ch8" chart:values-cell-range-address="Gráficos.C3:Gráficos.C3" chart:label-cell-address="Gráficos.C1:Gráficos.C1" chart:class="chart:bar">
            <chart:data-point/>
          </chart:series>
          <chart:series chart:style-name="ch9" chart:values-cell-range-address="Gráficos.D3:Gráficos.D3" chart:label-cell-address="Gráficos.D1:Gráficos.D1" chart:class="chart:bar">
            <chart:data-point/>
          </chart:series>
          <chart:series chart:style-name="ch10" chart:values-cell-range-address="Gráficos.E3:Gráficos.E3" chart:label-cell-address="Gráficos.E1:Gráficos.E1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Gráficos.B1:Gráficos.B1</svg:desc>
                </draw:g>
              </table:table-cell>
              <table:table-cell office:value-type="string">
                <text:p>2CM</text:p>
                <draw:g>
                  <svg:desc>Gráficos.C1:Gráficos.C1</svg:desc>
                </draw:g>
              </table:table-cell>
              <table:table-cell office:value-type="string">
                <text:p>4CM</text:p>
                <draw:g>
                  <svg:desc>Gráficos.D1:Gráficos.D1</svg:desc>
                </draw:g>
              </table:table-cell>
              <table:table-cell office:value-type="string">
                <text:p>6CM</text:p>
                <draw:g>
                  <svg:desc>Gráficos.E1:Gráfico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usca</text:p>
                <draw:g>
                  <svg:desc>Gráficos.A3:Gráficos.A3</svg:desc>
                </draw:g>
              </table:table-cell>
              <table:table-cell office:value-type="float" office:value="0.086524687">
                <text:p>0.086524687</text:p>
                <draw:g>
                  <svg:desc>Gráficos.B3:Gráficos.B3</svg:desc>
                </draw:g>
              </table:table-cell>
              <table:table-cell office:value-type="float" office:value="0.0398881315">
                <text:p>0.0398881315</text:p>
                <draw:g>
                  <svg:desc>Gráficos.C3:Gráficos.C3</svg:desc>
                </draw:g>
              </table:table-cell>
              <table:table-cell office:value-type="float" office:value="0.032629039375">
                <text:p>0.032629039375</text:p>
                <draw:g>
                  <svg:desc>Gráficos.D3:Gráficos.D3</svg:desc>
                </draw:g>
              </table:table-cell>
              <table:table-cell office:value-type="float" office:value="0.0551452435">
                <text:p>0.0551452435</text:p>
                <draw:g>
                  <svg:desc>Gráficos.E3:Gráficos.E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